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5043in"/>
    </style:style>
    <style:style style:name="co3" style:family="table-column">
      <style:table-column-properties fo:break-before="auto" style:column-width="0.9575in"/>
    </style:style>
    <style:style style:name="co4" style:family="table-column">
      <style:table-column-properties fo:break-before="auto" style:column-width="1.328in"/>
    </style:style>
    <style:style style:name="co5" style:family="table-column">
      <style:table-column-properties fo:break-before="auto" style:column-width="1.4035in"/>
    </style:style>
    <style:style style:name="co6" style:family="table-column">
      <style:table-column-properties fo:break-before="auto" style:column-width="1.6126in"/>
    </style:style>
    <style:style style:name="co7" style:family="table-column">
      <style:table-column-properties fo:break-before="auto" style:column-width="1.4929in"/>
    </style:style>
    <style:style style:name="co8" style:family="table-column">
      <style:table-column-properties fo:break-before="auto" style:column-width="1.3839in"/>
    </style:style>
    <style:style style:name="co9" style:family="table-column">
      <style:table-column-properties fo:break-before="auto" style:column-width="1.2862in"/>
    </style:style>
    <style:style style:name="co10" style:family="table-column">
      <style:table-column-properties fo:break-before="auto" style:column-width="1.178in"/>
    </style:style>
    <style:style style:name="co11" style:family="table-column">
      <style:table-column-properties fo:break-before="auto" style:column-width="1.3083in"/>
    </style:style>
    <style:style style:name="co12" style:family="table-column">
      <style:table-column-properties fo:break-before="auto" style:column-width="1.1992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gr1" style:family="graphic">
      <style:graphic-properties draw:ole-draw-aspect="1"/>
    </style:style>
  </office:automatic-styles>
  <office:body>
    <office:spreadsheet>
      <table:table table:name="Source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" table:default-cell-style-name="Default"/>
        <table:table-row table:style-name="ro1">
          <table:table-cell office:value-type="string">
            <text:p>size</text:p>
          </table:table-cell>
          <table:table-cell office:value-type="string">
            <text:p>allocate(EnumSet&lt;int&gt;)</text:p>
          </table:table-cell>
          <table:table-cell office:value-type="string">
            <text:p>allocate(std::set&lt;int&gt;)</text:p>
          </table:table-cell>
          <table:table-cell office:value-type="string">
            <text:p>allocate(std::map&lt;int, bool&gt;)</text:p>
          </table:table-cell>
          <table:table-cell office:value-type="string">
            <text:p>clear(EnumSet&lt;int&gt;)</text:p>
          </table:table-cell>
          <table:table-cell office:value-type="string">
            <text:p>clear(std::set&lt;int&gt;)</text:p>
          </table:table-cell>
          <table:table-cell office:value-type="string">
            <text:p>clear(std::map&lt;int, bool&gt;)</text:p>
          </table:table-cell>
          <table:table-cell office:value-type="string">
            <text:p>destruct(EnumSet&lt;int&gt;)</text:p>
          </table:table-cell>
          <table:table-cell office:value-type="string">
            <text:p>destruct(std::set&lt;int&gt;)</text:p>
          </table:table-cell>
          <table:table-cell office:value-type="string">
            <text:p>destruct(std::map&lt;int, bool&gt;)</text:p>
          </table:table-cell>
          <table:table-cell office:value-type="string">
            <text:p>orderedInsert(EnumSet&lt;int&gt;)</text:p>
          </table:table-cell>
          <table:table-cell office:value-type="string">
            <text:p>orderedInsert(std::set&lt;int&gt;)</text:p>
          </table:table-cell>
          <table:table-cell office:value-type="string">
            <text:p>orderedInsert(std::map&lt;int, bool&gt;)</text:p>
          </table:table-cell>
          <table:table-cell office:value-type="string">
            <text:p>randomGet(EnumSet&lt;int&gt;)</text:p>
          </table:table-cell>
          <table:table-cell office:value-type="string">
            <text:p>randomGet(std::set&lt;int&gt;)</text:p>
          </table:table-cell>
          <table:table-cell office:value-type="string">
            <text:p>randomGet(std::map&lt;int, bool&gt;)</text:p>
          </table:table-cell>
          <table:table-cell office:value-type="string">
            <text:p>randomInsert(EnumSet&lt;int&gt;)</text:p>
          </table:table-cell>
          <table:table-cell office:value-type="string">
            <text:p>randomInsert(std::set&lt;int&gt;)</text:p>
          </table:table-cell>
          <table:table-cell office:value-type="string">
            <text:p>randomInsert(std::map&lt;int, bool&gt;)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0001642">
            <text:p>0.0001642</text:p>
          </table:table-cell>
          <table:table-cell office:value-type="float" office:value="0.0002146">
            <text:p>0.0002146</text:p>
          </table:table-cell>
          <table:table-cell office:value-type="float" office:value="0.0002085">
            <text:p>0.0002085</text:p>
          </table:table-cell>
          <table:table-cell office:value-type="float" office:value="0.0000005">
            <text:p>0.0000005</text:p>
          </table:table-cell>
          <table:table-cell office:value-type="float" office:value="0">
            <text:p>0</text:p>
          </table:table-cell>
          <table:table-cell office:value-type="float" office:value="0.0000005">
            <text:p>0.0000005</text:p>
          </table:table-cell>
          <table:table-cell office:value-type="float" office:value="0.0001754">
            <text:p>0.0001754</text:p>
          </table:table-cell>
          <table:table-cell office:value-type="float" office:value="0.0002067">
            <text:p>0.0002067</text:p>
          </table:table-cell>
          <table:table-cell office:value-type="float" office:value="0.0002062">
            <text:p>0.0002062</text:p>
          </table:table-cell>
          <table:table-cell office:value-type="float" office:value="0.0001386">
            <text:p>0.0001386</text:p>
          </table:table-cell>
          <table:table-cell office:value-type="float" office:value="0.0001381">
            <text:p>0.0001381</text:p>
          </table:table-cell>
          <table:table-cell office:value-type="float" office:value="0.0001339">
            <text:p>0.0001339</text:p>
          </table:table-cell>
          <table:table-cell table:number-columns-repeated="2" office:value-type="float" office:value="0">
            <text:p>0</text:p>
          </table:table-cell>
          <table:table-cell office:value-type="float" office:value="0.0000005">
            <text:p>0.000000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327">
            <text:p>0.000327</text:p>
          </table:table-cell>
          <table:table-cell office:value-type="float" office:value="0.0005304">
            <text:p>0.0005304</text:p>
          </table:table-cell>
          <table:table-cell office:value-type="float" office:value="0.0005001">
            <text:p>0.0005001</text:p>
          </table:table-cell>
          <table:table-cell office:value-type="float" office:value="0.0000005">
            <text:p>0.0000005</text:p>
          </table:table-cell>
          <table:table-cell table:number-columns-repeated="2" office:value-type="float" office:value="0.0000028">
            <text:p>0.0000028</text:p>
          </table:table-cell>
          <table:table-cell office:value-type="float" office:value="0.0003741">
            <text:p>0.0003741</text:p>
          </table:table-cell>
          <table:table-cell office:value-type="float" office:value="0.0024907">
            <text:p>0.0024907</text:p>
          </table:table-cell>
          <table:table-cell office:value-type="float" office:value="0.0023559">
            <text:p>0.0023559</text:p>
          </table:table-cell>
          <table:table-cell office:value-type="float" office:value="0.0017909">
            <text:p>0.0017909</text:p>
          </table:table-cell>
          <table:table-cell office:value-type="float" office:value="0.0108879">
            <text:p>0.0108879</text:p>
          </table:table-cell>
          <table:table-cell office:value-type="float" office:value="0.0107023">
            <text:p>0.0107023</text:p>
          </table:table-cell>
          <table:table-cell office:value-type="float" office:value="0.0000009">
            <text:p>0.0000009</text:p>
          </table:table-cell>
          <table:table-cell table:number-columns-repeated="2" office:value-type="float" office:value="0.0000042">
            <text:p>0.0000042</text:p>
          </table:table-cell>
          <table:table-cell office:value-type="float" office:value="0.0000014">
            <text:p>0.0000014</text:p>
          </table:table-cell>
          <table:table-cell table:number-columns-repeated="2" office:value-type="float" office:value="0.0000107">
            <text:p>0.0000107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0.0004604">
            <text:p>0.0004604</text:p>
          </table:table-cell>
          <table:table-cell office:value-type="float" office:value="0.0009102">
            <text:p>0.0009102</text:p>
          </table:table-cell>
          <table:table-cell office:value-type="float" office:value="0.0008481">
            <text:p>0.0008481</text:p>
          </table:table-cell>
          <table:table-cell office:value-type="float" office:value="0">
            <text:p>0</text:p>
          </table:table-cell>
          <table:table-cell office:value-type="float" office:value="0.0000056">
            <text:p>0.0000056</text:p>
          </table:table-cell>
          <table:table-cell office:value-type="float" office:value="0.0000061">
            <text:p>0.0000061</text:p>
          </table:table-cell>
          <table:table-cell office:value-type="float" office:value="0.0006377">
            <text:p>0.0006377</text:p>
          </table:table-cell>
          <table:table-cell office:value-type="float" office:value="0.0068316">
            <text:p>0.0068316</text:p>
          </table:table-cell>
          <table:table-cell office:value-type="float" office:value="0.0065568">
            <text:p>0.0065568</text:p>
          </table:table-cell>
          <table:table-cell office:value-type="float" office:value="0.004228">
            <text:p>0.004228</text:p>
          </table:table-cell>
          <table:table-cell office:value-type="float" office:value="0.0331508">
            <text:p>0.0331508</text:p>
          </table:table-cell>
          <table:table-cell office:value-type="float" office:value="0.0328677">
            <text:p>0.0328677</text:p>
          </table:table-cell>
          <table:table-cell office:value-type="float" office:value="0.0000014">
            <text:p>0.0000014</text:p>
          </table:table-cell>
          <table:table-cell office:value-type="float" office:value="0.0000103">
            <text:p>0.0000103</text:p>
          </table:table-cell>
          <table:table-cell office:value-type="float" office:value="0.0000093">
            <text:p>0.0000093</text:p>
          </table:table-cell>
          <table:table-cell office:value-type="float" office:value="0.0000019">
            <text:p>0.0000019</text:p>
          </table:table-cell>
          <table:table-cell table:number-columns-repeated="2" office:value-type="float" office:value="0.0000224">
            <text:p>0.0000224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0.0005687">
            <text:p>0.0005687</text:p>
          </table:table-cell>
          <table:table-cell office:value-type="float" office:value="0.001317">
            <text:p>0.001317</text:p>
          </table:table-cell>
          <table:table-cell office:value-type="float" office:value="0.0012531">
            <text:p>0.0012531</text:p>
          </table:table-cell>
          <table:table-cell office:value-type="float" office:value="0.0000005">
            <text:p>0.0000005</text:p>
          </table:table-cell>
          <table:table-cell office:value-type="float" office:value="0.0000089">
            <text:p>0.0000089</text:p>
          </table:table-cell>
          <table:table-cell office:value-type="float" office:value="0.0000093">
            <text:p>0.0000093</text:p>
          </table:table-cell>
          <table:table-cell office:value-type="float" office:value="0.0008542">
            <text:p>0.0008542</text:p>
          </table:table-cell>
          <table:table-cell office:value-type="float" office:value="0.0136511">
            <text:p>0.0136511</text:p>
          </table:table-cell>
          <table:table-cell office:value-type="float" office:value="0.0135443">
            <text:p>0.0135443</text:p>
          </table:table-cell>
          <table:table-cell office:value-type="float" office:value="0.0078999">
            <text:p>0.0078999</text:p>
          </table:table-cell>
          <table:table-cell office:value-type="float" office:value="0.067968">
            <text:p>0.067968</text:p>
          </table:table-cell>
          <table:table-cell office:value-type="float" office:value="0.069265">
            <text:p>0.069265</text:p>
          </table:table-cell>
          <table:table-cell office:value-type="float" office:value="0.0000019">
            <text:p>0.0000019</text:p>
          </table:table-cell>
          <table:table-cell office:value-type="float" office:value="0.0000154">
            <text:p>0.0000154</text:p>
          </table:table-cell>
          <table:table-cell office:value-type="float" office:value="0.0000159">
            <text:p>0.0000159</text:p>
          </table:table-cell>
          <table:table-cell office:value-type="float" office:value="0.0000028">
            <text:p>0.0000028</text:p>
          </table:table-cell>
          <table:table-cell office:value-type="float" office:value="0.0000345">
            <text:p>0.0000345</text:p>
          </table:table-cell>
          <table:table-cell office:value-type="float" office:value="0.0000359">
            <text:p>0.0000359</text:p>
          </table:table-cell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0.0006914">
            <text:p>0.0006914</text:p>
          </table:table-cell>
          <table:table-cell office:value-type="float" office:value="0.0017555">
            <text:p>0.0017555</text:p>
          </table:table-cell>
          <table:table-cell office:value-type="float" office:value="0.0016855">
            <text:p>0.0016855</text:p>
          </table:table-cell>
          <table:table-cell office:value-type="float" office:value="0">
            <text:p>0</text:p>
          </table:table-cell>
          <table:table-cell table:number-columns-repeated="2" office:value-type="float" office:value="0.0000121">
            <text:p>0.0000121</text:p>
          </table:table-cell>
          <table:table-cell office:value-type="float" office:value="0.0009983">
            <text:p>0.0009983</text:p>
          </table:table-cell>
          <table:table-cell office:value-type="float" office:value="0.0226007">
            <text:p>0.0226007</text:p>
          </table:table-cell>
          <table:table-cell office:value-type="float" office:value="0.0225727">
            <text:p>0.0225727</text:p>
          </table:table-cell>
          <table:table-cell office:value-type="float" office:value="0.0126751">
            <text:p>0.0126751</text:p>
          </table:table-cell>
          <table:table-cell office:value-type="float" office:value="0.1151679">
            <text:p>0.1151679</text:p>
          </table:table-cell>
          <table:table-cell office:value-type="float" office:value="0.1173549">
            <text:p>0.1173549</text:p>
          </table:table-cell>
          <table:table-cell office:value-type="float" office:value="0.0000033">
            <text:p>0.0000033</text:p>
          </table:table-cell>
          <table:table-cell office:value-type="float" office:value="0.0000243">
            <text:p>0.0000243</text:p>
          </table:table-cell>
          <table:table-cell office:value-type="float" office:value="0.0000233">
            <text:p>0.0000233</text:p>
          </table:table-cell>
          <table:table-cell office:value-type="float" office:value="0.0000042">
            <text:p>0.0000042</text:p>
          </table:table-cell>
          <table:table-cell office:value-type="float" office:value="0.0000476">
            <text:p>0.0000476</text:p>
          </table:table-cell>
          <table:table-cell office:value-type="float" office:value="0.0000485">
            <text:p>0.0000485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.0008178">
            <text:p>0.0008178</text:p>
          </table:table-cell>
          <table:table-cell office:value-type="float" office:value="0.0022537">
            <text:p>0.0022537</text:p>
          </table:table-cell>
          <table:table-cell office:value-type="float" office:value="0.0021287">
            <text:p>0.0021287</text:p>
          </table:table-cell>
          <table:table-cell office:value-type="float" office:value="0">
            <text:p>0</text:p>
          </table:table-cell>
          <table:table-cell office:value-type="float" office:value="0.0000163">
            <text:p>0.0000163</text:p>
          </table:table-cell>
          <table:table-cell office:value-type="float" office:value="0.0000149">
            <text:p>0.0000149</text:p>
          </table:table-cell>
          <table:table-cell office:value-type="float" office:value="0.0012003">
            <text:p>0.0012003</text:p>
          </table:table-cell>
          <table:table-cell office:value-type="float" office:value="0.0337881">
            <text:p>0.0337881</text:p>
          </table:table-cell>
          <table:table-cell office:value-type="float" office:value="0.0339635">
            <text:p>0.0339635</text:p>
          </table:table-cell>
          <table:table-cell office:value-type="float" office:value="0.01889">
            <text:p>0.01889</text:p>
          </table:table-cell>
          <table:table-cell office:value-type="float" office:value="0.1753508">
            <text:p>0.1753508</text:p>
          </table:table-cell>
          <table:table-cell office:value-type="float" office:value="0.1793413">
            <text:p>0.1793413</text:p>
          </table:table-cell>
          <table:table-cell office:value-type="float" office:value="0.0000042">
            <text:p>0.0000042</text:p>
          </table:table-cell>
          <table:table-cell office:value-type="float" office:value="0.0000303">
            <text:p>0.0000303</text:p>
          </table:table-cell>
          <table:table-cell office:value-type="float" office:value="0.0000294">
            <text:p>0.0000294</text:p>
          </table:table-cell>
          <table:table-cell office:value-type="float" office:value="0.0000047">
            <text:p>0.0000047</text:p>
          </table:table-cell>
          <table:table-cell office:value-type="float" office:value="0.0000644">
            <text:p>0.0000644</text:p>
          </table:table-cell>
          <table:table-cell office:value-type="float" office:value="0.0000583">
            <text:p>0.0000583</text:p>
          </table:table-cell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0.000947">
            <text:p>0.000947</text:p>
          </table:table-cell>
          <table:table-cell office:value-type="float" office:value="0.0027841">
            <text:p>0.0027841</text:p>
          </table:table-cell>
          <table:table-cell office:value-type="float" office:value="0.0026563">
            <text:p>0.0026563</text:p>
          </table:table-cell>
          <table:table-cell office:value-type="float" office:value="0">
            <text:p>0</text:p>
          </table:table-cell>
          <table:table-cell office:value-type="float" office:value="0.0000182">
            <text:p>0.0000182</text:p>
          </table:table-cell>
          <table:table-cell office:value-type="float" office:value="0.0000187">
            <text:p>0.0000187</text:p>
          </table:table-cell>
          <table:table-cell office:value-type="float" office:value="0.0013492">
            <text:p>0.0013492</text:p>
          </table:table-cell>
          <table:table-cell office:value-type="float" office:value="0.0475385">
            <text:p>0.0475385</text:p>
          </table:table-cell>
          <table:table-cell office:value-type="float" office:value="0.047678">
            <text:p>0.047678</text:p>
          </table:table-cell>
          <table:table-cell office:value-type="float" office:value="0.0260258">
            <text:p>0.0260258</text:p>
          </table:table-cell>
          <table:table-cell office:value-type="float" office:value="0.2486226">
            <text:p>0.2486226</text:p>
          </table:table-cell>
          <table:table-cell office:value-type="float" office:value="0.2536819">
            <text:p>0.2536819</text:p>
          </table:table-cell>
          <table:table-cell office:value-type="float" office:value="0.0000042">
            <text:p>0.0000042</text:p>
          </table:table-cell>
          <table:table-cell office:value-type="float" office:value="0.000035">
            <text:p>0.000035</text:p>
          </table:table-cell>
          <table:table-cell office:value-type="float" office:value="0.0000345">
            <text:p>0.0000345</text:p>
          </table:table-cell>
          <table:table-cell office:value-type="float" office:value="0.0000056">
            <text:p>0.0000056</text:p>
          </table:table-cell>
          <table:table-cell office:value-type="float" office:value="0.0000746">
            <text:p>0.0000746</text:p>
          </table:table-cell>
          <table:table-cell office:value-type="float" office:value="0.0000742">
            <text:p>0.0000742</text:p>
          </table:table-cell>
        </table:table-row>
        <table:table-row table:style-name="ro1">
          <table:table-cell office:value-type="float" office:value="700">
            <text:p>700</text:p>
          </table:table-cell>
          <table:table-cell office:value-type="float" office:value="0.0010716">
            <text:p>0.0010716</text:p>
          </table:table-cell>
          <table:table-cell office:value-type="float" office:value="0.0033206">
            <text:p>0.0033206</text:p>
          </table:table-cell>
          <table:table-cell office:value-type="float" office:value="0.0031625">
            <text:p>0.0031625</text:p>
          </table:table-cell>
          <table:table-cell office:value-type="float" office:value="0">
            <text:p>0</text:p>
          </table:table-cell>
          <table:table-cell table:number-columns-repeated="2" office:value-type="float" office:value="0.0000215">
            <text:p>0.0000215</text:p>
          </table:table-cell>
          <table:table-cell office:value-type="float" office:value="0.0015516">
            <text:p>0.0015516</text:p>
          </table:table-cell>
          <table:table-cell office:value-type="float" office:value="0.0633127">
            <text:p>0.0633127</text:p>
          </table:table-cell>
          <table:table-cell office:value-type="float" office:value="0.0634671">
            <text:p>0.0634671</text:p>
          </table:table-cell>
          <table:table-cell office:value-type="float" office:value="0.0348611">
            <text:p>0.0348611</text:p>
          </table:table-cell>
          <table:table-cell office:value-type="float" office:value="0.3330991">
            <text:p>0.3330991</text:p>
          </table:table-cell>
          <table:table-cell office:value-type="float" office:value="0.3397917">
            <text:p>0.3397917</text:p>
          </table:table-cell>
          <table:table-cell office:value-type="float" office:value="0.0000051">
            <text:p>0.0000051</text:p>
          </table:table-cell>
          <table:table-cell office:value-type="float" office:value="0.0000434">
            <text:p>0.0000434</text:p>
          </table:table-cell>
          <table:table-cell office:value-type="float" office:value="0.0000439">
            <text:p>0.0000439</text:p>
          </table:table-cell>
          <table:table-cell office:value-type="float" office:value="0.0000061">
            <text:p>0.0000061</text:p>
          </table:table-cell>
          <table:table-cell office:value-type="float" office:value="0.0000863">
            <text:p>0.0000863</text:p>
          </table:table-cell>
          <table:table-cell office:value-type="float" office:value="0.0000872">
            <text:p>0.0000872</text:p>
          </table:table-cell>
        </table:table-row>
        <table:table-row table:style-name="ro1">
          <table:table-cell office:value-type="float" office:value="800">
            <text:p>800</text:p>
          </table:table-cell>
          <table:table-cell office:value-type="float" office:value="0.0011961">
            <text:p>0.0011961</text:p>
          </table:table-cell>
          <table:table-cell office:value-type="float" office:value="0.0038763">
            <text:p>0.0038763</text:p>
          </table:table-cell>
          <table:table-cell office:value-type="float" office:value="0.003678">
            <text:p>0.003678</text:p>
          </table:table-cell>
          <table:table-cell office:value-type="float" office:value="0">
            <text:p>0</text:p>
          </table:table-cell>
          <table:table-cell office:value-type="float" office:value="0.0000257">
            <text:p>0.0000257</text:p>
          </table:table-cell>
          <table:table-cell office:value-type="float" office:value="0.0000238">
            <text:p>0.0000238</text:p>
          </table:table-cell>
          <table:table-cell office:value-type="float" office:value="0.0018171">
            <text:p>0.0018171</text:p>
          </table:table-cell>
          <table:table-cell office:value-type="float" office:value="0.0816746">
            <text:p>0.0816746</text:p>
          </table:table-cell>
          <table:table-cell office:value-type="float" office:value="0.0818286">
            <text:p>0.0818286</text:p>
          </table:table-cell>
          <table:table-cell office:value-type="float" office:value="0.0447413">
            <text:p>0.0447413</text:p>
          </table:table-cell>
          <table:table-cell office:value-type="float" office:value="0.4303185">
            <text:p>0.4303185</text:p>
          </table:table-cell>
          <table:table-cell office:value-type="float" office:value="0.4373884">
            <text:p>0.4373884</text:p>
          </table:table-cell>
          <table:table-cell office:value-type="float" office:value="0.0000061">
            <text:p>0.0000061</text:p>
          </table:table-cell>
          <table:table-cell office:value-type="float" office:value="0.0000471">
            <text:p>0.0000471</text:p>
          </table:table-cell>
          <table:table-cell office:value-type="float" office:value="0.0000504">
            <text:p>0.0000504</text:p>
          </table:table-cell>
          <table:table-cell office:value-type="float" office:value="0.0000075">
            <text:p>0.0000075</text:p>
          </table:table-cell>
          <table:table-cell office:value-type="float" office:value="0.0001148">
            <text:p>0.0001148</text:p>
          </table:table-cell>
          <table:table-cell office:value-type="float" office:value="0.0001022">
            <text:p>0.0001022</text:p>
          </table:table-cell>
        </table:table-row>
        <table:table-row table:style-name="ro1">
          <table:table-cell office:value-type="float" office:value="900">
            <text:p>900</text:p>
          </table:table-cell>
          <table:table-cell office:value-type="float" office:value="0.0013258">
            <text:p>0.0013258</text:p>
          </table:table-cell>
          <table:table-cell office:value-type="float" office:value="0.0044487">
            <text:p>0.0044487</text:p>
          </table:table-cell>
          <table:table-cell office:value-type="float" office:value="0.0042028">
            <text:p>0.0042028</text:p>
          </table:table-cell>
          <table:table-cell office:value-type="float" office:value="0">
            <text:p>0</text:p>
          </table:table-cell>
          <table:table-cell office:value-type="float" office:value="0.0000266">
            <text:p>0.0000266</text:p>
          </table:table-cell>
          <table:table-cell office:value-type="float" office:value="0.0000434">
            <text:p>0.0000434</text:p>
          </table:table-cell>
          <table:table-cell office:value-type="float" office:value="0.0020755">
            <text:p>0.0020755</text:p>
          </table:table-cell>
          <table:table-cell office:value-type="float" office:value="0.1018952">
            <text:p>0.1018952</text:p>
          </table:table-cell>
          <table:table-cell office:value-type="float" office:value="0.1021564">
            <text:p>0.1021564</text:p>
          </table:table-cell>
          <table:table-cell office:value-type="float" office:value="0.0564746">
            <text:p>0.0564746</text:p>
          </table:table-cell>
          <table:table-cell office:value-type="float" office:value="0.5392654">
            <text:p>0.5392654</text:p>
          </table:table-cell>
          <table:table-cell office:value-type="float" office:value="0.5470604">
            <text:p>0.5470604</text:p>
          </table:table-cell>
          <table:table-cell office:value-type="float" office:value="0.000007">
            <text:p>0.000007</text:p>
          </table:table-cell>
          <table:table-cell office:value-type="float" office:value="0.0000583">
            <text:p>0.0000583</text:p>
          </table:table-cell>
          <table:table-cell office:value-type="float" office:value="0.000069">
            <text:p>0.000069</text:p>
          </table:table-cell>
          <table:table-cell office:value-type="float" office:value="0.0000089">
            <text:p>0.0000089</text:p>
          </table:table-cell>
          <table:table-cell office:value-type="float" office:value="0.0001134">
            <text:p>0.0001134</text:p>
          </table:table-cell>
          <table:table-cell office:value-type="float" office:value="0.0001525">
            <text:p>0.0001525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014471">
            <text:p>0.0014471</text:p>
          </table:table-cell>
          <table:table-cell office:value-type="float" office:value="0.0050136">
            <text:p>0.0050136</text:p>
          </table:table-cell>
          <table:table-cell office:value-type="float" office:value="0.0047202">
            <text:p>0.0047202</text:p>
          </table:table-cell>
          <table:table-cell office:value-type="float" office:value="0">
            <text:p>0</text:p>
          </table:table-cell>
          <table:table-cell office:value-type="float" office:value="0.0000285">
            <text:p>0.0000285</text:p>
          </table:table-cell>
          <table:table-cell office:value-type="float" office:value="0.0000294">
            <text:p>0.0000294</text:p>
          </table:table-cell>
          <table:table-cell office:value-type="float" office:value="0.002292">
            <text:p>0.002292</text:p>
          </table:table-cell>
          <table:table-cell office:value-type="float" office:value="0.1240946">
            <text:p>0.1240946</text:p>
          </table:table-cell>
          <table:table-cell office:value-type="float" office:value="0.1245173">
            <text:p>0.1245173</text:p>
          </table:table-cell>
          <table:table-cell office:value-type="float" office:value="0.0693335">
            <text:p>0.0693335</text:p>
          </table:table-cell>
          <table:table-cell office:value-type="float" office:value="0.6590924">
            <text:p>0.6590924</text:p>
          </table:table-cell>
          <table:table-cell office:value-type="float" office:value="0.6691513">
            <text:p>0.6691513</text:p>
          </table:table-cell>
          <table:table-cell office:value-type="float" office:value="0.0000075">
            <text:p>0.0000075</text:p>
          </table:table-cell>
          <table:table-cell table:number-columns-repeated="2" office:value-type="float" office:value="0.0000606">
            <text:p>0.0000606</text:p>
          </table:table-cell>
          <table:table-cell office:value-type="float" office:value="0.0000084">
            <text:p>0.0000084</text:p>
          </table:table-cell>
          <table:table-cell office:value-type="float" office:value="0.0001236">
            <text:p>0.0001236</text:p>
          </table:table-cell>
          <table:table-cell office:value-type="float" office:value="0.0001264">
            <text:p>0.0001264</text:p>
          </table:table-cell>
        </table:table-row>
        <table:table-row table:style-name="ro1">
          <table:table-cell office:value-type="float" office:value="1100">
            <text:p>1100</text:p>
          </table:table-cell>
          <table:table-cell office:value-type="float" office:value="0.0015675">
            <text:p>0.0015675</text:p>
          </table:table-cell>
          <table:table-cell office:value-type="float" office:value="0.0055991">
            <text:p>0.0055991</text:p>
          </table:table-cell>
          <table:table-cell office:value-type="float" office:value="0.0052375">
            <text:p>0.0052375</text:p>
          </table:table-cell>
          <table:table-cell office:value-type="float" office:value="0">
            <text:p>0</text:p>
          </table:table-cell>
          <table:table-cell office:value-type="float" office:value="0.0000308">
            <text:p>0.0000308</text:p>
          </table:table-cell>
          <table:table-cell office:value-type="float" office:value="0.0000317">
            <text:p>0.0000317</text:p>
          </table:table-cell>
          <table:table-cell office:value-type="float" office:value="0.0025719">
            <text:p>0.0025719</text:p>
          </table:table-cell>
          <table:table-cell office:value-type="float" office:value="0.1488081">
            <text:p>0.1488081</text:p>
          </table:table-cell>
          <table:table-cell office:value-type="float" office:value="0.149074">
            <text:p>0.149074</text:p>
          </table:table-cell>
          <table:table-cell office:value-type="float" office:value="0.0839088">
            <text:p>0.0839088</text:p>
          </table:table-cell>
          <table:table-cell office:value-type="float" office:value="0.7912931">
            <text:p>0.7912931</text:p>
          </table:table-cell>
          <table:table-cell office:value-type="float" office:value="0.8038717">
            <text:p>0.8038717</text:p>
          </table:table-cell>
          <table:table-cell office:value-type="float" office:value="0.0000089">
            <text:p>0.0000089</text:p>
          </table:table-cell>
          <table:table-cell office:value-type="float" office:value="0.0000658">
            <text:p>0.0000658</text:p>
          </table:table-cell>
          <table:table-cell office:value-type="float" office:value="0.0000672">
            <text:p>0.0000672</text:p>
          </table:table-cell>
          <table:table-cell office:value-type="float" office:value="0.0000107">
            <text:p>0.0000107</text:p>
          </table:table-cell>
          <table:table-cell office:value-type="float" office:value="0.0001381">
            <text:p>0.0001381</text:p>
          </table:table-cell>
          <table:table-cell office:value-type="float" office:value="0.0001414">
            <text:p>0.0001414</text:p>
          </table:table-cell>
        </table:table-row>
        <table:table-row table:style-name="ro1">
          <table:table-cell office:value-type="float" office:value="1200">
            <text:p>1200</text:p>
          </table:table-cell>
          <table:table-cell office:value-type="float" office:value="0.001686">
            <text:p>0.001686</text:p>
          </table:table-cell>
          <table:table-cell office:value-type="float" office:value="0.0062149">
            <text:p>0.0062149</text:p>
          </table:table-cell>
          <table:table-cell office:value-type="float" office:value="0.0057666">
            <text:p>0.0057666</text:p>
          </table:table-cell>
          <table:table-cell office:value-type="float" office:value="0">
            <text:p>0</text:p>
          </table:table-cell>
          <table:table-cell office:value-type="float" office:value="0.0000331">
            <text:p>0.0000331</text:p>
          </table:table-cell>
          <table:table-cell office:value-type="float" office:value="0.0000345">
            <text:p>0.0000345</text:p>
          </table:table-cell>
          <table:table-cell office:value-type="float" office:value="0.0028051">
            <text:p>0.0028051</text:p>
          </table:table-cell>
          <table:table-cell office:value-type="float" office:value="0.1754539">
            <text:p>0.1754539</text:p>
          </table:table-cell>
          <table:table-cell office:value-type="float" office:value="0.1757231">
            <text:p>0.1757231</text:p>
          </table:table-cell>
          <table:table-cell office:value-type="float" office:value="0.0998057">
            <text:p>0.0998057</text:p>
          </table:table-cell>
          <table:table-cell office:value-type="float" office:value="0.9360575">
            <text:p>0.9360575</text:p>
          </table:table-cell>
          <table:table-cell office:value-type="float" office:value="0.9521302">
            <text:p>0.9521302</text:p>
          </table:table-cell>
          <table:table-cell office:value-type="float" office:value="0.0000093">
            <text:p>0.0000093</text:p>
          </table:table-cell>
          <table:table-cell office:value-type="float" office:value="0.0000718">
            <text:p>0.0000718</text:p>
          </table:table-cell>
          <table:table-cell office:value-type="float" office:value="0.0000746">
            <text:p>0.0000746</text:p>
          </table:table-cell>
          <table:table-cell office:value-type="float" office:value="0.0000112">
            <text:p>0.0000112</text:p>
          </table:table-cell>
          <table:table-cell office:value-type="float" office:value="0.0001498">
            <text:p>0.0001498</text:p>
          </table:table-cell>
          <table:table-cell office:value-type="float" office:value="0.0001544">
            <text:p>0.0001544</text:p>
          </table:table-cell>
        </table:table-row>
        <table:table-row table:style-name="ro1">
          <table:table-cell office:value-type="float" office:value="1300">
            <text:p>1300</text:p>
          </table:table-cell>
          <table:table-cell office:value-type="float" office:value="0.0018269">
            <text:p>0.0018269</text:p>
          </table:table-cell>
          <table:table-cell office:value-type="float" office:value="0.0068115">
            <text:p>0.0068115</text:p>
          </table:table-cell>
          <table:table-cell office:value-type="float" office:value="0.0062998">
            <text:p>0.0062998</text:p>
          </table:table-cell>
          <table:table-cell office:value-type="float" office:value="0">
            <text:p>0</text:p>
          </table:table-cell>
          <table:table-cell table:number-columns-repeated="2" office:value-type="float" office:value="0.0000378">
            <text:p>0.0000378</text:p>
          </table:table-cell>
          <table:table-cell office:value-type="float" office:value="0.0029563">
            <text:p>0.0029563</text:p>
          </table:table-cell>
          <table:table-cell office:value-type="float" office:value="0.2040254">
            <text:p>0.2040254</text:p>
          </table:table-cell>
          <table:table-cell office:value-type="float" office:value="0.2044556">
            <text:p>0.2044556</text:p>
          </table:table-cell>
          <table:table-cell office:value-type="float" office:value="0.1170055">
            <text:p>0.1170055</text:p>
          </table:table-cell>
          <table:table-cell office:value-type="float" office:value="1.0923965">
            <text:p>1.0923965</text:p>
          </table:table-cell>
          <table:table-cell office:value-type="float" office:value="1.1114409">
            <text:p>1.1114409</text:p>
          </table:table-cell>
          <table:table-cell office:value-type="float" office:value="0.0000093">
            <text:p>0.0000093</text:p>
          </table:table-cell>
          <table:table-cell office:value-type="float" office:value="0.0000826">
            <text:p>0.0000826</text:p>
          </table:table-cell>
          <table:table-cell office:value-type="float" office:value="0.00009">
            <text:p>0.00009</text:p>
          </table:table-cell>
          <table:table-cell office:value-type="float" office:value="0.0000117">
            <text:p>0.0000117</text:p>
          </table:table-cell>
          <table:table-cell office:value-type="float" office:value="0.0001675">
            <text:p>0.0001675</text:p>
          </table:table-cell>
          <table:table-cell office:value-type="float" office:value="0.0001665">
            <text:p>0.0001665</text:p>
          </table:table-cell>
        </table:table-row>
        <table:table-row table:style-name="ro1">
          <table:table-cell office:value-type="float" office:value="1400">
            <text:p>1400</text:p>
          </table:table-cell>
          <table:table-cell office:value-type="float" office:value="0.0019463">
            <text:p>0.0019463</text:p>
          </table:table-cell>
          <table:table-cell office:value-type="float" office:value="0.0074567">
            <text:p>0.0074567</text:p>
          </table:table-cell>
          <table:table-cell office:value-type="float" office:value="0.0068325">
            <text:p>0.0068325</text:p>
          </table:table-cell>
          <table:table-cell office:value-type="float" office:value="0">
            <text:p>0</text:p>
          </table:table-cell>
          <table:table-cell office:value-type="float" office:value="0.0000387">
            <text:p>0.0000387</text:p>
          </table:table-cell>
          <table:table-cell office:value-type="float" office:value="0.0000406">
            <text:p>0.0000406</text:p>
          </table:table-cell>
          <table:table-cell office:value-type="float" office:value="0.0031172">
            <text:p>0.0031172</text:p>
          </table:table-cell>
          <table:table-cell office:value-type="float" office:value="0.2350462">
            <text:p>0.2350462</text:p>
          </table:table-cell>
          <table:table-cell office:value-type="float" office:value="0.2353634">
            <text:p>0.2353634</text:p>
          </table:table-cell>
          <table:table-cell office:value-type="float" office:value="0.1351094">
            <text:p>0.1351094</text:p>
          </table:table-cell>
          <table:table-cell office:value-type="float" office:value="1.2609623">
            <text:p>1.2609623</text:p>
          </table:table-cell>
          <table:table-cell office:value-type="float" office:value="1.2841816">
            <text:p>1.2841816</text:p>
          </table:table-cell>
          <table:table-cell office:value-type="float" office:value="0.0000098">
            <text:p>0.0000098</text:p>
          </table:table-cell>
          <table:table-cell office:value-type="float" office:value="0.0000938">
            <text:p>0.0000938</text:p>
          </table:table-cell>
          <table:table-cell office:value-type="float" office:value="0.0000919">
            <text:p>0.0000919</text:p>
          </table:table-cell>
          <table:table-cell office:value-type="float" office:value="0.0000126">
            <text:p>0.0000126</text:p>
          </table:table-cell>
          <table:table-cell office:value-type="float" office:value="0.0002085">
            <text:p>0.0002085</text:p>
          </table:table-cell>
          <table:table-cell office:value-type="float" office:value="0.0001987">
            <text:p>0.0001987</text:p>
          </table:table-cell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0.0020629">
            <text:p>0.0020629</text:p>
          </table:table-cell>
          <table:table-cell office:value-type="float" office:value="0.0081015">
            <text:p>0.0081015</text:p>
          </table:table-cell>
          <table:table-cell office:value-type="float" office:value="0.0073765">
            <text:p>0.0073765</text:p>
          </table:table-cell>
          <table:table-cell office:value-type="float" office:value="0.0000005">
            <text:p>0.0000005</text:p>
          </table:table-cell>
          <table:table-cell table:number-columns-repeated="2" office:value-type="float" office:value="0.0000439">
            <text:p>0.0000439</text:p>
          </table:table-cell>
          <table:table-cell office:value-type="float" office:value="0.0033967">
            <text:p>0.0033967</text:p>
          </table:table-cell>
          <table:table-cell office:value-type="float" office:value="0.2686075">
            <text:p>0.2686075</text:p>
          </table:table-cell>
          <table:table-cell office:value-type="float" office:value="0.2686248">
            <text:p>0.2686248</text:p>
          </table:table-cell>
          <table:table-cell office:value-type="float" office:value="0.1553766">
            <text:p>0.1553766</text:p>
          </table:table-cell>
          <table:table-cell office:value-type="float" office:value="1.4436155">
            <text:p>1.4436155</text:p>
          </table:table-cell>
          <table:table-cell office:value-type="float" office:value="1.4707049">
            <text:p>1.4707049</text:p>
          </table:table-cell>
          <table:table-cell office:value-type="float" office:value="0.0000107">
            <text:p>0.0000107</text:p>
          </table:table-cell>
          <table:table-cell office:value-type="float" office:value="0.000105">
            <text:p>0.000105</text:p>
          </table:table-cell>
          <table:table-cell office:value-type="float" office:value="0.0000975">
            <text:p>0.0000975</text:p>
          </table:table-cell>
          <table:table-cell office:value-type="float" office:value="0.0000135">
            <text:p>0.0000135</text:p>
          </table:table-cell>
          <table:table-cell office:value-type="float" office:value="0.0001931">
            <text:p>0.0001931</text:p>
          </table:table-cell>
          <table:table-cell office:value-type="float" office:value="0.0002104">
            <text:p>0.0002104</text:p>
          </table:table-cell>
        </table:table-row>
        <table:table-row table:style-name="ro1">
          <table:table-cell office:value-type="float" office:value="1600">
            <text:p>1600</text:p>
          </table:table-cell>
          <table:table-cell office:value-type="float" office:value="0.0021865">
            <text:p>0.0021865</text:p>
          </table:table-cell>
          <table:table-cell office:value-type="float" office:value="0.0087261">
            <text:p>0.0087261</text:p>
          </table:table-cell>
          <table:table-cell office:value-type="float" office:value="0.0079284">
            <text:p>0.0079284</text:p>
          </table:table-cell>
          <table:table-cell office:value-type="float" office:value="0">
            <text:p>0</text:p>
          </table:table-cell>
          <table:table-cell office:value-type="float" office:value="0.0000495">
            <text:p>0.0000495</text:p>
          </table:table-cell>
          <table:table-cell office:value-type="float" office:value="0.0000462">
            <text:p>0.0000462</text:p>
          </table:table-cell>
          <table:table-cell office:value-type="float" office:value="0.0036379">
            <text:p>0.0036379</text:p>
          </table:table-cell>
          <table:table-cell office:value-type="float" office:value="0.3041954">
            <text:p>0.3041954</text:p>
          </table:table-cell>
          <table:table-cell office:value-type="float" office:value="0.3043195">
            <text:p>0.3043195</text:p>
          </table:table-cell>
          <table:table-cell office:value-type="float" office:value="0.1769197">
            <text:p>0.1769197</text:p>
          </table:table-cell>
          <table:table-cell office:value-type="float" office:value="1.6404939">
            <text:p>1.6404939</text:p>
          </table:table-cell>
          <table:table-cell office:value-type="float" office:value="1.6732193">
            <text:p>1.6732193</text:p>
          </table:table-cell>
          <table:table-cell office:value-type="float" office:value="0.0000196">
            <text:p>0.0000196</text:p>
          </table:table-cell>
          <table:table-cell office:value-type="float" office:value="0.0001036">
            <text:p>0.0001036</text:p>
          </table:table-cell>
          <table:table-cell office:value-type="float" office:value="0.000104">
            <text:p>0.000104</text:p>
          </table:table-cell>
          <table:table-cell office:value-type="float" office:value="0.000014">
            <text:p>0.000014</text:p>
          </table:table-cell>
          <table:table-cell office:value-type="float" office:value="0.0002085">
            <text:p>0.0002085</text:p>
          </table:table-cell>
          <table:table-cell office:value-type="float" office:value="0.0002053">
            <text:p>0.0002053</text:p>
          </table:table-cell>
        </table:table-row>
        <table:table-row table:style-name="ro1">
          <table:table-cell office:value-type="float" office:value="1700">
            <text:p>1700</text:p>
          </table:table-cell>
          <table:table-cell office:value-type="float" office:value="0.002327">
            <text:p>0.002327</text:p>
          </table:table-cell>
          <table:table-cell office:value-type="float" office:value="0.0093951">
            <text:p>0.0093951</text:p>
          </table:table-cell>
          <table:table-cell office:value-type="float" office:value="0.0084737">
            <text:p>0.0084737</text:p>
          </table:table-cell>
          <table:table-cell office:value-type="float" office:value="0.0000005">
            <text:p>0.0000005</text:p>
          </table:table-cell>
          <table:table-cell office:value-type="float" office:value="0.0000485">
            <text:p>0.0000485</text:p>
          </table:table-cell>
          <table:table-cell office:value-type="float" office:value="0.0000495">
            <text:p>0.0000495</text:p>
          </table:table-cell>
          <table:table-cell office:value-type="float" office:value="0.0038595">
            <text:p>0.0038595</text:p>
          </table:table-cell>
          <table:table-cell office:value-type="float" office:value="0.3416387">
            <text:p>0.3416387</text:p>
          </table:table-cell>
          <table:table-cell office:value-type="float" office:value="0.3416811">
            <text:p>0.3416811</text:p>
          </table:table-cell>
          <table:table-cell office:value-type="float" office:value="0.2006931">
            <text:p>0.2006931</text:p>
          </table:table-cell>
          <table:table-cell office:value-type="float" office:value="1.8485029">
            <text:p>1.8485029</text:p>
          </table:table-cell>
          <table:table-cell office:value-type="float" office:value="1.8871353">
            <text:p>1.8871353</text:p>
          </table:table-cell>
          <table:table-cell office:value-type="float" office:value="0.0000131">
            <text:p>0.0000131</text:p>
          </table:table-cell>
          <table:table-cell office:value-type="float" office:value="0.0001115">
            <text:p>0.0001115</text:p>
          </table:table-cell>
          <table:table-cell office:value-type="float" office:value="0.0001171">
            <text:p>0.0001171</text:p>
          </table:table-cell>
          <table:table-cell office:value-type="float" office:value="0.0000285">
            <text:p>0.0000285</text:p>
          </table:table-cell>
          <table:table-cell office:value-type="float" office:value="0.0002155">
            <text:p>0.0002155</text:p>
          </table:table-cell>
          <table:table-cell office:value-type="float" office:value="0.0002179">
            <text:p>0.0002179</text:p>
          </table:table-cell>
        </table:table-row>
        <table:table-row table:style-name="ro1">
          <table:table-cell office:value-type="float" office:value="1800">
            <text:p>1800</text:p>
          </table:table-cell>
          <table:table-cell office:value-type="float" office:value="0.0024627">
            <text:p>0.0024627</text:p>
          </table:table-cell>
          <table:table-cell office:value-type="float" office:value="0.0100552">
            <text:p>0.0100552</text:p>
          </table:table-cell>
          <table:table-cell office:value-type="float" office:value="0.0090205">
            <text:p>0.0090205</text:p>
          </table:table-cell>
          <table:table-cell office:value-type="float" office:value="0.0000005">
            <text:p>0.0000005</text:p>
          </table:table-cell>
          <table:table-cell office:value-type="float" office:value="0.0000518">
            <text:p>0.0000518</text:p>
          </table:table-cell>
          <table:table-cell office:value-type="float" office:value="0.0000555">
            <text:p>0.0000555</text:p>
          </table:table-cell>
          <table:table-cell office:value-type="float" office:value="0.0041571">
            <text:p>0.0041571</text:p>
          </table:table-cell>
          <table:table-cell office:value-type="float" office:value="0.3815502">
            <text:p>0.3815502</text:p>
          </table:table-cell>
          <table:table-cell office:value-type="float" office:value="0.3814564">
            <text:p>0.3814564</text:p>
          </table:table-cell>
          <table:table-cell office:value-type="float" office:value="0.2261479">
            <text:p>0.2261479</text:p>
          </table:table-cell>
          <table:table-cell office:value-type="float" office:value="2.0698467">
            <text:p>2.0698467</text:p>
          </table:table-cell>
          <table:table-cell office:value-type="float" office:value="2.1137142">
            <text:p>2.1137142</text:p>
          </table:table-cell>
          <table:table-cell office:value-type="float" office:value="0.0000126">
            <text:p>0.0000126</text:p>
          </table:table-cell>
          <table:table-cell office:value-type="float" office:value="0.0001204">
            <text:p>0.0001204</text:p>
          </table:table-cell>
          <table:table-cell office:value-type="float" office:value="0.000139">
            <text:p>0.000139</text:p>
          </table:table-cell>
          <table:table-cell office:value-type="float" office:value="0.0000154">
            <text:p>0.0000154</text:p>
          </table:table-cell>
          <table:table-cell office:value-type="float" office:value="0.0002361">
            <text:p>0.0002361</text:p>
          </table:table-cell>
          <table:table-cell office:value-type="float" office:value="0.0002524">
            <text:p>0.0002524</text:p>
          </table:table-cell>
        </table:table-row>
        <table:table-row table:style-name="ro1">
          <table:table-cell office:value-type="float" office:value="1900">
            <text:p>1900</text:p>
          </table:table-cell>
          <table:table-cell office:value-type="float" office:value="0.002584">
            <text:p>0.002584</text:p>
          </table:table-cell>
          <table:table-cell office:value-type="float" office:value="0.0107289">
            <text:p>0.0107289</text:p>
          </table:table-cell>
          <table:table-cell office:value-type="float" office:value="0.0095808">
            <text:p>0.0095808</text:p>
          </table:table-cell>
          <table:table-cell office:value-type="float" office:value="0">
            <text:p>0</text:p>
          </table:table-cell>
          <table:table-cell office:value-type="float" office:value="0.0000546">
            <text:p>0.0000546</text:p>
          </table:table-cell>
          <table:table-cell office:value-type="float" office:value="0.0000518">
            <text:p>0.0000518</text:p>
          </table:table-cell>
          <table:table-cell office:value-type="float" office:value="0.0043078">
            <text:p>0.0043078</text:p>
          </table:table-cell>
          <table:table-cell office:value-type="float" office:value="0.4235955">
            <text:p>0.4235955</text:p>
          </table:table-cell>
          <table:table-cell office:value-type="float" office:value="0.4234103">
            <text:p>0.4234103</text:p>
          </table:table-cell>
          <table:table-cell office:value-type="float" office:value="0.2524821">
            <text:p>0.2524821</text:p>
          </table:table-cell>
          <table:table-cell office:value-type="float" office:value="2.3032512">
            <text:p>2.3032512</text:p>
          </table:table-cell>
          <table:table-cell office:value-type="float" office:value="2.3526959">
            <text:p>2.3526959</text:p>
          </table:table-cell>
          <table:table-cell office:value-type="float" office:value="0.0000135">
            <text:p>0.0000135</text:p>
          </table:table-cell>
          <table:table-cell office:value-type="float" office:value="0.0001297">
            <text:p>0.0001297</text:p>
          </table:table-cell>
          <table:table-cell office:value-type="float" office:value="0.0001269">
            <text:p>0.0001269</text:p>
          </table:table-cell>
          <table:table-cell office:value-type="float" office:value="0.0000163">
            <text:p>0.0000163</text:p>
          </table:table-cell>
          <table:table-cell office:value-type="float" office:value="0.0002473">
            <text:p>0.0002473</text:p>
          </table:table-cell>
          <table:table-cell office:value-type="float" office:value="0.000237">
            <text:p>0.000237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0.002696">
            <text:p>0.002696</text:p>
          </table:table-cell>
          <table:table-cell office:value-type="float" office:value="0.0113997">
            <text:p>0.0113997</text:p>
          </table:table-cell>
          <table:table-cell office:value-type="float" office:value="0.0101131">
            <text:p>0.0101131</text:p>
          </table:table-cell>
          <table:table-cell office:value-type="float" office:value="0.0000005">
            <text:p>0.0000005</text:p>
          </table:table-cell>
          <table:table-cell table:number-columns-repeated="2" office:value-type="float" office:value="0.0000555">
            <text:p>0.0000555</text:p>
          </table:table-cell>
          <table:table-cell office:value-type="float" office:value="0.004584">
            <text:p>0.004584</text:p>
          </table:table-cell>
          <table:table-cell office:value-type="float" office:value="0.4675933">
            <text:p>0.4675933</text:p>
          </table:table-cell>
          <table:table-cell office:value-type="float" office:value="0.4673889">
            <text:p>0.4673889</text:p>
          </table:table-cell>
          <table:table-cell office:value-type="float" office:value="0.2810261">
            <text:p>0.2810261</text:p>
          </table:table-cell>
          <table:table-cell office:value-type="float" office:value="2.548625">
            <text:p>2.548625</text:p>
          </table:table-cell>
          <table:table-cell office:value-type="float" office:value="2.6037873">
            <text:p>2.6037873</text:p>
          </table:table-cell>
          <table:table-cell office:value-type="float" office:value="0.000014">
            <text:p>0.000014</text:p>
          </table:table-cell>
          <table:table-cell office:value-type="float" office:value="0.0001605">
            <text:p>0.0001605</text:p>
          </table:table-cell>
          <table:table-cell office:value-type="float" office:value="0.0001316">
            <text:p>0.0001316</text:p>
          </table:table-cell>
          <table:table-cell office:value-type="float" office:value="0.0000168">
            <text:p>0.0000168</text:p>
          </table:table-cell>
          <table:table-cell office:value-type="float" office:value="0.0002515">
            <text:p>0.0002515</text:p>
          </table:table-cell>
          <table:table-cell office:value-type="float" office:value="0.0002501">
            <text:p>0.0002501</text:p>
          </table:table-cell>
        </table:table-row>
        <table:table-row table:style-name="ro1">
          <table:table-cell office:value-type="float" office:value="2100">
            <text:p>2100</text:p>
          </table:table-cell>
          <table:table-cell office:value-type="float" office:value="0.0028103">
            <text:p>0.0028103</text:p>
          </table:table-cell>
          <table:table-cell office:value-type="float" office:value="0.0120421">
            <text:p>0.0120421</text:p>
          </table:table-cell>
          <table:table-cell office:value-type="float" office:value="0.0106523">
            <text:p>0.0106523</text:p>
          </table:table-cell>
          <table:table-cell office:value-type="float" office:value="0">
            <text:p>0</text:p>
          </table:table-cell>
          <table:table-cell table:number-columns-repeated="2" office:value-type="float" office:value="0.0000574">
            <text:p>0.0000574</text:p>
          </table:table-cell>
          <table:table-cell office:value-type="float" office:value="0.0048163">
            <text:p>0.0048163</text:p>
          </table:table-cell>
          <table:table-cell office:value-type="float" office:value="0.5134934">
            <text:p>0.5134934</text:p>
          </table:table-cell>
          <table:table-cell office:value-type="float" office:value="0.5135228">
            <text:p>0.5135228</text:p>
          </table:table-cell>
          <table:table-cell office:value-type="float" office:value="0.3106473">
            <text:p>0.3106473</text:p>
          </table:table-cell>
          <table:table-cell office:value-type="float" office:value="2.8044763">
            <text:p>2.8044763</text:p>
          </table:table-cell>
          <table:table-cell office:value-type="float" office:value="2.8660256">
            <text:p>2.8660256</text:p>
          </table:table-cell>
          <table:table-cell office:value-type="float" office:value="0.0000145">
            <text:p>0.0000145</text:p>
          </table:table-cell>
          <table:table-cell table:number-columns-repeated="2" office:value-type="float" office:value="0.0001442">
            <text:p>0.0001442</text:p>
          </table:table-cell>
          <table:table-cell office:value-type="float" office:value="0.0000215">
            <text:p>0.0000215</text:p>
          </table:table-cell>
          <table:table-cell office:value-type="float" office:value="0.0002794">
            <text:p>0.0002794</text:p>
          </table:table-cell>
          <table:table-cell office:value-type="float" office:value="0.0002617">
            <text:p>0.0002617</text:p>
          </table:table-cell>
        </table:table-row>
        <table:table-row table:style-name="ro1">
          <table:table-cell office:value-type="float" office:value="2200">
            <text:p>2200</text:p>
          </table:table-cell>
          <table:table-cell office:value-type="float" office:value="0.00294">
            <text:p>0.00294</text:p>
          </table:table-cell>
          <table:table-cell office:value-type="float" office:value="0.0127083">
            <text:p>0.0127083</text:p>
          </table:table-cell>
          <table:table-cell office:value-type="float" office:value="0.0112313">
            <text:p>0.0112313</text:p>
          </table:table-cell>
          <table:table-cell office:value-type="float" office:value="0.0000005">
            <text:p>0.0000005</text:p>
          </table:table-cell>
          <table:table-cell office:value-type="float" office:value="0.0000728">
            <text:p>0.0000728</text:p>
          </table:table-cell>
          <table:table-cell office:value-type="float" office:value="0.0000602">
            <text:p>0.0000602</text:p>
          </table:table-cell>
          <table:table-cell office:value-type="float" office:value="0.0050803">
            <text:p>0.0050803</text:p>
          </table:table-cell>
          <table:table-cell office:value-type="float" office:value="0.5620615">
            <text:p>0.5620615</text:p>
          </table:table-cell>
          <table:table-cell office:value-type="float" office:value="0.5622514">
            <text:p>0.5622514</text:p>
          </table:table-cell>
          <table:table-cell office:value-type="float" office:value="0.3424037">
            <text:p>0.3424037</text:p>
          </table:table-cell>
          <table:table-cell office:value-type="float" office:value="3.0751831">
            <text:p>3.0751831</text:p>
          </table:table-cell>
          <table:table-cell office:value-type="float" office:value="3.1442769">
            <text:p>3.1442769</text:p>
          </table:table-cell>
          <table:table-cell office:value-type="float" office:value="0.0000154">
            <text:p>0.0000154</text:p>
          </table:table-cell>
          <table:table-cell office:value-type="float" office:value="0.0001707">
            <text:p>0.0001707</text:p>
          </table:table-cell>
          <table:table-cell office:value-type="float" office:value="0.0001521">
            <text:p>0.0001521</text:p>
          </table:table-cell>
          <table:table-cell office:value-type="float" office:value="0.0000219">
            <text:p>0.0000219</text:p>
          </table:table-cell>
          <table:table-cell office:value-type="float" office:value="0.0003186">
            <text:p>0.0003186</text:p>
          </table:table-cell>
          <table:table-cell office:value-type="float" office:value="0.0002878">
            <text:p>0.0002878</text:p>
          </table:table-cell>
        </table:table-row>
        <table:table-row table:style-name="ro1">
          <table:table-cell office:value-type="float" office:value="2300">
            <text:p>2300</text:p>
          </table:table-cell>
          <table:table-cell office:value-type="float" office:value="0.0030664">
            <text:p>0.0030664</text:p>
          </table:table-cell>
          <table:table-cell office:value-type="float" office:value="0.0133768">
            <text:p>0.0133768</text:p>
          </table:table-cell>
          <table:table-cell office:value-type="float" office:value="0.0117892">
            <text:p>0.0117892</text:p>
          </table:table-cell>
          <table:table-cell office:value-type="float" office:value="0.0000005">
            <text:p>0.0000005</text:p>
          </table:table-cell>
          <table:table-cell office:value-type="float" office:value="0.0000648">
            <text:p>0.0000648</text:p>
          </table:table-cell>
          <table:table-cell office:value-type="float" office:value="0.000063">
            <text:p>0.000063</text:p>
          </table:table-cell>
          <table:table-cell office:value-type="float" office:value="0.0053126">
            <text:p>0.0053126</text:p>
          </table:table-cell>
          <table:table-cell office:value-type="float" office:value="0.6130135">
            <text:p>0.6130135</text:p>
          </table:table-cell>
          <table:table-cell office:value-type="float" office:value="0.6130112">
            <text:p>0.6130112</text:p>
          </table:table-cell>
          <table:table-cell office:value-type="float" office:value="0.3752779">
            <text:p>0.3752779</text:p>
          </table:table-cell>
          <table:table-cell office:value-type="float" office:value="3.3589696">
            <text:p>3.3589696</text:p>
          </table:table-cell>
          <table:table-cell office:value-type="float" office:value="3.4357981">
            <text:p>3.4357981</text:p>
          </table:table-cell>
          <table:table-cell office:value-type="float" office:value="0.0000168">
            <text:p>0.0000168</text:p>
          </table:table-cell>
          <table:table-cell office:value-type="float" office:value="0.0001712">
            <text:p>0.0001712</text:p>
          </table:table-cell>
          <table:table-cell office:value-type="float" office:value="0.0001899">
            <text:p>0.0001899</text:p>
          </table:table-cell>
          <table:table-cell office:value-type="float" office:value="0.0000205">
            <text:p>0.0000205</text:p>
          </table:table-cell>
          <table:table-cell office:value-type="float" office:value="0.0003009">
            <text:p>0.0003009</text:p>
          </table:table-cell>
          <table:table-cell office:value-type="float" office:value="0.0002976">
            <text:p>0.0002976</text:p>
          </table:table-cell>
        </table:table-row>
        <table:table-row table:style-name="ro1">
          <table:table-cell office:value-type="float" office:value="2400">
            <text:p>2400</text:p>
          </table:table-cell>
          <table:table-cell office:value-type="float" office:value="0.0032035">
            <text:p>0.0032035</text:p>
          </table:table-cell>
          <table:table-cell office:value-type="float" office:value="0.0140467">
            <text:p>0.0140467</text:p>
          </table:table-cell>
          <table:table-cell office:value-type="float" office:value="0.0123211">
            <text:p>0.0123211</text:p>
          </table:table-cell>
          <table:table-cell office:value-type="float" office:value="0.0000005">
            <text:p>0.0000005</text:p>
          </table:table-cell>
          <table:table-cell office:value-type="float" office:value="0.0000676">
            <text:p>0.0000676</text:p>
          </table:table-cell>
          <table:table-cell office:value-type="float" office:value="0.0000672">
            <text:p>0.0000672</text:p>
          </table:table-cell>
          <table:table-cell office:value-type="float" office:value="0.0055748">
            <text:p>0.0055748</text:p>
          </table:table-cell>
          <table:table-cell office:value-type="float" office:value="0.6660579">
            <text:p>0.6660579</text:p>
          </table:table-cell>
          <table:table-cell office:value-type="float" office:value="0.6660691">
            <text:p>0.6660691</text:p>
          </table:table-cell>
          <table:table-cell office:value-type="float" office:value="0.4101674">
            <text:p>0.4101674</text:p>
          </table:table-cell>
          <table:table-cell office:value-type="float" office:value="3.6564608">
            <text:p>3.6564608</text:p>
          </table:table-cell>
          <table:table-cell office:value-type="float" office:value="3.7420453">
            <text:p>3.7420453</text:p>
          </table:table-cell>
          <table:table-cell office:value-type="float" office:value="0.0000173">
            <text:p>0.0000173</text:p>
          </table:table-cell>
          <table:table-cell office:value-type="float" office:value="0.0001628">
            <text:p>0.0001628</text:p>
          </table:table-cell>
          <table:table-cell office:value-type="float" office:value="0.0001945">
            <text:p>0.0001945</text:p>
          </table:table-cell>
          <table:table-cell office:value-type="float" office:value="0.0000243">
            <text:p>0.0000243</text:p>
          </table:table-cell>
          <table:table-cell office:value-type="float" office:value="0.000321">
            <text:p>0.000321</text:p>
          </table:table-cell>
          <table:table-cell office:value-type="float" office:value="0.0003102">
            <text:p>0.0003102</text:p>
          </table:table-cell>
        </table:table-row>
        <table:table-row table:style-name="ro1">
          <table:table-cell office:value-type="float" office:value="2500">
            <text:p>2500</text:p>
          </table:table-cell>
          <table:table-cell office:value-type="float" office:value="0.0033337">
            <text:p>0.0033337</text:p>
          </table:table-cell>
          <table:table-cell office:value-type="float" office:value="0.0147609">
            <text:p>0.0147609</text:p>
          </table:table-cell>
          <table:table-cell office:value-type="float" office:value="0.0128678">
            <text:p>0.0128678</text:p>
          </table:table-cell>
          <table:table-cell office:value-type="float" office:value="0.0000005">
            <text:p>0.0000005</text:p>
          </table:table-cell>
          <table:table-cell office:value-type="float" office:value="0.0000686">
            <text:p>0.0000686</text:p>
          </table:table-cell>
          <table:table-cell office:value-type="float" office:value="0.00007">
            <text:p>0.00007</text:p>
          </table:table-cell>
          <table:table-cell office:value-type="float" office:value="0.0058627">
            <text:p>0.0058627</text:p>
          </table:table-cell>
          <table:table-cell office:value-type="float" office:value="0.7217818">
            <text:p>0.7217818</text:p>
          </table:table-cell>
          <table:table-cell office:value-type="float" office:value="0.7219852">
            <text:p>0.7219852</text:p>
          </table:table-cell>
          <table:table-cell office:value-type="float" office:value="0.4476517">
            <text:p>0.4476517</text:p>
          </table:table-cell>
          <table:table-cell office:value-type="float" office:value="3.9681605">
            <text:p>3.9681605</text:p>
          </table:table-cell>
          <table:table-cell office:value-type="float" office:value="4.0630244">
            <text:p>4.0630244</text:p>
          </table:table-cell>
          <table:table-cell office:value-type="float" office:value="0.0000182">
            <text:p>0.0000182</text:p>
          </table:table-cell>
          <table:table-cell office:value-type="float" office:value="0.000195">
            <text:p>0.000195</text:p>
          </table:table-cell>
          <table:table-cell office:value-type="float" office:value="0.0001777">
            <text:p>0.0001777</text:p>
          </table:table-cell>
          <table:table-cell office:value-type="float" office:value="0.0000257">
            <text:p>0.0000257</text:p>
          </table:table-cell>
          <table:table-cell office:value-type="float" office:value="0.0003261">
            <text:p>0.0003261</text:p>
          </table:table-cell>
          <table:table-cell office:value-type="float" office:value="0.0003256">
            <text:p>0.0003256</text:p>
          </table:table-cell>
        </table:table-row>
        <table:table-row table:style-name="ro1">
          <table:table-cell office:value-type="float" office:value="2600">
            <text:p>2600</text:p>
          </table:table-cell>
          <table:table-cell office:value-type="float" office:value="0.0034653">
            <text:p>0.0034653</text:p>
          </table:table-cell>
          <table:table-cell office:value-type="float" office:value="0.0154462">
            <text:p>0.0154462</text:p>
          </table:table-cell>
          <table:table-cell office:value-type="float" office:value="0.0134258">
            <text:p>0.0134258</text:p>
          </table:table-cell>
          <table:table-cell office:value-type="float" office:value="0.0000005">
            <text:p>0.0000005</text:p>
          </table:table-cell>
          <table:table-cell office:value-type="float" office:value="0.0000728">
            <text:p>0.0000728</text:p>
          </table:table-cell>
          <table:table-cell office:value-type="float" office:value="0.0000732">
            <text:p>0.0000732</text:p>
          </table:table-cell>
          <table:table-cell office:value-type="float" office:value="0.006095">
            <text:p>0.006095</text:p>
          </table:table-cell>
          <table:table-cell office:value-type="float" office:value="0.7793261">
            <text:p>0.7793261</text:p>
          </table:table-cell>
          <table:table-cell office:value-type="float" office:value="0.7794278">
            <text:p>0.7794278</text:p>
          </table:table-cell>
          <table:table-cell office:value-type="float" office:value="0.4864744">
            <text:p>0.4864744</text:p>
          </table:table-cell>
          <table:table-cell office:value-type="float" office:value="4.2936177">
            <text:p>4.2936177</text:p>
          </table:table-cell>
          <table:table-cell office:value-type="float" office:value="4.3970323">
            <text:p>4.3970323</text:p>
          </table:table-cell>
          <table:table-cell office:value-type="float" office:value="0.0000182">
            <text:p>0.0000182</text:p>
          </table:table-cell>
          <table:table-cell office:value-type="float" office:value="0.0001889">
            <text:p>0.0001889</text:p>
          </table:table-cell>
          <table:table-cell office:value-type="float" office:value="0.0001908">
            <text:p>0.0001908</text:p>
          </table:table-cell>
          <table:table-cell office:value-type="float" office:value="0.0000224">
            <text:p>0.0000224</text:p>
          </table:table-cell>
          <table:table-cell office:value-type="float" office:value="0.0003485">
            <text:p>0.0003485</text:p>
          </table:table-cell>
          <table:table-cell office:value-type="float" office:value="0.000362">
            <text:p>0.000362</text:p>
          </table:table-cell>
        </table:table-row>
        <table:table-row table:style-name="ro1">
          <table:table-cell office:value-type="float" office:value="2700">
            <text:p>2700</text:p>
          </table:table-cell>
          <table:table-cell office:value-type="float" office:value="0.0036211">
            <text:p>0.0036211</text:p>
          </table:table-cell>
          <table:table-cell office:value-type="float" office:value="0.0161502">
            <text:p>0.0161502</text:p>
          </table:table-cell>
          <table:table-cell office:value-type="float" office:value="0.0139716">
            <text:p>0.0139716</text:p>
          </table:table-cell>
          <table:table-cell office:value-type="float" office:value="0.0000005">
            <text:p>0.0000005</text:p>
          </table:table-cell>
          <table:table-cell office:value-type="float" office:value="0.000076">
            <text:p>0.000076</text:p>
          </table:table-cell>
          <table:table-cell office:value-type="float" office:value="0.0000746">
            <text:p>0.0000746</text:p>
          </table:table-cell>
          <table:table-cell office:value-type="float" office:value="0.0064192">
            <text:p>0.0064192</text:p>
          </table:table-cell>
          <table:table-cell office:value-type="float" office:value="0.8393803">
            <text:p>0.8393803</text:p>
          </table:table-cell>
          <table:table-cell office:value-type="float" office:value="0.8391787">
            <text:p>0.8391787</text:p>
          </table:table-cell>
          <table:table-cell office:value-type="float" office:value="0.5279935">
            <text:p>0.5279935</text:p>
          </table:table-cell>
          <table:table-cell office:value-type="float" office:value="4.6309771">
            <text:p>4.6309771</text:p>
          </table:table-cell>
          <table:table-cell office:value-type="float" office:value="4.7429974">
            <text:p>4.7429974</text:p>
          </table:table-cell>
          <table:table-cell office:value-type="float" office:value="0.0000196">
            <text:p>0.0000196</text:p>
          </table:table-cell>
          <table:table-cell office:value-type="float" office:value="0.0002319">
            <text:p>0.0002319</text:p>
          </table:table-cell>
          <table:table-cell office:value-type="float" office:value="0.0002328">
            <text:p>0.0002328</text:p>
          </table:table-cell>
          <table:table-cell office:value-type="float" office:value="0.0000243">
            <text:p>0.0000243</text:p>
          </table:table-cell>
          <table:table-cell office:value-type="float" office:value="0.0003625">
            <text:p>0.0003625</text:p>
          </table:table-cell>
          <table:table-cell office:value-type="float" office:value="0.0003476">
            <text:p>0.0003476</text:p>
          </table:table-cell>
        </table:table-row>
        <table:table-row table:style-name="ro1">
          <table:table-cell office:value-type="float" office:value="2800">
            <text:p>2800</text:p>
          </table:table-cell>
          <table:table-cell office:value-type="float" office:value="0.0037853">
            <text:p>0.0037853</text:p>
          </table:table-cell>
          <table:table-cell office:value-type="float" office:value="0.016836">
            <text:p>0.016836</text:p>
          </table:table-cell>
          <table:table-cell office:value-type="float" office:value="0.0145253">
            <text:p>0.0145253</text:p>
          </table:table-cell>
          <table:table-cell office:value-type="float" office:value="0">
            <text:p>0</text:p>
          </table:table-cell>
          <table:table-cell office:value-type="float" office:value="0.0000788">
            <text:p>0.0000788</text:p>
          </table:table-cell>
          <table:table-cell office:value-type="float" office:value="0.0000793">
            <text:p>0.0000793</text:p>
          </table:table-cell>
          <table:table-cell office:value-type="float" office:value="0.0066464">
            <text:p>0.0066464</text:p>
          </table:table-cell>
          <table:table-cell office:value-type="float" office:value="0.9012351">
            <text:p>0.9012351</text:p>
          </table:table-cell>
          <table:table-cell office:value-type="float" office:value="0.9012846">
            <text:p>0.9012846</text:p>
          </table:table-cell>
          <table:table-cell office:value-type="float" office:value="0.5709519">
            <text:p>0.5709519</text:p>
          </table:table-cell>
          <table:table-cell office:value-type="float" office:value="4.9815061">
            <text:p>4.9815061</text:p>
          </table:table-cell>
          <table:table-cell office:value-type="float" office:value="5.1036534">
            <text:p>5.1036534</text:p>
          </table:table-cell>
          <table:table-cell office:value-type="float" office:value="0.0000196">
            <text:p>0.0000196</text:p>
          </table:table-cell>
          <table:table-cell office:value-type="float" office:value="0.0002286">
            <text:p>0.0002286</text:p>
          </table:table-cell>
          <table:table-cell office:value-type="float" office:value="0.0002249">
            <text:p>0.0002249</text:p>
          </table:table-cell>
          <table:table-cell office:value-type="float" office:value="0.0000247">
            <text:p>0.0000247</text:p>
          </table:table-cell>
          <table:table-cell office:value-type="float" office:value="0.0003751">
            <text:p>0.0003751</text:p>
          </table:table-cell>
          <table:table-cell office:value-type="float" office:value="0.0003718">
            <text:p>0.0003718</text:p>
          </table:table-cell>
        </table:table-row>
        <table:table-row table:style-name="ro1">
          <table:table-cell office:value-type="float" office:value="2900">
            <text:p>2900</text:p>
          </table:table-cell>
          <table:table-cell office:value-type="float" office:value="0.003936">
            <text:p>0.003936</text:p>
          </table:table-cell>
          <table:table-cell office:value-type="float" office:value="0.0175563">
            <text:p>0.0175563</text:p>
          </table:table-cell>
          <table:table-cell office:value-type="float" office:value="0.0150725">
            <text:p>0.0150725</text:p>
          </table:table-cell>
          <table:table-cell office:value-type="float" office:value="0">
            <text:p>0</text:p>
          </table:table-cell>
          <table:table-cell office:value-type="float" office:value="0.0000905">
            <text:p>0.0000905</text:p>
          </table:table-cell>
          <table:table-cell office:value-type="float" office:value="0.0000821">
            <text:p>0.0000821</text:p>
          </table:table-cell>
          <table:table-cell office:value-type="float" office:value="0.0069342">
            <text:p>0.0069342</text:p>
          </table:table-cell>
          <table:table-cell office:value-type="float" office:value="0.9654748">
            <text:p>0.9654748</text:p>
          </table:table-cell>
          <table:table-cell office:value-type="float" office:value="0.9652919">
            <text:p>0.9652919</text:p>
          </table:table-cell>
          <table:table-cell office:value-type="float" office:value="0.6162353">
            <text:p>0.6162353</text:p>
          </table:table-cell>
          <table:table-cell office:value-type="float" office:value="5.3463047">
            <text:p>5.3463047</text:p>
          </table:table-cell>
          <table:table-cell office:value-type="float" office:value="5.4789122">
            <text:p>5.4789122</text:p>
          </table:table-cell>
          <table:table-cell office:value-type="float" office:value="0.0000205">
            <text:p>0.0000205</text:p>
          </table:table-cell>
          <table:table-cell office:value-type="float" office:value="0.0002155">
            <text:p>0.0002155</text:p>
          </table:table-cell>
          <table:table-cell office:value-type="float" office:value="0.000237">
            <text:p>0.000237</text:p>
          </table:table-cell>
          <table:table-cell office:value-type="float" office:value="0.0000294">
            <text:p>0.0000294</text:p>
          </table:table-cell>
          <table:table-cell office:value-type="float" office:value="0.0004049">
            <text:p>0.0004049</text:p>
          </table:table-cell>
          <table:table-cell office:value-type="float" office:value="0.0003872">
            <text:p>0.0003872</text:p>
          </table:table-cell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0.0041044">
            <text:p>0.0041044</text:p>
          </table:table-cell>
          <table:table-cell office:value-type="float" office:value="0.0182584">
            <text:p>0.0182584</text:p>
          </table:table-cell>
          <table:table-cell office:value-type="float" office:value="0.0156216">
            <text:p>0.0156216</text:p>
          </table:table-cell>
          <table:table-cell office:value-type="float" office:value="0">
            <text:p>0</text:p>
          </table:table-cell>
          <table:table-cell table:number-columns-repeated="2" office:value-type="float" office:value="0.000084">
            <text:p>0.000084</text:p>
          </table:table-cell>
          <table:table-cell office:value-type="float" office:value="0.0071815">
            <text:p>0.0071815</text:p>
          </table:table-cell>
          <table:table-cell office:value-type="float" office:value="1.0316435">
            <text:p>1.0316435</text:p>
          </table:table-cell>
          <table:table-cell office:value-type="float" office:value="1.0313188">
            <text:p>1.0313188</text:p>
          </table:table-cell>
          <table:table-cell office:value-type="float" office:value="0.6633376">
            <text:p>0.6633376</text:p>
          </table:table-cell>
          <table:table-cell office:value-type="float" office:value="5.7229971">
            <text:p>5.7229971</text:p>
          </table:table-cell>
          <table:table-cell office:value-type="float" office:value="5.864885">
            <text:p>5.864885</text:p>
          </table:table-cell>
          <table:table-cell office:value-type="float" office:value="0.0000215">
            <text:p>0.0000215</text:p>
          </table:table-cell>
          <table:table-cell office:value-type="float" office:value="0.0002244">
            <text:p>0.0002244</text:p>
          </table:table-cell>
          <table:table-cell office:value-type="float" office:value="0.0002235">
            <text:p>0.0002235</text:p>
          </table:table-cell>
          <table:table-cell office:value-type="float" office:value="0.0000252">
            <text:p>0.0000252</text:p>
          </table:table-cell>
          <table:table-cell office:value-type="float" office:value="0.0004189">
            <text:p>0.0004189</text:p>
          </table:table-cell>
          <table:table-cell office:value-type="float" office:value="0.0003947">
            <text:p>0.0003947</text:p>
          </table:table-cell>
        </table:table-row>
        <table:table-row table:style-name="ro1">
          <table:table-cell office:value-type="float" office:value="3100">
            <text:p>3100</text:p>
          </table:table-cell>
          <table:table-cell office:value-type="float" office:value="0.0042761">
            <text:p>0.0042761</text:p>
          </table:table-cell>
          <table:table-cell office:value-type="float" office:value="0.0189777">
            <text:p>0.0189777</text:p>
          </table:table-cell>
          <table:table-cell office:value-type="float" office:value="0.0161675">
            <text:p>0.0161675</text:p>
          </table:table-cell>
          <table:table-cell office:value-type="float" office:value="0.0000005">
            <text:p>0.0000005</text:p>
          </table:table-cell>
          <table:table-cell office:value-type="float" office:value="0.0000924">
            <text:p>0.0000924</text:p>
          </table:table-cell>
          <table:table-cell office:value-type="float" office:value="0.0000863">
            <text:p>0.0000863</text:p>
          </table:table-cell>
          <table:table-cell office:value-type="float" office:value="0.0074885">
            <text:p>0.0074885</text:p>
          </table:table-cell>
          <table:table-cell office:value-type="float" office:value="1.0992318">
            <text:p>1.0992318</text:p>
          </table:table-cell>
          <table:table-cell office:value-type="float" office:value="1.0987112">
            <text:p>1.0987112</text:p>
          </table:table-cell>
          <table:table-cell office:value-type="float" office:value="0.7127506">
            <text:p>0.7127506</text:p>
          </table:table-cell>
          <table:table-cell office:value-type="float" office:value="6.1106012">
            <text:p>6.1106012</text:p>
          </table:table-cell>
          <table:table-cell office:value-type="float" office:value="6.2647639">
            <text:p>6.2647639</text:p>
          </table:table-cell>
          <table:table-cell office:value-type="float" office:value="0.0000238">
            <text:p>0.0000238</text:p>
          </table:table-cell>
          <table:table-cell office:value-type="float" office:value="0.0002487">
            <text:p>0.0002487</text:p>
          </table:table-cell>
          <table:table-cell office:value-type="float" office:value="0.0002295">
            <text:p>0.0002295</text:p>
          </table:table-cell>
          <table:table-cell office:value-type="float" office:value="0.0000322">
            <text:p>0.0000322</text:p>
          </table:table-cell>
          <table:table-cell office:value-type="float" office:value="0.0004483">
            <text:p>0.0004483</text:p>
          </table:table-cell>
          <table:table-cell office:value-type="float" office:value="0.0004325">
            <text:p>0.0004325</text:p>
          </table:table-cell>
        </table:table-row>
        <table:table-row table:style-name="ro1">
          <table:table-cell office:value-type="float" office:value="3200">
            <text:p>3200</text:p>
          </table:table-cell>
          <table:table-cell office:value-type="float" office:value="0.0044575">
            <text:p>0.0044575</text:p>
          </table:table-cell>
          <table:table-cell office:value-type="float" office:value="0.0197162">
            <text:p>0.0197162</text:p>
          </table:table-cell>
          <table:table-cell office:value-type="float" office:value="0.0166965">
            <text:p>0.0166965</text:p>
          </table:table-cell>
          <table:table-cell office:value-type="float" office:value="0">
            <text:p>0</text:p>
          </table:table-cell>
          <table:table-cell office:value-type="float" office:value="0.0000891">
            <text:p>0.0000891</text:p>
          </table:table-cell>
          <table:table-cell office:value-type="float" office:value="0.0000952">
            <text:p>0.0000952</text:p>
          </table:table-cell>
          <table:table-cell office:value-type="float" office:value="0.0076615">
            <text:p>0.0076615</text:p>
          </table:table-cell>
          <table:table-cell office:value-type="float" office:value="1.1692539">
            <text:p>1.1692539</text:p>
          </table:table-cell>
          <table:table-cell office:value-type="float" office:value="1.168347">
            <text:p>1.168347</text:p>
          </table:table-cell>
          <table:table-cell office:value-type="float" office:value="0.7638029">
            <text:p>0.7638029</text:p>
          </table:table-cell>
          <table:table-cell office:value-type="float" office:value="6.5111664">
            <text:p>6.5111664</text:p>
          </table:table-cell>
          <table:table-cell office:value-type="float" office:value="6.6779082">
            <text:p>6.6779082</text:p>
          </table:table-cell>
          <table:table-cell office:value-type="float" office:value="0.0000299">
            <text:p>0.0000299</text:p>
          </table:table-cell>
          <table:table-cell office:value-type="float" office:value="0.0002431">
            <text:p>0.0002431</text:p>
          </table:table-cell>
          <table:table-cell office:value-type="float" office:value="0.0002808">
            <text:p>0.0002808</text:p>
          </table:table-cell>
          <table:table-cell office:value-type="float" office:value="0.0000271">
            <text:p>0.0000271</text:p>
          </table:table-cell>
          <table:table-cell office:value-type="float" office:value="0.0004432">
            <text:p>0.0004432</text:p>
          </table:table-cell>
          <table:table-cell office:value-type="float" office:value="0.00046">
            <text:p>0.00046</text:p>
          </table:table-cell>
        </table:table-row>
        <table:table-row table:style-name="ro1">
          <table:table-cell office:value-type="float" office:value="3300">
            <text:p>3300</text:p>
          </table:table-cell>
          <table:table-cell office:value-type="float" office:value="0.004646">
            <text:p>0.004646</text:p>
          </table:table-cell>
          <table:table-cell office:value-type="float" office:value="0.0204813">
            <text:p>0.0204813</text:p>
          </table:table-cell>
          <table:table-cell office:value-type="float" office:value="0.0172446">
            <text:p>0.0172446</text:p>
          </table:table-cell>
          <table:table-cell office:value-type="float" office:value="0">
            <text:p>0</text:p>
          </table:table-cell>
          <table:table-cell office:value-type="float" office:value="0.0001092">
            <text:p>0.0001092</text:p>
          </table:table-cell>
          <table:table-cell office:value-type="float" office:value="0.0000896">
            <text:p>0.0000896</text:p>
          </table:table-cell>
          <table:table-cell office:value-type="float" office:value="0.0079018">
            <text:p>0.0079018</text:p>
          </table:table-cell>
          <table:table-cell office:value-type="float" office:value="1.2417626">
            <text:p>1.2417626</text:p>
          </table:table-cell>
          <table:table-cell office:value-type="float" office:value="1.2406145">
            <text:p>1.2406145</text:p>
          </table:table-cell>
          <table:table-cell office:value-type="float" office:value="0.817805">
            <text:p>0.817805</text:p>
          </table:table-cell>
          <table:table-cell office:value-type="float" office:value="6.9263396">
            <text:p>6.9263396</text:p>
          </table:table-cell>
          <table:table-cell office:value-type="float" office:value="7.1048431">
            <text:p>7.1048431</text:p>
          </table:table-cell>
          <table:table-cell office:value-type="float" office:value="0.0000224">
            <text:p>0.0000224</text:p>
          </table:table-cell>
          <table:table-cell office:value-type="float" office:value="0.0002687">
            <text:p>0.0002687</text:p>
          </table:table-cell>
          <table:table-cell office:value-type="float" office:value="0.0002417">
            <text:p>0.0002417</text:p>
          </table:table-cell>
          <table:table-cell office:value-type="float" office:value="0.0000275">
            <text:p>0.0000275</text:p>
          </table:table-cell>
          <table:table-cell office:value-type="float" office:value="0.0004474">
            <text:p>0.0004474</text:p>
          </table:table-cell>
          <table:table-cell office:value-type="float" office:value="0.0004255">
            <text:p>0.0004255</text:p>
          </table:table-cell>
        </table:table-row>
        <table:table-row table:style-name="ro1">
          <table:table-cell office:value-type="float" office:value="3400">
            <text:p>3400</text:p>
          </table:table-cell>
          <table:table-cell office:value-type="float" office:value="0.0048293">
            <text:p>0.0048293</text:p>
          </table:table-cell>
          <table:table-cell office:value-type="float" office:value="0.0212049">
            <text:p>0.0212049</text:p>
          </table:table-cell>
          <table:table-cell office:value-type="float" office:value="0.0178063">
            <text:p>0.0178063</text:p>
          </table:table-cell>
          <table:table-cell office:value-type="float" office:value="0.0000005">
            <text:p>0.0000005</text:p>
          </table:table-cell>
          <table:table-cell office:value-type="float" office:value="0.0000952">
            <text:p>0.0000952</text:p>
          </table:table-cell>
          <table:table-cell office:value-type="float" office:value="0.0000914">
            <text:p>0.0000914</text:p>
          </table:table-cell>
          <table:table-cell office:value-type="float" office:value="0.0081957">
            <text:p>0.0081957</text:p>
          </table:table-cell>
          <table:table-cell office:value-type="float" office:value="1.3161848">
            <text:p>1.3161848</text:p>
          </table:table-cell>
          <table:table-cell office:value-type="float" office:value="1.3148305">
            <text:p>1.3148305</text:p>
          </table:table-cell>
          <table:table-cell office:value-type="float" office:value="0.8737958">
            <text:p>0.8737958</text:p>
          </table:table-cell>
          <table:table-cell office:value-type="float" office:value="7.3544887">
            <text:p>7.3544887</text:p>
          </table:table-cell>
          <table:table-cell office:value-type="float" office:value="7.5456338">
            <text:p>7.5456338</text:p>
          </table:table-cell>
          <table:table-cell office:value-type="float" office:value="0.0000243">
            <text:p>0.0000243</text:p>
          </table:table-cell>
          <table:table-cell office:value-type="float" office:value="0.0002738">
            <text:p>0.0002738</text:p>
          </table:table-cell>
          <table:table-cell office:value-type="float" office:value="0.0002776">
            <text:p>0.0002776</text:p>
          </table:table-cell>
          <table:table-cell office:value-type="float" office:value="0.0000336">
            <text:p>0.0000336</text:p>
          </table:table-cell>
          <table:table-cell office:value-type="float" office:value="0.0004614">
            <text:p>0.0004614</text:p>
          </table:table-cell>
          <table:table-cell office:value-type="float" office:value="0.0004861">
            <text:p>0.0004861</text:p>
          </table:table-cell>
        </table:table-row>
        <table:table-row table:style-name="ro1">
          <table:table-cell office:value-type="float" office:value="3500">
            <text:p>3500</text:p>
          </table:table-cell>
          <table:table-cell office:value-type="float" office:value="0.005008">
            <text:p>0.005008</text:p>
          </table:table-cell>
          <table:table-cell office:value-type="float" office:value="0.0219606">
            <text:p>0.0219606</text:p>
          </table:table-cell>
          <table:table-cell office:value-type="float" office:value="0.0183783">
            <text:p>0.0183783</text:p>
          </table:table-cell>
          <table:table-cell office:value-type="float" office:value="0">
            <text:p>0</text:p>
          </table:table-cell>
          <table:table-cell table:number-columns-repeated="2" office:value-type="float" office:value="0.0000966">
            <text:p>0.0000966</text:p>
          </table:table-cell>
          <table:table-cell office:value-type="float" office:value="0.0084247">
            <text:p>0.0084247</text:p>
          </table:table-cell>
          <table:table-cell office:value-type="float" office:value="1.3927465">
            <text:p>1.3927465</text:p>
          </table:table-cell>
          <table:table-cell office:value-type="float" office:value="1.391681">
            <text:p>1.391681</text:p>
          </table:table-cell>
          <table:table-cell office:value-type="float" office:value="0.9319349">
            <text:p>0.9319349</text:p>
          </table:table-cell>
          <table:table-cell office:value-type="float" office:value="7.7953844">
            <text:p>7.7953844</text:p>
          </table:table-cell>
          <table:table-cell office:value-type="float" office:value="7.9989158">
            <text:p>7.9989158</text:p>
          </table:table-cell>
          <table:table-cell office:value-type="float" office:value="0.0000247">
            <text:p>0.0000247</text:p>
          </table:table-cell>
          <table:table-cell office:value-type="float" office:value="0.0002925">
            <text:p>0.0002925</text:p>
          </table:table-cell>
          <table:table-cell office:value-type="float" office:value="0.0002883">
            <text:p>0.0002883</text:p>
          </table:table-cell>
          <table:table-cell office:value-type="float" office:value="0.0000303">
            <text:p>0.0000303</text:p>
          </table:table-cell>
          <table:table-cell office:value-type="float" office:value="0.0004754">
            <text:p>0.0004754</text:p>
          </table:table-cell>
          <table:table-cell office:value-type="float" office:value="0.0004894">
            <text:p>0.0004894</text:p>
          </table:table-cell>
        </table:table-row>
        <table:table-row table:style-name="ro1">
          <table:table-cell office:value-type="float" office:value="3600">
            <text:p>3600</text:p>
          </table:table-cell>
          <table:table-cell office:value-type="float" office:value="0.0052268">
            <text:p>0.0052268</text:p>
          </table:table-cell>
          <table:table-cell office:value-type="float" office:value="0.0227196">
            <text:p>0.0227196</text:p>
          </table:table-cell>
          <table:table-cell office:value-type="float" office:value="0.0191461">
            <text:p>0.0191461</text:p>
          </table:table-cell>
          <table:table-cell office:value-type="float" office:value="0">
            <text:p>0</text:p>
          </table:table-cell>
          <table:table-cell office:value-type="float" office:value="0.000098">
            <text:p>0.000098</text:p>
          </table:table-cell>
          <table:table-cell office:value-type="float" office:value="0.0001073">
            <text:p>0.0001073</text:p>
          </table:table-cell>
          <table:table-cell office:value-type="float" office:value="0.0087098">
            <text:p>0.0087098</text:p>
          </table:table-cell>
          <table:table-cell office:value-type="float" office:value="1.4718922">
            <text:p>1.4718922</text:p>
          </table:table-cell>
          <table:table-cell office:value-type="float" office:value="1.4715997">
            <text:p>1.4715997</text:p>
          </table:table-cell>
          <table:table-cell office:value-type="float" office:value="0.9924084">
            <text:p>0.9924084</text:p>
          </table:table-cell>
          <table:table-cell office:value-type="float" office:value="8.2528973">
            <text:p>8.2528973</text:p>
          </table:table-cell>
          <table:table-cell office:value-type="float" office:value="8.4691509">
            <text:p>8.4691509</text:p>
          </table:table-cell>
          <table:table-cell office:value-type="float" office:value="0.000035">
            <text:p>0.000035</text:p>
          </table:table-cell>
          <table:table-cell office:value-type="float" office:value="0.0002785">
            <text:p>0.0002785</text:p>
          </table:table-cell>
          <table:table-cell office:value-type="float" office:value="0.0003116">
            <text:p>0.0003116</text:p>
          </table:table-cell>
          <table:table-cell office:value-type="float" office:value="0.0000383">
            <text:p>0.0000383</text:p>
          </table:table-cell>
          <table:table-cell office:value-type="float" office:value="0.0005136">
            <text:p>0.0005136</text:p>
          </table:table-cell>
          <table:table-cell office:value-type="float" office:value="0.0004917">
            <text:p>0.0004917</text:p>
          </table:table-cell>
        </table:table-row>
        <table:table-row table:style-name="ro1">
          <table:table-cell office:value-type="float" office:value="3700">
            <text:p>3700</text:p>
          </table:table-cell>
          <table:table-cell office:value-type="float" office:value="0.0054353">
            <text:p>0.0054353</text:p>
          </table:table-cell>
          <table:table-cell office:value-type="float" office:value="0.0235108">
            <text:p>0.0235108</text:p>
          </table:table-cell>
          <table:table-cell office:value-type="float" office:value="0.0199061">
            <text:p>0.0199061</text:p>
          </table:table-cell>
          <table:table-cell office:value-type="float" office:value="0.0000005">
            <text:p>0.0000005</text:p>
          </table:table-cell>
          <table:table-cell office:value-type="float" office:value="0.0001022">
            <text:p>0.0001022</text:p>
          </table:table-cell>
          <table:table-cell office:value-type="float" office:value="0.0001054">
            <text:p>0.0001054</text:p>
          </table:table-cell>
          <table:table-cell office:value-type="float" office:value="0.0089622">
            <text:p>0.0089622</text:p>
          </table:table-cell>
          <table:table-cell office:value-type="float" office:value="1.5539456">
            <text:p>1.5539456</text:p>
          </table:table-cell>
          <table:table-cell office:value-type="float" office:value="1.5541318">
            <text:p>1.5541318</text:p>
          </table:table-cell>
          <table:table-cell office:value-type="float" office:value="1.0557781">
            <text:p>1.0557781</text:p>
          </table:table-cell>
          <table:table-cell office:value-type="float" office:value="8.7290352">
            <text:p>8.7290352</text:p>
          </table:table-cell>
          <table:table-cell office:value-type="float" office:value="8.9592931">
            <text:p>8.9592931</text:p>
          </table:table-cell>
          <table:table-cell office:value-type="float" office:value="0.0000257">
            <text:p>0.0000257</text:p>
          </table:table-cell>
          <table:table-cell office:value-type="float" office:value="0.0002794">
            <text:p>0.0002794</text:p>
          </table:table-cell>
          <table:table-cell office:value-type="float" office:value="0.0003037">
            <text:p>0.0003037</text:p>
          </table:table-cell>
          <table:table-cell office:value-type="float" office:value="0.0000317">
            <text:p>0.0000317</text:p>
          </table:table-cell>
          <table:table-cell office:value-type="float" office:value="0.000494">
            <text:p>0.000494</text:p>
          </table:table-cell>
          <table:table-cell office:value-type="float" office:value="0.0005253">
            <text:p>0.0005253</text:p>
          </table:table-cell>
        </table:table-row>
        <table:table-row table:style-name="ro1">
          <table:table-cell office:value-type="float" office:value="3800">
            <text:p>3800</text:p>
          </table:table-cell>
          <table:table-cell office:value-type="float" office:value="0.0056331">
            <text:p>0.0056331</text:p>
          </table:table-cell>
          <table:table-cell office:value-type="float" office:value="0.0242694">
            <text:p>0.0242694</text:p>
          </table:table-cell>
          <table:table-cell office:value-type="float" office:value="0.0206581">
            <text:p>0.0206581</text:p>
          </table:table-cell>
          <table:table-cell office:value-type="float" office:value="0.0000005">
            <text:p>0.0000005</text:p>
          </table:table-cell>
          <table:table-cell office:value-type="float" office:value="0.0001068">
            <text:p>0.0001068</text:p>
          </table:table-cell>
          <table:table-cell office:value-type="float" office:value="0.0001082">
            <text:p>0.0001082</text:p>
          </table:table-cell>
          <table:table-cell office:value-type="float" office:value="0.0092635">
            <text:p>0.0092635</text:p>
          </table:table-cell>
          <table:table-cell office:value-type="float" office:value="1.6382015">
            <text:p>1.6382015</text:p>
          </table:table-cell>
          <table:table-cell office:value-type="float" office:value="1.638278">
            <text:p>1.638278</text:p>
          </table:table-cell>
          <table:table-cell office:value-type="float" office:value="1.1214863">
            <text:p>1.1214863</text:p>
          </table:table-cell>
          <table:table-cell office:value-type="float" office:value="9.2127781">
            <text:p>9.2127781</text:p>
          </table:table-cell>
          <table:table-cell office:value-type="float" office:value="9.4546102">
            <text:p>9.4546102</text:p>
          </table:table-cell>
          <table:table-cell office:value-type="float" office:value="0.0000289">
            <text:p>0.0000289</text:p>
          </table:table-cell>
          <table:table-cell office:value-type="float" office:value="0.0003037">
            <text:p>0.0003037</text:p>
          </table:table-cell>
          <table:table-cell office:value-type="float" office:value="0.0003112">
            <text:p>0.0003112</text:p>
          </table:table-cell>
          <table:table-cell office:value-type="float" office:value="0.0000378">
            <text:p>0.0000378</text:p>
          </table:table-cell>
          <table:table-cell office:value-type="float" office:value="0.0005281">
            <text:p>0.0005281</text:p>
          </table:table-cell>
          <table:table-cell office:value-type="float" office:value="0.0005388">
            <text:p>0.0005388</text:p>
          </table:table-cell>
        </table:table-row>
        <table:table-row table:style-name="ro1">
          <table:table-cell office:value-type="float" office:value="3900">
            <text:p>3900</text:p>
          </table:table-cell>
          <table:table-cell office:value-type="float" office:value="0.005851">
            <text:p>0.005851</text:p>
          </table:table-cell>
          <table:table-cell office:value-type="float" office:value="0.0250452">
            <text:p>0.0250452</text:p>
          </table:table-cell>
          <table:table-cell office:value-type="float" office:value="0.0214097">
            <text:p>0.0214097</text:p>
          </table:table-cell>
          <table:table-cell office:value-type="float" office:value="0">
            <text:p>0</text:p>
          </table:table-cell>
          <table:table-cell table:number-columns-repeated="2" office:value-type="float" office:value="0.0001176">
            <text:p>0.0001176</text:p>
          </table:table-cell>
          <table:table-cell office:value-type="float" office:value="0.0094478">
            <text:p>0.0094478</text:p>
          </table:table-cell>
          <table:table-cell office:value-type="float" office:value="1.7245678">
            <text:p>1.7245678</text:p>
          </table:table-cell>
          <table:table-cell office:value-type="float" office:value="1.7247782">
            <text:p>1.7247782</text:p>
          </table:table-cell>
          <table:table-cell office:value-type="float" office:value="1.1889576">
            <text:p>1.1889576</text:p>
          </table:table-cell>
          <table:table-cell office:value-type="float" office:value="9.7104675">
            <text:p>9.7104675</text:p>
          </table:table-cell>
          <table:table-cell office:value-type="float" office:value="9.9666402">
            <text:p>9.9666402</text:p>
          </table:table-cell>
          <table:table-cell office:value-type="float" office:value="0.0000266">
            <text:p>0.0000266</text:p>
          </table:table-cell>
          <table:table-cell office:value-type="float" office:value="0.000328">
            <text:p>0.000328</text:p>
          </table:table-cell>
          <table:table-cell office:value-type="float" office:value="0.0003308">
            <text:p>0.0003308</text:p>
          </table:table-cell>
          <table:table-cell office:value-type="float" office:value="0.0000415">
            <text:p>0.0000415</text:p>
          </table:table-cell>
          <table:table-cell office:value-type="float" office:value="0.0005836">
            <text:p>0.0005836</text:p>
          </table:table-cell>
          <table:table-cell office:value-type="float" office:value="0.0005649">
            <text:p>0.0005649</text:p>
          </table:table-cell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0.0060535">
            <text:p>0.0060535</text:p>
          </table:table-cell>
          <table:table-cell office:value-type="float" office:value="0.0258149">
            <text:p>0.0258149</text:p>
          </table:table-cell>
          <table:table-cell office:value-type="float" office:value="0.0221584">
            <text:p>0.0221584</text:p>
          </table:table-cell>
          <table:table-cell office:value-type="float" office:value="0.0000005">
            <text:p>0.0000005</text:p>
          </table:table-cell>
          <table:table-cell office:value-type="float" office:value="0.0001134">
            <text:p>0.0001134</text:p>
          </table:table-cell>
          <table:table-cell office:value-type="float" office:value="0.0001129">
            <text:p>0.0001129</text:p>
          </table:table-cell>
          <table:table-cell office:value-type="float" office:value="0.0098005">
            <text:p>0.0098005</text:p>
          </table:table-cell>
          <table:table-cell office:value-type="float" office:value="1.8126827">
            <text:p>1.8126827</text:p>
          </table:table-cell>
          <table:table-cell office:value-type="float" office:value="1.8133139">
            <text:p>1.8133139</text:p>
          </table:table-cell>
          <table:table-cell office:value-type="float" office:value="1.2581544">
            <text:p>1.2581544</text:p>
          </table:table-cell>
          <table:table-cell office:value-type="float" office:value="10.2201766">
            <text:p>10.2201766</text:p>
          </table:table-cell>
          <table:table-cell office:value-type="float" office:value="10.4919807">
            <text:p>10.4919807</text:p>
          </table:table-cell>
          <table:table-cell office:value-type="float" office:value="0.0000285">
            <text:p>0.0000285</text:p>
          </table:table-cell>
          <table:table-cell office:value-type="float" office:value="0.0003364">
            <text:p>0.0003364</text:p>
          </table:table-cell>
          <table:table-cell office:value-type="float" office:value="0.0003177">
            <text:p>0.0003177</text:p>
          </table:table-cell>
          <table:table-cell office:value-type="float" office:value="0.0000653">
            <text:p>0.0000653</text:p>
          </table:table-cell>
          <table:table-cell office:value-type="float" office:value="0.0005733">
            <text:p>0.0005733</text:p>
          </table:table-cell>
          <table:table-cell office:value-type="float" office:value="0.0005645">
            <text:p>0.0005645</text:p>
          </table:table-cell>
        </table:table-row>
        <table:table-row table:style-name="ro1">
          <table:table-cell office:value-type="float" office:value="4100">
            <text:p>4100</text:p>
          </table:table-cell>
          <table:table-cell office:value-type="float" office:value="0.0062769">
            <text:p>0.0062769</text:p>
          </table:table-cell>
          <table:table-cell office:value-type="float" office:value="0.0266775">
            <text:p>0.0266775</text:p>
          </table:table-cell>
          <table:table-cell office:value-type="float" office:value="0.0230112">
            <text:p>0.0230112</text:p>
          </table:table-cell>
          <table:table-cell office:value-type="float" office:value="0.0000005">
            <text:p>0.0000005</text:p>
          </table:table-cell>
          <table:table-cell office:value-type="float" office:value="0.0001148">
            <text:p>0.0001148</text:p>
          </table:table-cell>
          <table:table-cell office:value-type="float" office:value="0.0001152">
            <text:p>0.0001152</text:p>
          </table:table-cell>
          <table:table-cell office:value-type="float" office:value="0.0101317">
            <text:p>0.0101317</text:p>
          </table:table-cell>
          <table:table-cell office:value-type="float" office:value="1.9034217">
            <text:p>1.9034217</text:p>
          </table:table-cell>
          <table:table-cell office:value-type="float" office:value="1.9042745">
            <text:p>1.9042745</text:p>
          </table:table-cell>
          <table:table-cell office:value-type="float" office:value="1.3319175">
            <text:p>1.3319175</text:p>
          </table:table-cell>
          <table:table-cell office:value-type="float" office:value="10.7482256">
            <text:p>10.7482256</text:p>
          </table:table-cell>
          <table:table-cell office:value-type="float" office:value="11.0364043">
            <text:p>11.0364043</text:p>
          </table:table-cell>
          <table:table-cell office:value-type="float" office:value="0.0000401">
            <text:p>0.0000401</text:p>
          </table:table-cell>
          <table:table-cell office:value-type="float" office:value="0.0003298">
            <text:p>0.0003298</text:p>
          </table:table-cell>
          <table:table-cell office:value-type="float" office:value="0.0003266">
            <text:p>0.0003266</text:p>
          </table:table-cell>
          <table:table-cell office:value-type="float" office:value="0.0000658">
            <text:p>0.0000658</text:p>
          </table:table-cell>
          <table:table-cell office:value-type="float" office:value="0.000592">
            <text:p>0.000592</text:p>
          </table:table-cell>
          <table:table-cell office:value-type="float" office:value="0.0007105">
            <text:p>0.0007105</text:p>
          </table:table-cell>
        </table:table-row>
        <table:table-row table:style-name="ro1">
          <table:table-cell office:value-type="float" office:value="4200">
            <text:p>4200</text:p>
          </table:table-cell>
          <table:table-cell office:value-type="float" office:value="0.0065102">
            <text:p>0.0065102</text:p>
          </table:table-cell>
          <table:table-cell office:value-type="float" office:value="0.027562">
            <text:p>0.027562</text:p>
          </table:table-cell>
          <table:table-cell office:value-type="float" office:value="0.023863">
            <text:p>0.023863</text:p>
          </table:table-cell>
          <table:table-cell office:value-type="float" office:value="0">
            <text:p>0</text:p>
          </table:table-cell>
          <table:table-cell office:value-type="float" office:value="0.0001283">
            <text:p>0.0001283</text:p>
          </table:table-cell>
          <table:table-cell office:value-type="float" office:value="0.0001176">
            <text:p>0.0001176</text:p>
          </table:table-cell>
          <table:table-cell office:value-type="float" office:value="0.0103934">
            <text:p>0.0103934</text:p>
          </table:table-cell>
          <table:table-cell office:value-type="float" office:value="1.9971543">
            <text:p>1.9971543</text:p>
          </table:table-cell>
          <table:table-cell office:value-type="float" office:value="1.9971524">
            <text:p>1.9971524</text:p>
          </table:table-cell>
          <table:table-cell office:value-type="float" office:value="1.4076716">
            <text:p>1.4076716</text:p>
          </table:table-cell>
          <table:table-cell office:value-type="float" office:value="11.2915324">
            <text:p>11.2915324</text:p>
          </table:table-cell>
          <table:table-cell office:value-type="float" office:value="11.593079">
            <text:p>11.593079</text:p>
          </table:table-cell>
          <table:table-cell office:value-type="float" office:value="0.0000303">
            <text:p>0.0000303</text:p>
          </table:table-cell>
          <table:table-cell office:value-type="float" office:value="0.0003541">
            <text:p>0.0003541</text:p>
          </table:table-cell>
          <table:table-cell office:value-type="float" office:value="0.000362">
            <text:p>0.000362</text:p>
          </table:table-cell>
          <table:table-cell office:value-type="float" office:value="0.0000471">
            <text:p>0.0000471</text:p>
          </table:table-cell>
          <table:table-cell office:value-type="float" office:value="0.0006331">
            <text:p>0.0006331</text:p>
          </table:table-cell>
          <table:table-cell office:value-type="float" office:value="0.0005771">
            <text:p>0.0005771</text:p>
          </table:table-cell>
        </table:table-row>
        <table:table-row table:style-name="ro1">
          <table:table-cell office:value-type="float" office:value="4300">
            <text:p>4300</text:p>
          </table:table-cell>
          <table:table-cell office:value-type="float" office:value="0.0067392">
            <text:p>0.0067392</text:p>
          </table:table-cell>
          <table:table-cell office:value-type="float" office:value="0.0284279">
            <text:p>0.0284279</text:p>
          </table:table-cell>
          <table:table-cell office:value-type="float" office:value="0.0247074">
            <text:p>0.0247074</text:p>
          </table:table-cell>
          <table:table-cell office:value-type="float" office:value="0.0000005">
            <text:p>0.0000005</text:p>
          </table:table-cell>
          <table:table-cell office:value-type="float" office:value="0.0001208">
            <text:p>0.0001208</text:p>
          </table:table-cell>
          <table:table-cell office:value-type="float" office:value="0.0001255">
            <text:p>0.0001255</text:p>
          </table:table-cell>
          <table:table-cell office:value-type="float" office:value="0.0107191">
            <text:p>0.0107191</text:p>
          </table:table-cell>
          <table:table-cell office:value-type="float" office:value="2.0921852">
            <text:p>2.0921852</text:p>
          </table:table-cell>
          <table:table-cell office:value-type="float" office:value="2.0923671">
            <text:p>2.0923671</text:p>
          </table:table-cell>
          <table:table-cell office:value-type="float" office:value="1.4852675">
            <text:p>1.4852675</text:p>
          </table:table-cell>
          <table:table-cell office:value-type="float" office:value="11.8470661">
            <text:p>11.8470661</text:p>
          </table:table-cell>
          <table:table-cell office:value-type="float" office:value="12.1653315">
            <text:p>12.1653315</text:p>
          </table:table-cell>
          <table:table-cell office:value-type="float" office:value="0.0000308">
            <text:p>0.0000308</text:p>
          </table:table-cell>
          <table:table-cell office:value-type="float" office:value="0.0003457">
            <text:p>0.0003457</text:p>
          </table:table-cell>
          <table:table-cell office:value-type="float" office:value="0.0003573">
            <text:p>0.0003573</text:p>
          </table:table-cell>
          <table:table-cell office:value-type="float" office:value="0.0000588">
            <text:p>0.0000588</text:p>
          </table:table-cell>
          <table:table-cell office:value-type="float" office:value="0.0006046">
            <text:p>0.0006046</text:p>
          </table:table-cell>
          <table:table-cell office:value-type="float" office:value="0.0005939">
            <text:p>0.0005939</text:p>
          </table:table-cell>
        </table:table-row>
        <table:table-row table:style-name="ro1">
          <table:table-cell office:value-type="float" office:value="4400">
            <text:p>4400</text:p>
          </table:table-cell>
          <table:table-cell office:value-type="float" office:value="0.006986">
            <text:p>0.006986</text:p>
          </table:table-cell>
          <table:table-cell office:value-type="float" office:value="0.0293016">
            <text:p>0.0293016</text:p>
          </table:table-cell>
          <table:table-cell office:value-type="float" office:value="0.025529">
            <text:p>0.025529</text:p>
          </table:table-cell>
          <table:table-cell office:value-type="float" office:value="0">
            <text:p>0</text:p>
          </table:table-cell>
          <table:table-cell office:value-type="float" office:value="0.0001236">
            <text:p>0.0001236</text:p>
          </table:table-cell>
          <table:table-cell office:value-type="float" office:value="0.0001241">
            <text:p>0.0001241</text:p>
          </table:table-cell>
          <table:table-cell office:value-type="float" office:value="0.0109178">
            <text:p>0.0109178</text:p>
          </table:table-cell>
          <table:table-cell office:value-type="float" office:value="2.1894572">
            <text:p>2.1894572</text:p>
          </table:table-cell>
          <table:table-cell office:value-type="float" office:value="2.1898938">
            <text:p>2.1898938</text:p>
          </table:table-cell>
          <table:table-cell office:value-type="float" office:value="1.5650248">
            <text:p>1.5650248</text:p>
          </table:table-cell>
          <table:table-cell office:value-type="float" office:value="12.4195915">
            <text:p>12.4195915</text:p>
          </table:table-cell>
          <table:table-cell office:value-type="float" office:value="12.7550852">
            <text:p>12.7550852</text:p>
          </table:table-cell>
          <table:table-cell office:value-type="float" office:value="0.0000313">
            <text:p>0.0000313</text:p>
          </table:table-cell>
          <table:table-cell office:value-type="float" office:value="0.0003499">
            <text:p>0.0003499</text:p>
          </table:table-cell>
          <table:table-cell office:value-type="float" office:value="0.0003737">
            <text:p>0.0003737</text:p>
          </table:table-cell>
          <table:table-cell office:value-type="float" office:value="0.0000723">
            <text:p>0.0000723</text:p>
          </table:table-cell>
          <table:table-cell office:value-type="float" office:value="0.0006177">
            <text:p>0.0006177</text:p>
          </table:table-cell>
          <table:table-cell office:value-type="float" office:value="0.0006083">
            <text:p>0.0006083</text:p>
          </table:table-cell>
        </table:table-row>
        <table:table-row table:style-name="ro1">
          <table:table-cell office:value-type="float" office:value="4500">
            <text:p>4500</text:p>
          </table:table-cell>
          <table:table-cell office:value-type="float" office:value="0.00723">
            <text:p>0.00723</text:p>
          </table:table-cell>
          <table:table-cell office:value-type="float" office:value="0.030168">
            <text:p>0.030168</text:p>
          </table:table-cell>
          <table:table-cell office:value-type="float" office:value="0.0263859">
            <text:p>0.0263859</text:p>
          </table:table-cell>
          <table:table-cell office:value-type="float" office:value="0">
            <text:p>0</text:p>
          </table:table-cell>
          <table:table-cell office:value-type="float" office:value="0.0001353">
            <text:p>0.0001353</text:p>
          </table:table-cell>
          <table:table-cell office:value-type="float" office:value="0.0001446">
            <text:p>0.0001446</text:p>
          </table:table-cell>
          <table:table-cell office:value-type="float" office:value="0.01127">
            <text:p>0.01127</text:p>
          </table:table-cell>
          <table:table-cell office:value-type="float" office:value="2.2890534">
            <text:p>2.2890534</text:p>
          </table:table-cell>
          <table:table-cell office:value-type="float" office:value="2.2898628">
            <text:p>2.2898628</text:p>
          </table:table-cell>
          <table:table-cell office:value-type="float" office:value="1.6486136">
            <text:p>1.6486136</text:p>
          </table:table-cell>
          <table:table-cell office:value-type="float" office:value="13.0105432">
            <text:p>13.0105432</text:p>
          </table:table-cell>
          <table:table-cell office:value-type="float" office:value="13.360196">
            <text:p>13.360196</text:p>
          </table:table-cell>
          <table:table-cell office:value-type="float" office:value="0.0000322">
            <text:p>0.0000322</text:p>
          </table:table-cell>
          <table:table-cell office:value-type="float" office:value="0.0003802">
            <text:p>0.0003802</text:p>
          </table:table-cell>
          <table:table-cell office:value-type="float" office:value="0.0003853">
            <text:p>0.0003853</text:p>
          </table:table-cell>
          <table:table-cell office:value-type="float" office:value="0.0000397">
            <text:p>0.0000397</text:p>
          </table:table-cell>
          <table:table-cell office:value-type="float" office:value="0.0006489">
            <text:p>0.0006489</text:p>
          </table:table-cell>
          <table:table-cell office:value-type="float" office:value="0.0006303">
            <text:p>0.0006303</text:p>
          </table:table-cell>
        </table:table-row>
        <table:table-row table:style-name="ro1">
          <table:table-cell office:value-type="float" office:value="4600">
            <text:p>4600</text:p>
          </table:table-cell>
          <table:table-cell office:value-type="float" office:value="0.0074754">
            <text:p>0.0074754</text:p>
          </table:table-cell>
          <table:table-cell office:value-type="float" office:value="0.0310809">
            <text:p>0.0310809</text:p>
          </table:table-cell>
          <table:table-cell office:value-type="float" office:value="0.0272947">
            <text:p>0.0272947</text:p>
          </table:table-cell>
          <table:table-cell office:value-type="float" office:value="0">
            <text:p>0</text:p>
          </table:table-cell>
          <table:table-cell table:number-columns-repeated="2" office:value-type="float" office:value="0.0001302">
            <text:p>0.0001302</text:p>
          </table:table-cell>
          <table:table-cell office:value-type="float" office:value="0.0115695">
            <text:p>0.0115695</text:p>
          </table:table-cell>
          <table:table-cell office:value-type="float" office:value="2.3915186">
            <text:p>2.3915186</text:p>
          </table:table-cell>
          <table:table-cell office:value-type="float" office:value="2.3925533">
            <text:p>2.3925533</text:p>
          </table:table-cell>
          <table:table-cell office:value-type="float" office:value="1.7326539">
            <text:p>1.7326539</text:p>
          </table:table-cell>
          <table:table-cell office:value-type="float" office:value="13.6090165">
            <text:p>13.6090165</text:p>
          </table:table-cell>
          <table:table-cell office:value-type="float" office:value="13.9768241">
            <text:p>13.9768241</text:p>
          </table:table-cell>
          <table:table-cell office:value-type="float" office:value="0.0000359">
            <text:p>0.0000359</text:p>
          </table:table-cell>
          <table:table-cell office:value-type="float" office:value="0.0003774">
            <text:p>0.0003774</text:p>
          </table:table-cell>
          <table:table-cell office:value-type="float" office:value="0.0003956">
            <text:p>0.0003956</text:p>
          </table:table-cell>
          <table:table-cell office:value-type="float" office:value="0.0000457">
            <text:p>0.0000457</text:p>
          </table:table-cell>
          <table:table-cell office:value-type="float" office:value="0.000675">
            <text:p>0.000675</text:p>
          </table:table-cell>
          <table:table-cell office:value-type="float" office:value="0.000662">
            <text:p>0.000662</text:p>
          </table:table-cell>
        </table:table-row>
        <table:table-row table:style-name="ro1">
          <table:table-cell office:value-type="float" office:value="4700">
            <text:p>4700</text:p>
          </table:table-cell>
          <table:table-cell office:value-type="float" office:value="0.0077236">
            <text:p>0.0077236</text:p>
          </table:table-cell>
          <table:table-cell office:value-type="float" office:value="0.0319556">
            <text:p>0.0319556</text:p>
          </table:table-cell>
          <table:table-cell office:value-type="float" office:value="0.0281354">
            <text:p>0.0281354</text:p>
          </table:table-cell>
          <table:table-cell office:value-type="float" office:value="0">
            <text:p>0</text:p>
          </table:table-cell>
          <table:table-cell table:number-columns-repeated="2" office:value-type="float" office:value="0.000133">
            <text:p>0.000133</text:p>
          </table:table-cell>
          <table:table-cell office:value-type="float" office:value="0.0119073">
            <text:p>0.0119073</text:p>
          </table:table-cell>
          <table:table-cell office:value-type="float" office:value="2.4957809">
            <text:p>2.4957809</text:p>
          </table:table-cell>
          <table:table-cell office:value-type="float" office:value="2.4973222">
            <text:p>2.4973222</text:p>
          </table:table-cell>
          <table:table-cell office:value-type="float" office:value="1.8200615">
            <text:p>1.8200615</text:p>
          </table:table-cell>
          <table:table-cell office:value-type="float" office:value="14.2273879">
            <text:p>14.2273879</text:p>
          </table:table-cell>
          <table:table-cell office:value-type="float" office:value="14.6094499">
            <text:p>14.6094499</text:p>
          </table:table-cell>
          <table:table-cell office:value-type="float" office:value="0.0000336">
            <text:p>0.0000336</text:p>
          </table:table-cell>
          <table:table-cell office:value-type="float" office:value="0.0003863">
            <text:p>0.0003863</text:p>
          </table:table-cell>
          <table:table-cell office:value-type="float" office:value="0.0003853">
            <text:p>0.0003853</text:p>
          </table:table-cell>
          <table:table-cell office:value-type="float" office:value="0.0000439">
            <text:p>0.0000439</text:p>
          </table:table-cell>
          <table:table-cell office:value-type="float" office:value="0.0006778">
            <text:p>0.0006778</text:p>
          </table:table-cell>
          <table:table-cell office:value-type="float" office:value="0.0006718">
            <text:p>0.0006718</text:p>
          </table:table-cell>
        </table:table-row>
        <table:table-row table:style-name="ro1">
          <table:table-cell office:value-type="float" office:value="4800">
            <text:p>4800</text:p>
          </table:table-cell>
          <table:table-cell office:value-type="float" office:value="0.0079746">
            <text:p>0.0079746</text:p>
          </table:table-cell>
          <table:table-cell office:value-type="float" office:value="0.0328845">
            <text:p>0.0328845</text:p>
          </table:table-cell>
          <table:table-cell office:value-type="float" office:value="0.0290609">
            <text:p>0.0290609</text:p>
          </table:table-cell>
          <table:table-cell office:value-type="float" office:value="0">
            <text:p>0</text:p>
          </table:table-cell>
          <table:table-cell office:value-type="float" office:value="0.0001344">
            <text:p>0.0001344</text:p>
          </table:table-cell>
          <table:table-cell office:value-type="float" office:value="0.0001525">
            <text:p>0.0001525</text:p>
          </table:table-cell>
          <table:table-cell office:value-type="float" office:value="0.0121083">
            <text:p>0.0121083</text:p>
          </table:table-cell>
          <table:table-cell office:value-type="float" office:value="2.602601">
            <text:p>2.602601</text:p>
          </table:table-cell>
          <table:table-cell office:value-type="float" office:value="2.6035998">
            <text:p>2.6035998</text:p>
          </table:table-cell>
          <table:table-cell office:value-type="float" office:value="1.9087931">
            <text:p>1.9087931</text:p>
          </table:table-cell>
          <table:table-cell office:value-type="float" office:value="14.8561579">
            <text:p>14.8561579</text:p>
          </table:table-cell>
          <table:table-cell office:value-type="float" office:value="15.2523543">
            <text:p>15.2523543</text:p>
          </table:table-cell>
          <table:table-cell office:value-type="float" office:value="0.0000345">
            <text:p>0.0000345</text:p>
          </table:table-cell>
          <table:table-cell office:value-type="float" office:value="0.0004059">
            <text:p>0.0004059</text:p>
          </table:table-cell>
          <table:table-cell office:value-type="float" office:value="0.0004105">
            <text:p>0.0004105</text:p>
          </table:table-cell>
          <table:table-cell office:value-type="float" office:value="0.0000401">
            <text:p>0.0000401</text:p>
          </table:table-cell>
          <table:table-cell office:value-type="float" office:value="0.0007054">
            <text:p>0.0007054</text:p>
          </table:table-cell>
          <table:table-cell office:value-type="float" office:value="0.0006722">
            <text:p>0.0006722</text:p>
          </table:table-cell>
        </table:table-row>
        <table:table-row table:style-name="ro1">
          <table:table-cell office:value-type="float" office:value="4900">
            <text:p>4900</text:p>
          </table:table-cell>
          <table:table-cell office:value-type="float" office:value="0.0082283">
            <text:p>0.0082283</text:p>
          </table:table-cell>
          <table:table-cell office:value-type="float" office:value="0.0338889">
            <text:p>0.0338889</text:p>
          </table:table-cell>
          <table:table-cell office:value-type="float" office:value="0.0299781">
            <text:p>0.0299781</text:p>
          </table:table-cell>
          <table:table-cell office:value-type="float" office:value="0">
            <text:p>0</text:p>
          </table:table-cell>
          <table:table-cell table:number-columns-repeated="2" office:value-type="float" office:value="0.0001372">
            <text:p>0.0001372</text:p>
          </table:table-cell>
          <table:table-cell office:value-type="float" office:value="0.0123677">
            <text:p>0.0123677</text:p>
          </table:table-cell>
          <table:table-cell office:value-type="float" office:value="2.712147">
            <text:p>2.712147</text:p>
          </table:table-cell>
          <table:table-cell office:value-type="float" office:value="2.7129727">
            <text:p>2.7129727</text:p>
          </table:table-cell>
          <table:table-cell office:value-type="float" office:value="2.00046">
            <text:p>2.00046</text:p>
          </table:table-cell>
          <table:table-cell office:value-type="float" office:value="15.4991463">
            <text:p>15.4991463</text:p>
          </table:table-cell>
          <table:table-cell office:value-type="float" office:value="15.9098922">
            <text:p>15.9098922</text:p>
          </table:table-cell>
          <table:table-cell office:value-type="float" office:value="0.000035">
            <text:p>0.000035</text:p>
          </table:table-cell>
          <table:table-cell office:value-type="float" office:value="0.0004292">
            <text:p>0.0004292</text:p>
          </table:table-cell>
          <table:table-cell office:value-type="float" office:value="0.0004073">
            <text:p>0.0004073</text:p>
          </table:table-cell>
          <table:table-cell office:value-type="float" office:value="0.0000448">
            <text:p>0.0000448</text:p>
          </table:table-cell>
          <table:table-cell office:value-type="float" office:value="0.0007184">
            <text:p>0.0007184</text:p>
          </table:table-cell>
          <table:table-cell office:value-type="float" office:value="0.0007119">
            <text:p>0.0007119</text:p>
          </table:table-cell>
        </table:table-row>
      </table:table>
      <table:table table:name="Graph" table:style-name="ta1">
        <table:shapes>
          <draw:frame draw:z-index="0" draw:style-name="gr1" svg:width="8.7902in" svg:height="3.2409in" svg:x="0in" svg:y="0.0008in">
            <draw:object draw:notify-on-update-of-ranges="Source.A2:Source.A51 Source.K1:Source.K1 Source.K2:Source.K51 Source.L1:Source.L1 Source.L2:Source.L51 Source.M1:Source.M1 Source.M2:Source.M51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svg:width="8.8449in" svg:height="3.2311in" svg:x="0.0224in" svg:y="6.1177in">
            <draw:object draw:notify-on-update-of-ranges="Source.A2:Source.A51 Source.Q1:Source.Q1 Source.Q2:Source.Q51 Source.R1:Source.R1 Source.R2:Source.R51 Source.S1:Source.S1 Source.S2:Source.S51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2" draw:style-name="gr1" svg:width="8.7567in" svg:height="2.9386in" svg:x="0.0661in" svg:y="3.1685in">
            <draw:object draw:notify-on-update-of-ranges="Source.A2:Source.A51 Source.N1:Source.N1 Source.N2:Source.N51 Source.O1:Source.O1 Source.O2:Source.O51 Source.P1:Source.P1 Source.P2:Source.P51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3" draw:style-name="gr1" svg:width="8.7902in" svg:height="3.0862in" svg:x="0.0878in" svg:y="9.2862in">
            <draw:object draw:notify-on-update-of-ranges="Source.A2:Source.A51 Source.B1:Source.B1 Source.B2:Source.B51 Source.C1:Source.C1 Source.C2:Source.C51 Source.D1:Source.D1 Source.D2:Source.D51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svg:width="8.7571in" svg:height="3.3157in" svg:x="0.0441in" svg:y="15.3102in">
            <draw:object draw:notify-on-update-of-ranges="Source.A2:Source.A51 Source.E1:Source.E1 Source.E2:Source.E51 Source.F1:Source.F1 Source.F2:Source.F51 Source.G1:Source.G1 Source.G2:Source.G51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svg:width="8.8449in" svg:height="2.7606in" svg:x="0.011in" svg:y="12.5701in">
            <draw:object draw:notify-on-update-of-ranges="Source.A2:Source.A51 Source.H1:Source.H1 Source.H2:Source.H51 Source.I1:Source.I1 Source.I2:Source.I51 Source.J1:Source.J1 Source.J2:Source.J51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number-columns-repeated="9" table:default-cell-style-name="Default"/>
        <table:table-row table:style-name="ro1">
          <table:table-cell table:number-columns-repeated="9"/>
        </table:table-row>
        <table:table-row table:style-name="ro2" table:number-rows-repeated="33">
          <table:table-cell table:number-columns-repeated="9"/>
        </table:table-row>
        <table:table-row table:style-name="ro1">
          <table:table-cell table:number-columns-repeated="8"/>
          <table:table-cell table:style-name="ce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erard Meier</meta:initial-creator>
    <meta:creation-date>2012-12-19T19:23:33</meta:creation-date>
    <dc:date>2012-12-20T12:34:33</dc:date>
    <dc:creator>Gerard Meier</dc:creator>
    <meta:editing-duration>PT2H10M49S</meta:editing-duration>
    <meta:editing-cycles>5</meta:editing-cycles>
    <meta:generator>LibreOffice/3.5$Linux_x86 LibreOffice_project/350m1$Build-2</meta:generator>
    <meta:document-statistic meta:table-count="2" meta:cell-count="969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2.243cm" svg:height="7.465cm" xlink:href=".." xlink:type="simple" chart:class="chart:line" chart:style-name="ch1">
        <chart:title svg:x="8.921cm" svg:y="0.285cm" chart:style-name="ch2">
          <text:p>Getting existing values</text:p>
        </chart:title>
        <chart:legend chart:legend-position="end" svg:x="16.004cm" svg:y="2.935cm" style:legend-expansion="high" chart:style-name="ch3"/>
        <chart:plot-area chart:style-name="ch4" table:cell-range-address="Source.A2:Source.A51 Source.N1:Source.P51" chart:data-source-has-labels="both" svg:x="0.894cm" svg:y="1.511cm" svg:width="14.222cm" svg:height="5.385cm">
          <chartooo:coordinate-region svg:x="2.362cm" svg:y="1.711cm" svg:width="12.635cm" svg:height="4.14cm"/>
          <chart:axis chart:dimension="x" chart:name="primary-x" chart:style-name="ch5" chartooo:axis-type="auto">
            <chartooo:date-scale/>
            <chart:categories table:cell-range-address="Source.A2:Source.A5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ource.N2:Source.N51" chart:label-cell-address="Source.N1:Source.N1" chart:class="chart:line">
            <chart:data-point chart:repeated="50"/>
          </chart:series>
          <chart:series chart:style-name="ch8" chart:values-cell-range-address="Source.O2:Source.O51" chart:label-cell-address="Source.O1:Source.O1" chart:class="chart:line">
            <chart:data-point chart:repeated="50"/>
          </chart:series>
          <chart:series chart:style-name="ch9" chart:values-cell-range-address="Source.P2:Source.P51" chart:label-cell-address="Source.P1:Source.P1" chart:class="chart:line">
            <chart:data-point chart:repeated="5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andomGet(EnumSet&lt;int&gt;)</text:p>
                <draw:g>
                  <svg:desc>Source.N1:Source.N1</svg:desc>
                </draw:g>
              </table:table-cell>
              <table:table-cell office:value-type="string">
                <text:p>randomGet(std::set&lt;int&gt;)</text:p>
                <draw:g>
                  <svg:desc>Source.O1:Source.O1</svg:desc>
                </draw:g>
              </table:table-cell>
              <table:table-cell office:value-type="string">
                <text:p>randomGet(std::map&lt;int, bool&gt;)</text:p>
                <draw:g>
                  <svg:desc>Source.P1:Source.P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Source.A2:Source.A51</svg:desc>
                </draw:g>
              </table:table-cell>
              <table:table-cell office:value-type="float" office:value="0">
                <text:p>0</text:p>
                <draw:g>
                  <svg:desc>Source.N2:Source.N51</svg:desc>
                </draw:g>
              </table:table-cell>
              <table:table-cell office:value-type="float" office:value="0">
                <text:p>0</text:p>
                <draw:g>
                  <svg:desc>Source.O2:Source.O51</svg:desc>
                </draw:g>
              </table:table-cell>
              <table:table-cell office:value-type="float" office:value="0.0000005">
                <text:p>0.0000005</text:p>
                <draw:g>
                  <svg:desc>Source.P2:Source.P51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0000009">
                <text:p>0.0000009</text:p>
              </table:table-cell>
              <table:table-cell office:value-type="float" office:value="0.0000042">
                <text:p>0.0000042</text:p>
              </table:table-cell>
              <table:table-cell office:value-type="float" office:value="0.0000042">
                <text:p>0.0000042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0000014">
                <text:p>0.0000014</text:p>
              </table:table-cell>
              <table:table-cell office:value-type="float" office:value="0.0000103">
                <text:p>0.0000103</text:p>
              </table:table-cell>
              <table:table-cell office:value-type="float" office:value="0.0000093">
                <text:p>0.0000093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.0000019">
                <text:p>0.0000019</text:p>
              </table:table-cell>
              <table:table-cell office:value-type="float" office:value="0.0000154">
                <text:p>0.0000154</text:p>
              </table:table-cell>
              <table:table-cell office:value-type="float" office:value="0.0000159">
                <text:p>0.0000159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.0000033">
                <text:p>0.0000033</text:p>
              </table:table-cell>
              <table:table-cell office:value-type="float" office:value="0.0000243">
                <text:p>0.0000243</text:p>
              </table:table-cell>
              <table:table-cell office:value-type="float" office:value="0.0000233">
                <text:p>0.0000233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0000042">
                <text:p>0.0000042</text:p>
              </table:table-cell>
              <table:table-cell office:value-type="float" office:value="0.0000303">
                <text:p>0.0000303</text:p>
              </table:table-cell>
              <table:table-cell office:value-type="float" office:value="0.0000294">
                <text:p>0.0000294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0.0000042">
                <text:p>0.0000042</text:p>
              </table:table-cell>
              <table:table-cell office:value-type="float" office:value="0.000035">
                <text:p>0.000035</text:p>
              </table:table-cell>
              <table:table-cell office:value-type="float" office:value="0.0000345">
                <text:p>0.0000345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0.0000051">
                <text:p>0.0000051</text:p>
              </table:table-cell>
              <table:table-cell office:value-type="float" office:value="0.0000434">
                <text:p>0.0000434</text:p>
              </table:table-cell>
              <table:table-cell office:value-type="float" office:value="0.0000439">
                <text:p>0.0000439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0.0000061">
                <text:p>0.0000061</text:p>
              </table:table-cell>
              <table:table-cell office:value-type="float" office:value="0.0000471">
                <text:p>0.0000471</text:p>
              </table:table-cell>
              <table:table-cell office:value-type="float" office:value="0.0000504">
                <text:p>0.0000504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0.000007">
                <text:p>0.000007</text:p>
              </table:table-cell>
              <table:table-cell office:value-type="float" office:value="0.0000583">
                <text:p>0.0000583</text:p>
              </table:table-cell>
              <table:table-cell office:value-type="float" office:value="0.000069">
                <text:p>0.000069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0000075">
                <text:p>0.0000075</text:p>
              </table:table-cell>
              <table:table-cell office:value-type="float" office:value="0.0000606">
                <text:p>0.0000606</text:p>
              </table:table-cell>
              <table:table-cell office:value-type="float" office:value="0.0000606">
                <text:p>0.0000606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0.0000089">
                <text:p>0.0000089</text:p>
              </table:table-cell>
              <table:table-cell office:value-type="float" office:value="0.0000658">
                <text:p>0.0000658</text:p>
              </table:table-cell>
              <table:table-cell office:value-type="float" office:value="0.0000672">
                <text:p>0.0000672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0.0000093">
                <text:p>0.0000093</text:p>
              </table:table-cell>
              <table:table-cell office:value-type="float" office:value="0.0000718">
                <text:p>0.0000718</text:p>
              </table:table-cell>
              <table:table-cell office:value-type="float" office:value="0.0000746">
                <text:p>0.0000746</text:p>
              </table:table-cell>
            </table:table-row>
            <table:table-row>
              <table:table-cell office:value-type="float" office:value="1300">
                <text:p>1300</text:p>
              </table:table-cell>
              <table:table-cell office:value-type="float" office:value="0.0000093">
                <text:p>0.0000093</text:p>
              </table:table-cell>
              <table:table-cell office:value-type="float" office:value="0.0000826">
                <text:p>0.0000826</text:p>
              </table:table-cell>
              <table:table-cell office:value-type="float" office:value="0.00009">
                <text:p>0.00009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0.0000098">
                <text:p>0.0000098</text:p>
              </table:table-cell>
              <table:table-cell office:value-type="float" office:value="0.0000938">
                <text:p>0.0000938</text:p>
              </table:table-cell>
              <table:table-cell office:value-type="float" office:value="0.0000919">
                <text:p>0.0000919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0.0000107">
                <text:p>0.0000107</text:p>
              </table:table-cell>
              <table:table-cell office:value-type="float" office:value="0.000105">
                <text:p>0.000105</text:p>
              </table:table-cell>
              <table:table-cell office:value-type="float" office:value="0.0000975">
                <text:p>0.0000975</text:p>
              </table:table-cell>
            </table:table-row>
            <table:table-row>
              <table:table-cell office:value-type="float" office:value="1600">
                <text:p>1600</text:p>
              </table:table-cell>
              <table:table-cell office:value-type="float" office:value="0.0000196">
                <text:p>0.0000196</text:p>
              </table:table-cell>
              <table:table-cell office:value-type="float" office:value="0.0001036">
                <text:p>0.0001036</text:p>
              </table:table-cell>
              <table:table-cell office:value-type="float" office:value="0.000104">
                <text:p>0.000104</text:p>
              </table:table-cell>
            </table:table-row>
            <table:table-row>
              <table:table-cell office:value-type="float" office:value="1700">
                <text:p>1700</text:p>
              </table:table-cell>
              <table:table-cell office:value-type="float" office:value="0.0000131">
                <text:p>0.0000131</text:p>
              </table:table-cell>
              <table:table-cell office:value-type="float" office:value="0.0001115">
                <text:p>0.0001115</text:p>
              </table:table-cell>
              <table:table-cell office:value-type="float" office:value="0.0001171">
                <text:p>0.0001171</text:p>
              </table:table-cell>
            </table:table-row>
            <table:table-row>
              <table:table-cell office:value-type="float" office:value="1800">
                <text:p>1800</text:p>
              </table:table-cell>
              <table:table-cell office:value-type="float" office:value="0.0000126">
                <text:p>0.0000126</text:p>
              </table:table-cell>
              <table:table-cell office:value-type="float" office:value="0.0001204">
                <text:p>0.0001204</text:p>
              </table:table-cell>
              <table:table-cell office:value-type="float" office:value="0.000139">
                <text:p>0.000139</text:p>
              </table:table-cell>
            </table:table-row>
            <table:table-row>
              <table:table-cell office:value-type="float" office:value="1900">
                <text:p>1900</text:p>
              </table:table-cell>
              <table:table-cell office:value-type="float" office:value="0.0000135">
                <text:p>0.0000135</text:p>
              </table:table-cell>
              <table:table-cell office:value-type="float" office:value="0.0001297">
                <text:p>0.0001297</text:p>
              </table:table-cell>
              <table:table-cell office:value-type="float" office:value="0.0001269">
                <text:p>0.0001269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0.000014">
                <text:p>0.000014</text:p>
              </table:table-cell>
              <table:table-cell office:value-type="float" office:value="0.0001605">
                <text:p>0.0001605</text:p>
              </table:table-cell>
              <table:table-cell office:value-type="float" office:value="0.0001316">
                <text:p>0.0001316</text:p>
              </table:table-cell>
            </table:table-row>
            <table:table-row>
              <table:table-cell office:value-type="float" office:value="2100">
                <text:p>2100</text:p>
              </table:table-cell>
              <table:table-cell office:value-type="float" office:value="0.0000145">
                <text:p>0.0000145</text:p>
              </table:table-cell>
              <table:table-cell office:value-type="float" office:value="0.0001442">
                <text:p>0.0001442</text:p>
              </table:table-cell>
              <table:table-cell office:value-type="float" office:value="0.0001442">
                <text:p>0.0001442</text:p>
              </table:table-cell>
            </table:table-row>
            <table:table-row>
              <table:table-cell office:value-type="float" office:value="2200">
                <text:p>2200</text:p>
              </table:table-cell>
              <table:table-cell office:value-type="float" office:value="0.0000154">
                <text:p>0.0000154</text:p>
              </table:table-cell>
              <table:table-cell office:value-type="float" office:value="0.0001707">
                <text:p>0.0001707</text:p>
              </table:table-cell>
              <table:table-cell office:value-type="float" office:value="0.0001521">
                <text:p>0.0001521</text:p>
              </table:table-cell>
            </table:table-row>
            <table:table-row>
              <table:table-cell office:value-type="float" office:value="2300">
                <text:p>2300</text:p>
              </table:table-cell>
              <table:table-cell office:value-type="float" office:value="0.0000168">
                <text:p>0.0000168</text:p>
              </table:table-cell>
              <table:table-cell office:value-type="float" office:value="0.0001712">
                <text:p>0.0001712</text:p>
              </table:table-cell>
              <table:table-cell office:value-type="float" office:value="0.0001899">
                <text:p>0.0001899</text:p>
              </table:table-cell>
            </table:table-row>
            <table:table-row>
              <table:table-cell office:value-type="float" office:value="2400">
                <text:p>2400</text:p>
              </table:table-cell>
              <table:table-cell office:value-type="float" office:value="0.0000173">
                <text:p>0.0000173</text:p>
              </table:table-cell>
              <table:table-cell office:value-type="float" office:value="0.0001628">
                <text:p>0.0001628</text:p>
              </table:table-cell>
              <table:table-cell office:value-type="float" office:value="0.0001945">
                <text:p>0.0001945</text:p>
              </table:table-cell>
            </table:table-row>
            <table:table-row>
              <table:table-cell office:value-type="float" office:value="2500">
                <text:p>2500</text:p>
              </table:table-cell>
              <table:table-cell office:value-type="float" office:value="0.0000182">
                <text:p>0.0000182</text:p>
              </table:table-cell>
              <table:table-cell office:value-type="float" office:value="0.000195">
                <text:p>0.000195</text:p>
              </table:table-cell>
              <table:table-cell office:value-type="float" office:value="0.0001777">
                <text:p>0.0001777</text:p>
              </table:table-cell>
            </table:table-row>
            <table:table-row>
              <table:table-cell office:value-type="float" office:value="2600">
                <text:p>2600</text:p>
              </table:table-cell>
              <table:table-cell office:value-type="float" office:value="0.0000182">
                <text:p>0.0000182</text:p>
              </table:table-cell>
              <table:table-cell office:value-type="float" office:value="0.0001889">
                <text:p>0.0001889</text:p>
              </table:table-cell>
              <table:table-cell office:value-type="float" office:value="0.0001908">
                <text:p>0.0001908</text:p>
              </table:table-cell>
            </table:table-row>
            <table:table-row>
              <table:table-cell office:value-type="float" office:value="2700">
                <text:p>2700</text:p>
              </table:table-cell>
              <table:table-cell office:value-type="float" office:value="0.0000196">
                <text:p>0.0000196</text:p>
              </table:table-cell>
              <table:table-cell office:value-type="float" office:value="0.0002319">
                <text:p>0.0002319</text:p>
              </table:table-cell>
              <table:table-cell office:value-type="float" office:value="0.0002328">
                <text:p>0.0002328</text:p>
              </table:table-cell>
            </table:table-row>
            <table:table-row>
              <table:table-cell office:value-type="float" office:value="2800">
                <text:p>2800</text:p>
              </table:table-cell>
              <table:table-cell office:value-type="float" office:value="0.0000196">
                <text:p>0.0000196</text:p>
              </table:table-cell>
              <table:table-cell office:value-type="float" office:value="0.0002286">
                <text:p>0.0002286</text:p>
              </table:table-cell>
              <table:table-cell office:value-type="float" office:value="0.0002249">
                <text:p>0.0002249</text:p>
              </table:table-cell>
            </table:table-row>
            <table:table-row>
              <table:table-cell office:value-type="float" office:value="2900">
                <text:p>2900</text:p>
              </table:table-cell>
              <table:table-cell office:value-type="float" office:value="0.0000205">
                <text:p>0.0000205</text:p>
              </table:table-cell>
              <table:table-cell office:value-type="float" office:value="0.0002155">
                <text:p>0.0002155</text:p>
              </table:table-cell>
              <table:table-cell office:value-type="float" office:value="0.000237">
                <text:p>0.000237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0.0000215">
                <text:p>0.0000215</text:p>
              </table:table-cell>
              <table:table-cell office:value-type="float" office:value="0.0002244">
                <text:p>0.0002244</text:p>
              </table:table-cell>
              <table:table-cell office:value-type="float" office:value="0.0002235">
                <text:p>0.0002235</text:p>
              </table:table-cell>
            </table:table-row>
            <table:table-row>
              <table:table-cell office:value-type="float" office:value="3100">
                <text:p>3100</text:p>
              </table:table-cell>
              <table:table-cell office:value-type="float" office:value="0.0000238">
                <text:p>0.0000238</text:p>
              </table:table-cell>
              <table:table-cell office:value-type="float" office:value="0.0002487">
                <text:p>0.0002487</text:p>
              </table:table-cell>
              <table:table-cell office:value-type="float" office:value="0.0002295">
                <text:p>0.0002295</text:p>
              </table:table-cell>
            </table:table-row>
            <table:table-row>
              <table:table-cell office:value-type="float" office:value="3200">
                <text:p>3200</text:p>
              </table:table-cell>
              <table:table-cell office:value-type="float" office:value="0.0000299">
                <text:p>0.0000299</text:p>
              </table:table-cell>
              <table:table-cell office:value-type="float" office:value="0.0002431">
                <text:p>0.0002431</text:p>
              </table:table-cell>
              <table:table-cell office:value-type="float" office:value="0.0002808">
                <text:p>0.0002808</text:p>
              </table:table-cell>
            </table:table-row>
            <table:table-row>
              <table:table-cell office:value-type="float" office:value="3300">
                <text:p>3300</text:p>
              </table:table-cell>
              <table:table-cell office:value-type="float" office:value="0.0000224">
                <text:p>0.0000224</text:p>
              </table:table-cell>
              <table:table-cell office:value-type="float" office:value="0.0002687">
                <text:p>0.0002687</text:p>
              </table:table-cell>
              <table:table-cell office:value-type="float" office:value="0.0002417">
                <text:p>0.0002417</text:p>
              </table:table-cell>
            </table:table-row>
            <table:table-row>
              <table:table-cell office:value-type="float" office:value="3400">
                <text:p>3400</text:p>
              </table:table-cell>
              <table:table-cell office:value-type="float" office:value="0.0000243">
                <text:p>0.0000243</text:p>
              </table:table-cell>
              <table:table-cell office:value-type="float" office:value="0.0002738">
                <text:p>0.0002738</text:p>
              </table:table-cell>
              <table:table-cell office:value-type="float" office:value="0.0002776">
                <text:p>0.0002776</text:p>
              </table:table-cell>
            </table:table-row>
            <table:table-row>
              <table:table-cell office:value-type="float" office:value="3500">
                <text:p>3500</text:p>
              </table:table-cell>
              <table:table-cell office:value-type="float" office:value="0.0000247">
                <text:p>0.0000247</text:p>
              </table:table-cell>
              <table:table-cell office:value-type="float" office:value="0.0002925">
                <text:p>0.0002925</text:p>
              </table:table-cell>
              <table:table-cell office:value-type="float" office:value="0.0002883">
                <text:p>0.0002883</text:p>
              </table:table-cell>
            </table:table-row>
            <table:table-row>
              <table:table-cell office:value-type="float" office:value="3600">
                <text:p>3600</text:p>
              </table:table-cell>
              <table:table-cell office:value-type="float" office:value="0.000035">
                <text:p>0.000035</text:p>
              </table:table-cell>
              <table:table-cell office:value-type="float" office:value="0.0002785">
                <text:p>0.0002785</text:p>
              </table:table-cell>
              <table:table-cell office:value-type="float" office:value="0.0003116">
                <text:p>0.0003116</text:p>
              </table:table-cell>
            </table:table-row>
            <table:table-row>
              <table:table-cell office:value-type="float" office:value="3700">
                <text:p>3700</text:p>
              </table:table-cell>
              <table:table-cell office:value-type="float" office:value="0.0000257">
                <text:p>0.0000257</text:p>
              </table:table-cell>
              <table:table-cell office:value-type="float" office:value="0.0002794">
                <text:p>0.0002794</text:p>
              </table:table-cell>
              <table:table-cell office:value-type="float" office:value="0.0003037">
                <text:p>0.0003037</text:p>
              </table:table-cell>
            </table:table-row>
            <table:table-row>
              <table:table-cell office:value-type="float" office:value="3800">
                <text:p>3800</text:p>
              </table:table-cell>
              <table:table-cell office:value-type="float" office:value="0.0000289">
                <text:p>0.0000289</text:p>
              </table:table-cell>
              <table:table-cell office:value-type="float" office:value="0.0003037">
                <text:p>0.0003037</text:p>
              </table:table-cell>
              <table:table-cell office:value-type="float" office:value="0.0003112">
                <text:p>0.0003112</text:p>
              </table:table-cell>
            </table:table-row>
            <table:table-row>
              <table:table-cell office:value-type="float" office:value="3900">
                <text:p>3900</text:p>
              </table:table-cell>
              <table:table-cell office:value-type="float" office:value="0.0000266">
                <text:p>0.0000266</text:p>
              </table:table-cell>
              <table:table-cell office:value-type="float" office:value="0.000328">
                <text:p>0.000328</text:p>
              </table:table-cell>
              <table:table-cell office:value-type="float" office:value="0.0003308">
                <text:p>0.0003308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0.0000285">
                <text:p>0.0000285</text:p>
              </table:table-cell>
              <table:table-cell office:value-type="float" office:value="0.0003364">
                <text:p>0.0003364</text:p>
              </table:table-cell>
              <table:table-cell office:value-type="float" office:value="0.0003177">
                <text:p>0.0003177</text:p>
              </table:table-cell>
            </table:table-row>
            <table:table-row>
              <table:table-cell office:value-type="float" office:value="4100">
                <text:p>4100</text:p>
              </table:table-cell>
              <table:table-cell office:value-type="float" office:value="0.0000401">
                <text:p>0.0000401</text:p>
              </table:table-cell>
              <table:table-cell office:value-type="float" office:value="0.0003298">
                <text:p>0.0003298</text:p>
              </table:table-cell>
              <table:table-cell office:value-type="float" office:value="0.0003266">
                <text:p>0.0003266</text:p>
              </table:table-cell>
            </table:table-row>
            <table:table-row>
              <table:table-cell office:value-type="float" office:value="4200">
                <text:p>4200</text:p>
              </table:table-cell>
              <table:table-cell office:value-type="float" office:value="0.0000303">
                <text:p>0.0000303</text:p>
              </table:table-cell>
              <table:table-cell office:value-type="float" office:value="0.0003541">
                <text:p>0.0003541</text:p>
              </table:table-cell>
              <table:table-cell office:value-type="float" office:value="0.000362">
                <text:p>0.000362</text:p>
              </table:table-cell>
            </table:table-row>
            <table:table-row>
              <table:table-cell office:value-type="float" office:value="4300">
                <text:p>4300</text:p>
              </table:table-cell>
              <table:table-cell office:value-type="float" office:value="0.0000308">
                <text:p>0.0000308</text:p>
              </table:table-cell>
              <table:table-cell office:value-type="float" office:value="0.0003457">
                <text:p>0.0003457</text:p>
              </table:table-cell>
              <table:table-cell office:value-type="float" office:value="0.0003573">
                <text:p>0.0003573</text:p>
              </table:table-cell>
            </table:table-row>
            <table:table-row>
              <table:table-cell office:value-type="float" office:value="4400">
                <text:p>4400</text:p>
              </table:table-cell>
              <table:table-cell office:value-type="float" office:value="0.0000313">
                <text:p>0.0000313</text:p>
              </table:table-cell>
              <table:table-cell office:value-type="float" office:value="0.0003499">
                <text:p>0.0003499</text:p>
              </table:table-cell>
              <table:table-cell office:value-type="float" office:value="0.0003737">
                <text:p>0.0003737</text:p>
              </table:table-cell>
            </table:table-row>
            <table:table-row>
              <table:table-cell office:value-type="float" office:value="4500">
                <text:p>4500</text:p>
              </table:table-cell>
              <table:table-cell office:value-type="float" office:value="0.0000322">
                <text:p>0.0000322</text:p>
              </table:table-cell>
              <table:table-cell office:value-type="float" office:value="0.0003802">
                <text:p>0.0003802</text:p>
              </table:table-cell>
              <table:table-cell office:value-type="float" office:value="0.0003853">
                <text:p>0.0003853</text:p>
              </table:table-cell>
            </table:table-row>
            <table:table-row>
              <table:table-cell office:value-type="float" office:value="4600">
                <text:p>4600</text:p>
              </table:table-cell>
              <table:table-cell office:value-type="float" office:value="0.0000359">
                <text:p>0.0000359</text:p>
              </table:table-cell>
              <table:table-cell office:value-type="float" office:value="0.0003774">
                <text:p>0.0003774</text:p>
              </table:table-cell>
              <table:table-cell office:value-type="float" office:value="0.0003956">
                <text:p>0.0003956</text:p>
              </table:table-cell>
            </table:table-row>
            <table:table-row>
              <table:table-cell office:value-type="float" office:value="4700">
                <text:p>4700</text:p>
              </table:table-cell>
              <table:table-cell office:value-type="float" office:value="0.0000336">
                <text:p>0.0000336</text:p>
              </table:table-cell>
              <table:table-cell office:value-type="float" office:value="0.0003863">
                <text:p>0.0003863</text:p>
              </table:table-cell>
              <table:table-cell office:value-type="float" office:value="0.0003853">
                <text:p>0.0003853</text:p>
              </table:table-cell>
            </table:table-row>
            <table:table-row>
              <table:table-cell office:value-type="float" office:value="4800">
                <text:p>4800</text:p>
              </table:table-cell>
              <table:table-cell office:value-type="float" office:value="0.0000345">
                <text:p>0.0000345</text:p>
              </table:table-cell>
              <table:table-cell office:value-type="float" office:value="0.0004059">
                <text:p>0.0004059</text:p>
              </table:table-cell>
              <table:table-cell office:value-type="float" office:value="0.0004105">
                <text:p>0.0004105</text:p>
              </table:table-cell>
            </table:table-row>
            <table:table-row>
              <table:table-cell office:value-type="float" office:value="4900">
                <text:p>4900</text:p>
              </table:table-cell>
              <table:table-cell office:value-type="float" office:value="0.000035">
                <text:p>0.000035</text:p>
              </table:table-cell>
              <table:table-cell office:value-type="float" office:value="0.0004292">
                <text:p>0.0004292</text:p>
              </table:table-cell>
              <table:table-cell office:value-type="float" office:value="0.0004073">
                <text:p>0.000407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ff950e" draw:fill-color="#ff950e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c5000b" draw:fill-color="#c5000b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2.328cm" svg:height="8.233cm" xlink:href=".." xlink:type="simple" chart:class="chart:line" chart:style-name="ch1">
        <chart:title svg:x="8.117cm" svg:y="0.3cm" chart:style-name="ch2">
          <text:p>Inserting an ordered sequence</text:p>
        </chart:title>
        <chart:legend chart:legend-position="end" svg:x="15.798cm" svg:y="3.319cm" style:legend-expansion="high" chart:style-name="ch3"/>
        <chart:plot-area chart:style-name="ch4" table:cell-range-address="Source.A2:Source.A51 Source.K1:Source.M51" chart:data-source-has-labels="both" svg:x="0.896cm" svg:y="1.571cm" svg:width="14.01cm" svg:height="6.078cm">
          <chartooo:coordinate-region svg:x="1.517cm" svg:y="1.77cm" svg:width="13.283cm" svg:height="4.834cm"/>
          <chart:axis chart:dimension="x" chart:name="primary-x" chart:style-name="ch5" chartooo:axis-type="auto">
            <chartooo:date-scale/>
            <chart:categories table:cell-range-address="Source.A2:Source.A5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ource.K2:Source.K51" chart:label-cell-address="Source.K1:Source.K1" chart:class="chart:line">
            <chart:data-point chart:repeated="50"/>
          </chart:series>
          <chart:series chart:style-name="ch8" chart:values-cell-range-address="Source.L2:Source.L51" chart:label-cell-address="Source.L1:Source.L1" chart:class="chart:line">
            <chart:data-point chart:repeated="50"/>
          </chart:series>
          <chart:series chart:style-name="ch9" chart:values-cell-range-address="Source.M2:Source.M51" chart:label-cell-address="Source.M1:Source.M1" chart:class="chart:line">
            <chart:data-point chart:repeated="5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rderedInsert(EnumSet&lt;int&gt;)</text:p>
                <draw:g>
                  <svg:desc>Source.K1:Source.K1</svg:desc>
                </draw:g>
              </table:table-cell>
              <table:table-cell office:value-type="string">
                <text:p>orderedInsert(std::set&lt;int&gt;)</text:p>
                <draw:g>
                  <svg:desc>Source.L1:Source.L1</svg:desc>
                </draw:g>
              </table:table-cell>
              <table:table-cell office:value-type="string">
                <text:p>orderedInsert(std::map&lt;int, bool&gt;)</text:p>
                <draw:g>
                  <svg:desc>Source.M1:Source.M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Source.A2:Source.A51</svg:desc>
                </draw:g>
              </table:table-cell>
              <table:table-cell office:value-type="float" office:value="0.0001386">
                <text:p>0.0001386</text:p>
                <draw:g>
                  <svg:desc>Source.K2:Source.K51</svg:desc>
                </draw:g>
              </table:table-cell>
              <table:table-cell office:value-type="float" office:value="0.0001381">
                <text:p>0.0001381</text:p>
                <draw:g>
                  <svg:desc>Source.L2:Source.L51</svg:desc>
                </draw:g>
              </table:table-cell>
              <table:table-cell office:value-type="float" office:value="0.0001339">
                <text:p>0.0001339</text:p>
                <draw:g>
                  <svg:desc>Source.M2:Source.M51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0017909">
                <text:p>0.0017909</text:p>
              </table:table-cell>
              <table:table-cell office:value-type="float" office:value="0.0108879">
                <text:p>0.0108879</text:p>
              </table:table-cell>
              <table:table-cell office:value-type="float" office:value="0.0107023">
                <text:p>0.0107023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004228">
                <text:p>0.004228</text:p>
              </table:table-cell>
              <table:table-cell office:value-type="float" office:value="0.0331508">
                <text:p>0.0331508</text:p>
              </table:table-cell>
              <table:table-cell office:value-type="float" office:value="0.0328677">
                <text:p>0.0328677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.0078999">
                <text:p>0.0078999</text:p>
              </table:table-cell>
              <table:table-cell office:value-type="float" office:value="0.067968">
                <text:p>0.067968</text:p>
              </table:table-cell>
              <table:table-cell office:value-type="float" office:value="0.069265">
                <text:p>0.069265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.0126751">
                <text:p>0.0126751</text:p>
              </table:table-cell>
              <table:table-cell office:value-type="float" office:value="0.1151679">
                <text:p>0.1151679</text:p>
              </table:table-cell>
              <table:table-cell office:value-type="float" office:value="0.1173549">
                <text:p>0.1173549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01889">
                <text:p>0.01889</text:p>
              </table:table-cell>
              <table:table-cell office:value-type="float" office:value="0.1753508">
                <text:p>0.1753508</text:p>
              </table:table-cell>
              <table:table-cell office:value-type="float" office:value="0.1793413">
                <text:p>0.1793413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0.0260258">
                <text:p>0.0260258</text:p>
              </table:table-cell>
              <table:table-cell office:value-type="float" office:value="0.2486226">
                <text:p>0.2486226</text:p>
              </table:table-cell>
              <table:table-cell office:value-type="float" office:value="0.2536819">
                <text:p>0.2536819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0.0348611">
                <text:p>0.0348611</text:p>
              </table:table-cell>
              <table:table-cell office:value-type="float" office:value="0.3330991">
                <text:p>0.3330991</text:p>
              </table:table-cell>
              <table:table-cell office:value-type="float" office:value="0.3397917">
                <text:p>0.3397917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0.0447413">
                <text:p>0.0447413</text:p>
              </table:table-cell>
              <table:table-cell office:value-type="float" office:value="0.4303185">
                <text:p>0.4303185</text:p>
              </table:table-cell>
              <table:table-cell office:value-type="float" office:value="0.4373884">
                <text:p>0.4373884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0.0564746">
                <text:p>0.0564746</text:p>
              </table:table-cell>
              <table:table-cell office:value-type="float" office:value="0.5392654">
                <text:p>0.5392654</text:p>
              </table:table-cell>
              <table:table-cell office:value-type="float" office:value="0.5470604">
                <text:p>0.5470604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0693335">
                <text:p>0.0693335</text:p>
              </table:table-cell>
              <table:table-cell office:value-type="float" office:value="0.6590924">
                <text:p>0.6590924</text:p>
              </table:table-cell>
              <table:table-cell office:value-type="float" office:value="0.6691513">
                <text:p>0.6691513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0.0839088">
                <text:p>0.0839088</text:p>
              </table:table-cell>
              <table:table-cell office:value-type="float" office:value="0.7912931">
                <text:p>0.7912931</text:p>
              </table:table-cell>
              <table:table-cell office:value-type="float" office:value="0.8038717">
                <text:p>0.8038717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0.0998057">
                <text:p>0.0998057</text:p>
              </table:table-cell>
              <table:table-cell office:value-type="float" office:value="0.9360575">
                <text:p>0.9360575</text:p>
              </table:table-cell>
              <table:table-cell office:value-type="float" office:value="0.9521302">
                <text:p>0.9521302</text:p>
              </table:table-cell>
            </table:table-row>
            <table:table-row>
              <table:table-cell office:value-type="float" office:value="1300">
                <text:p>1300</text:p>
              </table:table-cell>
              <table:table-cell office:value-type="float" office:value="0.1170055">
                <text:p>0.1170055</text:p>
              </table:table-cell>
              <table:table-cell office:value-type="float" office:value="1.0923965">
                <text:p>1.0923965</text:p>
              </table:table-cell>
              <table:table-cell office:value-type="float" office:value="1.1114409">
                <text:p>1.1114409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0.1351094">
                <text:p>0.1351094</text:p>
              </table:table-cell>
              <table:table-cell office:value-type="float" office:value="1.2609623">
                <text:p>1.2609623</text:p>
              </table:table-cell>
              <table:table-cell office:value-type="float" office:value="1.2841816">
                <text:p>1.2841816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0.1553766">
                <text:p>0.1553766</text:p>
              </table:table-cell>
              <table:table-cell office:value-type="float" office:value="1.4436155">
                <text:p>1.4436155</text:p>
              </table:table-cell>
              <table:table-cell office:value-type="float" office:value="1.4707049">
                <text:p>1.4707049</text:p>
              </table:table-cell>
            </table:table-row>
            <table:table-row>
              <table:table-cell office:value-type="float" office:value="1600">
                <text:p>1600</text:p>
              </table:table-cell>
              <table:table-cell office:value-type="float" office:value="0.1769197">
                <text:p>0.1769197</text:p>
              </table:table-cell>
              <table:table-cell office:value-type="float" office:value="1.6404939">
                <text:p>1.6404939</text:p>
              </table:table-cell>
              <table:table-cell office:value-type="float" office:value="1.6732193">
                <text:p>1.6732193</text:p>
              </table:table-cell>
            </table:table-row>
            <table:table-row>
              <table:table-cell office:value-type="float" office:value="1700">
                <text:p>1700</text:p>
              </table:table-cell>
              <table:table-cell office:value-type="float" office:value="0.2006931">
                <text:p>0.2006931</text:p>
              </table:table-cell>
              <table:table-cell office:value-type="float" office:value="1.8485029">
                <text:p>1.8485029</text:p>
              </table:table-cell>
              <table:table-cell office:value-type="float" office:value="1.8871353">
                <text:p>1.8871353</text:p>
              </table:table-cell>
            </table:table-row>
            <table:table-row>
              <table:table-cell office:value-type="float" office:value="1800">
                <text:p>1800</text:p>
              </table:table-cell>
              <table:table-cell office:value-type="float" office:value="0.2261479">
                <text:p>0.2261479</text:p>
              </table:table-cell>
              <table:table-cell office:value-type="float" office:value="2.0698467">
                <text:p>2.0698467</text:p>
              </table:table-cell>
              <table:table-cell office:value-type="float" office:value="2.1137142">
                <text:p>2.1137142</text:p>
              </table:table-cell>
            </table:table-row>
            <table:table-row>
              <table:table-cell office:value-type="float" office:value="1900">
                <text:p>1900</text:p>
              </table:table-cell>
              <table:table-cell office:value-type="float" office:value="0.2524821">
                <text:p>0.2524821</text:p>
              </table:table-cell>
              <table:table-cell office:value-type="float" office:value="2.3032512">
                <text:p>2.3032512</text:p>
              </table:table-cell>
              <table:table-cell office:value-type="float" office:value="2.3526959">
                <text:p>2.3526959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0.2810261">
                <text:p>0.2810261</text:p>
              </table:table-cell>
              <table:table-cell office:value-type="float" office:value="2.548625">
                <text:p>2.548625</text:p>
              </table:table-cell>
              <table:table-cell office:value-type="float" office:value="2.6037873">
                <text:p>2.6037873</text:p>
              </table:table-cell>
            </table:table-row>
            <table:table-row>
              <table:table-cell office:value-type="float" office:value="2100">
                <text:p>2100</text:p>
              </table:table-cell>
              <table:table-cell office:value-type="float" office:value="0.3106473">
                <text:p>0.3106473</text:p>
              </table:table-cell>
              <table:table-cell office:value-type="float" office:value="2.8044763">
                <text:p>2.8044763</text:p>
              </table:table-cell>
              <table:table-cell office:value-type="float" office:value="2.8660256">
                <text:p>2.8660256</text:p>
              </table:table-cell>
            </table:table-row>
            <table:table-row>
              <table:table-cell office:value-type="float" office:value="2200">
                <text:p>2200</text:p>
              </table:table-cell>
              <table:table-cell office:value-type="float" office:value="0.3424037">
                <text:p>0.3424037</text:p>
              </table:table-cell>
              <table:table-cell office:value-type="float" office:value="3.0751831">
                <text:p>3.0751831</text:p>
              </table:table-cell>
              <table:table-cell office:value-type="float" office:value="3.1442769">
                <text:p>3.1442769</text:p>
              </table:table-cell>
            </table:table-row>
            <table:table-row>
              <table:table-cell office:value-type="float" office:value="2300">
                <text:p>2300</text:p>
              </table:table-cell>
              <table:table-cell office:value-type="float" office:value="0.3752779">
                <text:p>0.3752779</text:p>
              </table:table-cell>
              <table:table-cell office:value-type="float" office:value="3.3589696">
                <text:p>3.3589696</text:p>
              </table:table-cell>
              <table:table-cell office:value-type="float" office:value="3.4357981">
                <text:p>3.4357981</text:p>
              </table:table-cell>
            </table:table-row>
            <table:table-row>
              <table:table-cell office:value-type="float" office:value="2400">
                <text:p>2400</text:p>
              </table:table-cell>
              <table:table-cell office:value-type="float" office:value="0.4101674">
                <text:p>0.4101674</text:p>
              </table:table-cell>
              <table:table-cell office:value-type="float" office:value="3.6564608">
                <text:p>3.6564608</text:p>
              </table:table-cell>
              <table:table-cell office:value-type="float" office:value="3.7420453">
                <text:p>3.7420453</text:p>
              </table:table-cell>
            </table:table-row>
            <table:table-row>
              <table:table-cell office:value-type="float" office:value="2500">
                <text:p>2500</text:p>
              </table:table-cell>
              <table:table-cell office:value-type="float" office:value="0.4476517">
                <text:p>0.4476517</text:p>
              </table:table-cell>
              <table:table-cell office:value-type="float" office:value="3.9681605">
                <text:p>3.9681605</text:p>
              </table:table-cell>
              <table:table-cell office:value-type="float" office:value="4.0630244">
                <text:p>4.0630244</text:p>
              </table:table-cell>
            </table:table-row>
            <table:table-row>
              <table:table-cell office:value-type="float" office:value="2600">
                <text:p>2600</text:p>
              </table:table-cell>
              <table:table-cell office:value-type="float" office:value="0.4864744">
                <text:p>0.4864744</text:p>
              </table:table-cell>
              <table:table-cell office:value-type="float" office:value="4.2936177">
                <text:p>4.2936177</text:p>
              </table:table-cell>
              <table:table-cell office:value-type="float" office:value="4.3970323">
                <text:p>4.3970323</text:p>
              </table:table-cell>
            </table:table-row>
            <table:table-row>
              <table:table-cell office:value-type="float" office:value="2700">
                <text:p>2700</text:p>
              </table:table-cell>
              <table:table-cell office:value-type="float" office:value="0.5279935">
                <text:p>0.5279935</text:p>
              </table:table-cell>
              <table:table-cell office:value-type="float" office:value="4.6309771">
                <text:p>4.6309771</text:p>
              </table:table-cell>
              <table:table-cell office:value-type="float" office:value="4.7429974">
                <text:p>4.7429974</text:p>
              </table:table-cell>
            </table:table-row>
            <table:table-row>
              <table:table-cell office:value-type="float" office:value="2800">
                <text:p>2800</text:p>
              </table:table-cell>
              <table:table-cell office:value-type="float" office:value="0.5709519">
                <text:p>0.5709519</text:p>
              </table:table-cell>
              <table:table-cell office:value-type="float" office:value="4.9815061">
                <text:p>4.9815061</text:p>
              </table:table-cell>
              <table:table-cell office:value-type="float" office:value="5.1036534">
                <text:p>5.1036534</text:p>
              </table:table-cell>
            </table:table-row>
            <table:table-row>
              <table:table-cell office:value-type="float" office:value="2900">
                <text:p>2900</text:p>
              </table:table-cell>
              <table:table-cell office:value-type="float" office:value="0.6162353">
                <text:p>0.6162353</text:p>
              </table:table-cell>
              <table:table-cell office:value-type="float" office:value="5.3463047">
                <text:p>5.3463047</text:p>
              </table:table-cell>
              <table:table-cell office:value-type="float" office:value="5.4789122">
                <text:p>5.4789122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0.6633376">
                <text:p>0.6633376</text:p>
              </table:table-cell>
              <table:table-cell office:value-type="float" office:value="5.7229971">
                <text:p>5.7229971</text:p>
              </table:table-cell>
              <table:table-cell office:value-type="float" office:value="5.864885">
                <text:p>5.864885</text:p>
              </table:table-cell>
            </table:table-row>
            <table:table-row>
              <table:table-cell office:value-type="float" office:value="3100">
                <text:p>3100</text:p>
              </table:table-cell>
              <table:table-cell office:value-type="float" office:value="0.7127506">
                <text:p>0.7127506</text:p>
              </table:table-cell>
              <table:table-cell office:value-type="float" office:value="6.1106012">
                <text:p>6.1106012</text:p>
              </table:table-cell>
              <table:table-cell office:value-type="float" office:value="6.2647639">
                <text:p>6.2647639</text:p>
              </table:table-cell>
            </table:table-row>
            <table:table-row>
              <table:table-cell office:value-type="float" office:value="3200">
                <text:p>3200</text:p>
              </table:table-cell>
              <table:table-cell office:value-type="float" office:value="0.7638029">
                <text:p>0.7638029</text:p>
              </table:table-cell>
              <table:table-cell office:value-type="float" office:value="6.5111664">
                <text:p>6.5111664</text:p>
              </table:table-cell>
              <table:table-cell office:value-type="float" office:value="6.6779082">
                <text:p>6.6779082</text:p>
              </table:table-cell>
            </table:table-row>
            <table:table-row>
              <table:table-cell office:value-type="float" office:value="3300">
                <text:p>3300</text:p>
              </table:table-cell>
              <table:table-cell office:value-type="float" office:value="0.817805">
                <text:p>0.817805</text:p>
              </table:table-cell>
              <table:table-cell office:value-type="float" office:value="6.9263396">
                <text:p>6.9263396</text:p>
              </table:table-cell>
              <table:table-cell office:value-type="float" office:value="7.1048431">
                <text:p>7.1048431</text:p>
              </table:table-cell>
            </table:table-row>
            <table:table-row>
              <table:table-cell office:value-type="float" office:value="3400">
                <text:p>3400</text:p>
              </table:table-cell>
              <table:table-cell office:value-type="float" office:value="0.8737958">
                <text:p>0.8737958</text:p>
              </table:table-cell>
              <table:table-cell office:value-type="float" office:value="7.3544887">
                <text:p>7.3544887</text:p>
              </table:table-cell>
              <table:table-cell office:value-type="float" office:value="7.5456338">
                <text:p>7.5456338</text:p>
              </table:table-cell>
            </table:table-row>
            <table:table-row>
              <table:table-cell office:value-type="float" office:value="3500">
                <text:p>3500</text:p>
              </table:table-cell>
              <table:table-cell office:value-type="float" office:value="0.9319349">
                <text:p>0.9319349</text:p>
              </table:table-cell>
              <table:table-cell office:value-type="float" office:value="7.7953844">
                <text:p>7.7953844</text:p>
              </table:table-cell>
              <table:table-cell office:value-type="float" office:value="7.9989158">
                <text:p>7.9989158</text:p>
              </table:table-cell>
            </table:table-row>
            <table:table-row>
              <table:table-cell office:value-type="float" office:value="3600">
                <text:p>3600</text:p>
              </table:table-cell>
              <table:table-cell office:value-type="float" office:value="0.9924084">
                <text:p>0.9924084</text:p>
              </table:table-cell>
              <table:table-cell office:value-type="float" office:value="8.2528973">
                <text:p>8.2528973</text:p>
              </table:table-cell>
              <table:table-cell office:value-type="float" office:value="8.4691509">
                <text:p>8.4691509</text:p>
              </table:table-cell>
            </table:table-row>
            <table:table-row>
              <table:table-cell office:value-type="float" office:value="3700">
                <text:p>3700</text:p>
              </table:table-cell>
              <table:table-cell office:value-type="float" office:value="1.0557781">
                <text:p>1.0557781</text:p>
              </table:table-cell>
              <table:table-cell office:value-type="float" office:value="8.7290352">
                <text:p>8.7290352</text:p>
              </table:table-cell>
              <table:table-cell office:value-type="float" office:value="8.9592931">
                <text:p>8.9592931</text:p>
              </table:table-cell>
            </table:table-row>
            <table:table-row>
              <table:table-cell office:value-type="float" office:value="3800">
                <text:p>3800</text:p>
              </table:table-cell>
              <table:table-cell office:value-type="float" office:value="1.1214863">
                <text:p>1.1214863</text:p>
              </table:table-cell>
              <table:table-cell office:value-type="float" office:value="9.2127781">
                <text:p>9.2127781</text:p>
              </table:table-cell>
              <table:table-cell office:value-type="float" office:value="9.4546102">
                <text:p>9.4546102</text:p>
              </table:table-cell>
            </table:table-row>
            <table:table-row>
              <table:table-cell office:value-type="float" office:value="3900">
                <text:p>3900</text:p>
              </table:table-cell>
              <table:table-cell office:value-type="float" office:value="1.1889576">
                <text:p>1.1889576</text:p>
              </table:table-cell>
              <table:table-cell office:value-type="float" office:value="9.7104675">
                <text:p>9.7104675</text:p>
              </table:table-cell>
              <table:table-cell office:value-type="float" office:value="9.9666402">
                <text:p>9.9666402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1.2581544">
                <text:p>1.2581544</text:p>
              </table:table-cell>
              <table:table-cell office:value-type="float" office:value="10.2201766">
                <text:p>10.2201766</text:p>
              </table:table-cell>
              <table:table-cell office:value-type="float" office:value="10.4919807">
                <text:p>10.4919807</text:p>
              </table:table-cell>
            </table:table-row>
            <table:table-row>
              <table:table-cell office:value-type="float" office:value="4100">
                <text:p>4100</text:p>
              </table:table-cell>
              <table:table-cell office:value-type="float" office:value="1.3319175">
                <text:p>1.3319175</text:p>
              </table:table-cell>
              <table:table-cell office:value-type="float" office:value="10.7482256">
                <text:p>10.7482256</text:p>
              </table:table-cell>
              <table:table-cell office:value-type="float" office:value="11.0364043">
                <text:p>11.0364043</text:p>
              </table:table-cell>
            </table:table-row>
            <table:table-row>
              <table:table-cell office:value-type="float" office:value="4200">
                <text:p>4200</text:p>
              </table:table-cell>
              <table:table-cell office:value-type="float" office:value="1.4076716">
                <text:p>1.4076716</text:p>
              </table:table-cell>
              <table:table-cell office:value-type="float" office:value="11.2915324">
                <text:p>11.2915324</text:p>
              </table:table-cell>
              <table:table-cell office:value-type="float" office:value="11.593079">
                <text:p>11.593079</text:p>
              </table:table-cell>
            </table:table-row>
            <table:table-row>
              <table:table-cell office:value-type="float" office:value="4300">
                <text:p>4300</text:p>
              </table:table-cell>
              <table:table-cell office:value-type="float" office:value="1.4852675">
                <text:p>1.4852675</text:p>
              </table:table-cell>
              <table:table-cell office:value-type="float" office:value="11.8470661">
                <text:p>11.8470661</text:p>
              </table:table-cell>
              <table:table-cell office:value-type="float" office:value="12.1653315">
                <text:p>12.1653315</text:p>
              </table:table-cell>
            </table:table-row>
            <table:table-row>
              <table:table-cell office:value-type="float" office:value="4400">
                <text:p>4400</text:p>
              </table:table-cell>
              <table:table-cell office:value-type="float" office:value="1.5650248">
                <text:p>1.5650248</text:p>
              </table:table-cell>
              <table:table-cell office:value-type="float" office:value="12.4195915">
                <text:p>12.4195915</text:p>
              </table:table-cell>
              <table:table-cell office:value-type="float" office:value="12.7550852">
                <text:p>12.7550852</text:p>
              </table:table-cell>
            </table:table-row>
            <table:table-row>
              <table:table-cell office:value-type="float" office:value="4500">
                <text:p>4500</text:p>
              </table:table-cell>
              <table:table-cell office:value-type="float" office:value="1.6486136">
                <text:p>1.6486136</text:p>
              </table:table-cell>
              <table:table-cell office:value-type="float" office:value="13.0105432">
                <text:p>13.0105432</text:p>
              </table:table-cell>
              <table:table-cell office:value-type="float" office:value="13.360196">
                <text:p>13.360196</text:p>
              </table:table-cell>
            </table:table-row>
            <table:table-row>
              <table:table-cell office:value-type="float" office:value="4600">
                <text:p>4600</text:p>
              </table:table-cell>
              <table:table-cell office:value-type="float" office:value="1.7326539">
                <text:p>1.7326539</text:p>
              </table:table-cell>
              <table:table-cell office:value-type="float" office:value="13.6090165">
                <text:p>13.6090165</text:p>
              </table:table-cell>
              <table:table-cell office:value-type="float" office:value="13.9768241">
                <text:p>13.9768241</text:p>
              </table:table-cell>
            </table:table-row>
            <table:table-row>
              <table:table-cell office:value-type="float" office:value="4700">
                <text:p>4700</text:p>
              </table:table-cell>
              <table:table-cell office:value-type="float" office:value="1.8200615">
                <text:p>1.8200615</text:p>
              </table:table-cell>
              <table:table-cell office:value-type="float" office:value="14.2273879">
                <text:p>14.2273879</text:p>
              </table:table-cell>
              <table:table-cell office:value-type="float" office:value="14.6094499">
                <text:p>14.6094499</text:p>
              </table:table-cell>
            </table:table-row>
            <table:table-row>
              <table:table-cell office:value-type="float" office:value="4800">
                <text:p>4800</text:p>
              </table:table-cell>
              <table:table-cell office:value-type="float" office:value="1.9087931">
                <text:p>1.9087931</text:p>
              </table:table-cell>
              <table:table-cell office:value-type="float" office:value="14.8561579">
                <text:p>14.8561579</text:p>
              </table:table-cell>
              <table:table-cell office:value-type="float" office:value="15.2523543">
                <text:p>15.2523543</text:p>
              </table:table-cell>
            </table:table-row>
            <table:table-row>
              <table:table-cell office:value-type="float" office:value="4900">
                <text:p>4900</text:p>
              </table:table-cell>
              <table:table-cell office:value-type="float" office:value="2.00046">
                <text:p>2.00046</text:p>
              </table:table-cell>
              <table:table-cell office:value-type="float" office:value="15.4991463">
                <text:p>15.4991463</text:p>
              </table:table-cell>
              <table:table-cell office:value-type="float" office:value="15.9098922">
                <text:p>15.909892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2.467cm" svg:height="8.208cm" xlink:href=".." xlink:type="simple" chart:class="chart:line" chart:style-name="ch1">
        <chart:title svg:x="8.623cm" svg:y="0.3cm" chart:style-name="ch2">
          <text:p>Inserting random numbers</text:p>
        </chart:title>
        <chart:legend chart:legend-position="end" svg:x="15.936cm" svg:y="3.307cm" style:legend-expansion="high" chart:style-name="ch3"/>
        <chart:plot-area chart:style-name="ch4" table:cell-range-address="Source.A2:Source.A51 Source.Q1:Source.S51" chart:data-source-has-labels="both" svg:x="0.899cm" svg:y="1.571cm" svg:width="14.14cm" svg:height="6.053cm">
          <chartooo:coordinate-region svg:x="2.182cm" svg:y="1.771cm" svg:width="12.74cm" svg:height="4.808cm"/>
          <chart:axis chart:dimension="x" chart:name="primary-x" chart:style-name="ch5" chartooo:axis-type="auto">
            <chartooo:date-scale/>
            <chart:categories table:cell-range-address="Source.A2:Source.A5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ource.Q2:Source.Q51" chart:label-cell-address="Source.Q1:Source.Q1" chart:class="chart:line">
            <chart:data-point chart:repeated="50"/>
          </chart:series>
          <chart:series chart:style-name="ch8" chart:values-cell-range-address="Source.R2:Source.R51" chart:label-cell-address="Source.R1:Source.R1" chart:class="chart:line">
            <chart:data-point chart:repeated="50"/>
          </chart:series>
          <chart:series chart:style-name="ch9" chart:values-cell-range-address="Source.S2:Source.S51" chart:label-cell-address="Source.S1:Source.S1" chart:class="chart:line">
            <chart:data-point chart:repeated="5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andomInsert(EnumSet&lt;int&gt;)</text:p>
                <draw:g>
                  <svg:desc>Source.Q1:Source.Q1</svg:desc>
                </draw:g>
              </table:table-cell>
              <table:table-cell office:value-type="string">
                <text:p>randomInsert(std::set&lt;int&gt;)</text:p>
                <draw:g>
                  <svg:desc>Source.R1:Source.R1</svg:desc>
                </draw:g>
              </table:table-cell>
              <table:table-cell office:value-type="string">
                <text:p>randomInsert(std::map&lt;int, bool&gt;)</text:p>
                <draw:g>
                  <svg:desc>Source.S1:Source.S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Source.A2:Source.A51</svg:desc>
                </draw:g>
              </table:table-cell>
              <table:table-cell office:value-type="float" office:value="0">
                <text:p>0</text:p>
                <draw:g>
                  <svg:desc>Source.Q2:Source.Q51</svg:desc>
                </draw:g>
              </table:table-cell>
              <table:table-cell office:value-type="float" office:value="0">
                <text:p>0</text:p>
                <draw:g>
                  <svg:desc>Source.R2:Source.R51</svg:desc>
                </draw:g>
              </table:table-cell>
              <table:table-cell office:value-type="float" office:value="0">
                <text:p>0</text:p>
                <draw:g>
                  <svg:desc>Source.S2:Source.S51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0000014">
                <text:p>0.0000014</text:p>
              </table:table-cell>
              <table:table-cell office:value-type="float" office:value="0.0000107">
                <text:p>0.0000107</text:p>
              </table:table-cell>
              <table:table-cell office:value-type="float" office:value="0.0000107">
                <text:p>0.0000107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0000019">
                <text:p>0.0000019</text:p>
              </table:table-cell>
              <table:table-cell office:value-type="float" office:value="0.0000224">
                <text:p>0.0000224</text:p>
              </table:table-cell>
              <table:table-cell office:value-type="float" office:value="0.0000224">
                <text:p>0.0000224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.0000028">
                <text:p>0.0000028</text:p>
              </table:table-cell>
              <table:table-cell office:value-type="float" office:value="0.0000345">
                <text:p>0.0000345</text:p>
              </table:table-cell>
              <table:table-cell office:value-type="float" office:value="0.0000359">
                <text:p>0.0000359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.0000042">
                <text:p>0.0000042</text:p>
              </table:table-cell>
              <table:table-cell office:value-type="float" office:value="0.0000476">
                <text:p>0.0000476</text:p>
              </table:table-cell>
              <table:table-cell office:value-type="float" office:value="0.0000485">
                <text:p>0.0000485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0000047">
                <text:p>0.0000047</text:p>
              </table:table-cell>
              <table:table-cell office:value-type="float" office:value="0.0000644">
                <text:p>0.0000644</text:p>
              </table:table-cell>
              <table:table-cell office:value-type="float" office:value="0.0000583">
                <text:p>0.0000583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0.0000056">
                <text:p>0.0000056</text:p>
              </table:table-cell>
              <table:table-cell office:value-type="float" office:value="0.0000746">
                <text:p>0.0000746</text:p>
              </table:table-cell>
              <table:table-cell office:value-type="float" office:value="0.0000742">
                <text:p>0.0000742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0.0000061">
                <text:p>0.0000061</text:p>
              </table:table-cell>
              <table:table-cell office:value-type="float" office:value="0.0000863">
                <text:p>0.0000863</text:p>
              </table:table-cell>
              <table:table-cell office:value-type="float" office:value="0.0000872">
                <text:p>0.0000872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0.0000075">
                <text:p>0.0000075</text:p>
              </table:table-cell>
              <table:table-cell office:value-type="float" office:value="0.0001148">
                <text:p>0.0001148</text:p>
              </table:table-cell>
              <table:table-cell office:value-type="float" office:value="0.0001022">
                <text:p>0.0001022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0.0000089">
                <text:p>0.0000089</text:p>
              </table:table-cell>
              <table:table-cell office:value-type="float" office:value="0.0001134">
                <text:p>0.0001134</text:p>
              </table:table-cell>
              <table:table-cell office:value-type="float" office:value="0.0001525">
                <text:p>0.0001525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0000084">
                <text:p>0.0000084</text:p>
              </table:table-cell>
              <table:table-cell office:value-type="float" office:value="0.0001236">
                <text:p>0.0001236</text:p>
              </table:table-cell>
              <table:table-cell office:value-type="float" office:value="0.0001264">
                <text:p>0.0001264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0.0000107">
                <text:p>0.0000107</text:p>
              </table:table-cell>
              <table:table-cell office:value-type="float" office:value="0.0001381">
                <text:p>0.0001381</text:p>
              </table:table-cell>
              <table:table-cell office:value-type="float" office:value="0.0001414">
                <text:p>0.0001414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0.0000112">
                <text:p>0.0000112</text:p>
              </table:table-cell>
              <table:table-cell office:value-type="float" office:value="0.0001498">
                <text:p>0.0001498</text:p>
              </table:table-cell>
              <table:table-cell office:value-type="float" office:value="0.0001544">
                <text:p>0.0001544</text:p>
              </table:table-cell>
            </table:table-row>
            <table:table-row>
              <table:table-cell office:value-type="float" office:value="1300">
                <text:p>1300</text:p>
              </table:table-cell>
              <table:table-cell office:value-type="float" office:value="0.0000117">
                <text:p>0.0000117</text:p>
              </table:table-cell>
              <table:table-cell office:value-type="float" office:value="0.0001675">
                <text:p>0.0001675</text:p>
              </table:table-cell>
              <table:table-cell office:value-type="float" office:value="0.0001665">
                <text:p>0.0001665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0.0000126">
                <text:p>0.0000126</text:p>
              </table:table-cell>
              <table:table-cell office:value-type="float" office:value="0.0002085">
                <text:p>0.0002085</text:p>
              </table:table-cell>
              <table:table-cell office:value-type="float" office:value="0.0001987">
                <text:p>0.0001987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0.0000135">
                <text:p>0.0000135</text:p>
              </table:table-cell>
              <table:table-cell office:value-type="float" office:value="0.0001931">
                <text:p>0.0001931</text:p>
              </table:table-cell>
              <table:table-cell office:value-type="float" office:value="0.0002104">
                <text:p>0.0002104</text:p>
              </table:table-cell>
            </table:table-row>
            <table:table-row>
              <table:table-cell office:value-type="float" office:value="1600">
                <text:p>1600</text:p>
              </table:table-cell>
              <table:table-cell office:value-type="float" office:value="0.000014">
                <text:p>0.000014</text:p>
              </table:table-cell>
              <table:table-cell office:value-type="float" office:value="0.0002085">
                <text:p>0.0002085</text:p>
              </table:table-cell>
              <table:table-cell office:value-type="float" office:value="0.0002053">
                <text:p>0.0002053</text:p>
              </table:table-cell>
            </table:table-row>
            <table:table-row>
              <table:table-cell office:value-type="float" office:value="1700">
                <text:p>1700</text:p>
              </table:table-cell>
              <table:table-cell office:value-type="float" office:value="0.0000285">
                <text:p>0.0000285</text:p>
              </table:table-cell>
              <table:table-cell office:value-type="float" office:value="0.0002155">
                <text:p>0.0002155</text:p>
              </table:table-cell>
              <table:table-cell office:value-type="float" office:value="0.0002179">
                <text:p>0.0002179</text:p>
              </table:table-cell>
            </table:table-row>
            <table:table-row>
              <table:table-cell office:value-type="float" office:value="1800">
                <text:p>1800</text:p>
              </table:table-cell>
              <table:table-cell office:value-type="float" office:value="0.0000154">
                <text:p>0.0000154</text:p>
              </table:table-cell>
              <table:table-cell office:value-type="float" office:value="0.0002361">
                <text:p>0.0002361</text:p>
              </table:table-cell>
              <table:table-cell office:value-type="float" office:value="0.0002524">
                <text:p>0.0002524</text:p>
              </table:table-cell>
            </table:table-row>
            <table:table-row>
              <table:table-cell office:value-type="float" office:value="1900">
                <text:p>1900</text:p>
              </table:table-cell>
              <table:table-cell office:value-type="float" office:value="0.0000163">
                <text:p>0.0000163</text:p>
              </table:table-cell>
              <table:table-cell office:value-type="float" office:value="0.0002473">
                <text:p>0.0002473</text:p>
              </table:table-cell>
              <table:table-cell office:value-type="float" office:value="0.000237">
                <text:p>0.000237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0.0000168">
                <text:p>0.0000168</text:p>
              </table:table-cell>
              <table:table-cell office:value-type="float" office:value="0.0002515">
                <text:p>0.0002515</text:p>
              </table:table-cell>
              <table:table-cell office:value-type="float" office:value="0.0002501">
                <text:p>0.0002501</text:p>
              </table:table-cell>
            </table:table-row>
            <table:table-row>
              <table:table-cell office:value-type="float" office:value="2100">
                <text:p>2100</text:p>
              </table:table-cell>
              <table:table-cell office:value-type="float" office:value="0.0000215">
                <text:p>0.0000215</text:p>
              </table:table-cell>
              <table:table-cell office:value-type="float" office:value="0.0002794">
                <text:p>0.0002794</text:p>
              </table:table-cell>
              <table:table-cell office:value-type="float" office:value="0.0002617">
                <text:p>0.0002617</text:p>
              </table:table-cell>
            </table:table-row>
            <table:table-row>
              <table:table-cell office:value-type="float" office:value="2200">
                <text:p>2200</text:p>
              </table:table-cell>
              <table:table-cell office:value-type="float" office:value="0.0000219">
                <text:p>0.0000219</text:p>
              </table:table-cell>
              <table:table-cell office:value-type="float" office:value="0.0003186">
                <text:p>0.0003186</text:p>
              </table:table-cell>
              <table:table-cell office:value-type="float" office:value="0.0002878">
                <text:p>0.0002878</text:p>
              </table:table-cell>
            </table:table-row>
            <table:table-row>
              <table:table-cell office:value-type="float" office:value="2300">
                <text:p>2300</text:p>
              </table:table-cell>
              <table:table-cell office:value-type="float" office:value="0.0000205">
                <text:p>0.0000205</text:p>
              </table:table-cell>
              <table:table-cell office:value-type="float" office:value="0.0003009">
                <text:p>0.0003009</text:p>
              </table:table-cell>
              <table:table-cell office:value-type="float" office:value="0.0002976">
                <text:p>0.0002976</text:p>
              </table:table-cell>
            </table:table-row>
            <table:table-row>
              <table:table-cell office:value-type="float" office:value="2400">
                <text:p>2400</text:p>
              </table:table-cell>
              <table:table-cell office:value-type="float" office:value="0.0000243">
                <text:p>0.0000243</text:p>
              </table:table-cell>
              <table:table-cell office:value-type="float" office:value="0.000321">
                <text:p>0.000321</text:p>
              </table:table-cell>
              <table:table-cell office:value-type="float" office:value="0.0003102">
                <text:p>0.0003102</text:p>
              </table:table-cell>
            </table:table-row>
            <table:table-row>
              <table:table-cell office:value-type="float" office:value="2500">
                <text:p>2500</text:p>
              </table:table-cell>
              <table:table-cell office:value-type="float" office:value="0.0000257">
                <text:p>0.0000257</text:p>
              </table:table-cell>
              <table:table-cell office:value-type="float" office:value="0.0003261">
                <text:p>0.0003261</text:p>
              </table:table-cell>
              <table:table-cell office:value-type="float" office:value="0.0003256">
                <text:p>0.0003256</text:p>
              </table:table-cell>
            </table:table-row>
            <table:table-row>
              <table:table-cell office:value-type="float" office:value="2600">
                <text:p>2600</text:p>
              </table:table-cell>
              <table:table-cell office:value-type="float" office:value="0.0000224">
                <text:p>0.0000224</text:p>
              </table:table-cell>
              <table:table-cell office:value-type="float" office:value="0.0003485">
                <text:p>0.0003485</text:p>
              </table:table-cell>
              <table:table-cell office:value-type="float" office:value="0.000362">
                <text:p>0.000362</text:p>
              </table:table-cell>
            </table:table-row>
            <table:table-row>
              <table:table-cell office:value-type="float" office:value="2700">
                <text:p>2700</text:p>
              </table:table-cell>
              <table:table-cell office:value-type="float" office:value="0.0000243">
                <text:p>0.0000243</text:p>
              </table:table-cell>
              <table:table-cell office:value-type="float" office:value="0.0003625">
                <text:p>0.0003625</text:p>
              </table:table-cell>
              <table:table-cell office:value-type="float" office:value="0.0003476">
                <text:p>0.0003476</text:p>
              </table:table-cell>
            </table:table-row>
            <table:table-row>
              <table:table-cell office:value-type="float" office:value="2800">
                <text:p>2800</text:p>
              </table:table-cell>
              <table:table-cell office:value-type="float" office:value="0.0000247">
                <text:p>0.0000247</text:p>
              </table:table-cell>
              <table:table-cell office:value-type="float" office:value="0.0003751">
                <text:p>0.0003751</text:p>
              </table:table-cell>
              <table:table-cell office:value-type="float" office:value="0.0003718">
                <text:p>0.0003718</text:p>
              </table:table-cell>
            </table:table-row>
            <table:table-row>
              <table:table-cell office:value-type="float" office:value="2900">
                <text:p>2900</text:p>
              </table:table-cell>
              <table:table-cell office:value-type="float" office:value="0.0000294">
                <text:p>0.0000294</text:p>
              </table:table-cell>
              <table:table-cell office:value-type="float" office:value="0.0004049">
                <text:p>0.0004049</text:p>
              </table:table-cell>
              <table:table-cell office:value-type="float" office:value="0.0003872">
                <text:p>0.0003872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0.0000252">
                <text:p>0.0000252</text:p>
              </table:table-cell>
              <table:table-cell office:value-type="float" office:value="0.0004189">
                <text:p>0.0004189</text:p>
              </table:table-cell>
              <table:table-cell office:value-type="float" office:value="0.0003947">
                <text:p>0.0003947</text:p>
              </table:table-cell>
            </table:table-row>
            <table:table-row>
              <table:table-cell office:value-type="float" office:value="3100">
                <text:p>3100</text:p>
              </table:table-cell>
              <table:table-cell office:value-type="float" office:value="0.0000322">
                <text:p>0.0000322</text:p>
              </table:table-cell>
              <table:table-cell office:value-type="float" office:value="0.0004483">
                <text:p>0.0004483</text:p>
              </table:table-cell>
              <table:table-cell office:value-type="float" office:value="0.0004325">
                <text:p>0.0004325</text:p>
              </table:table-cell>
            </table:table-row>
            <table:table-row>
              <table:table-cell office:value-type="float" office:value="3200">
                <text:p>3200</text:p>
              </table:table-cell>
              <table:table-cell office:value-type="float" office:value="0.0000271">
                <text:p>0.0000271</text:p>
              </table:table-cell>
              <table:table-cell office:value-type="float" office:value="0.0004432">
                <text:p>0.0004432</text:p>
              </table:table-cell>
              <table:table-cell office:value-type="float" office:value="0.00046">
                <text:p>0.00046</text:p>
              </table:table-cell>
            </table:table-row>
            <table:table-row>
              <table:table-cell office:value-type="float" office:value="3300">
                <text:p>3300</text:p>
              </table:table-cell>
              <table:table-cell office:value-type="float" office:value="0.0000275">
                <text:p>0.0000275</text:p>
              </table:table-cell>
              <table:table-cell office:value-type="float" office:value="0.0004474">
                <text:p>0.0004474</text:p>
              </table:table-cell>
              <table:table-cell office:value-type="float" office:value="0.0004255">
                <text:p>0.0004255</text:p>
              </table:table-cell>
            </table:table-row>
            <table:table-row>
              <table:table-cell office:value-type="float" office:value="3400">
                <text:p>3400</text:p>
              </table:table-cell>
              <table:table-cell office:value-type="float" office:value="0.0000336">
                <text:p>0.0000336</text:p>
              </table:table-cell>
              <table:table-cell office:value-type="float" office:value="0.0004614">
                <text:p>0.0004614</text:p>
              </table:table-cell>
              <table:table-cell office:value-type="float" office:value="0.0004861">
                <text:p>0.0004861</text:p>
              </table:table-cell>
            </table:table-row>
            <table:table-row>
              <table:table-cell office:value-type="float" office:value="3500">
                <text:p>3500</text:p>
              </table:table-cell>
              <table:table-cell office:value-type="float" office:value="0.0000303">
                <text:p>0.0000303</text:p>
              </table:table-cell>
              <table:table-cell office:value-type="float" office:value="0.0004754">
                <text:p>0.0004754</text:p>
              </table:table-cell>
              <table:table-cell office:value-type="float" office:value="0.0004894">
                <text:p>0.0004894</text:p>
              </table:table-cell>
            </table:table-row>
            <table:table-row>
              <table:table-cell office:value-type="float" office:value="3600">
                <text:p>3600</text:p>
              </table:table-cell>
              <table:table-cell office:value-type="float" office:value="0.0000383">
                <text:p>0.0000383</text:p>
              </table:table-cell>
              <table:table-cell office:value-type="float" office:value="0.0005136">
                <text:p>0.0005136</text:p>
              </table:table-cell>
              <table:table-cell office:value-type="float" office:value="0.0004917">
                <text:p>0.0004917</text:p>
              </table:table-cell>
            </table:table-row>
            <table:table-row>
              <table:table-cell office:value-type="float" office:value="3700">
                <text:p>3700</text:p>
              </table:table-cell>
              <table:table-cell office:value-type="float" office:value="0.0000317">
                <text:p>0.0000317</text:p>
              </table:table-cell>
              <table:table-cell office:value-type="float" office:value="0.000494">
                <text:p>0.000494</text:p>
              </table:table-cell>
              <table:table-cell office:value-type="float" office:value="0.0005253">
                <text:p>0.0005253</text:p>
              </table:table-cell>
            </table:table-row>
            <table:table-row>
              <table:table-cell office:value-type="float" office:value="3800">
                <text:p>3800</text:p>
              </table:table-cell>
              <table:table-cell office:value-type="float" office:value="0.0000378">
                <text:p>0.0000378</text:p>
              </table:table-cell>
              <table:table-cell office:value-type="float" office:value="0.0005281">
                <text:p>0.0005281</text:p>
              </table:table-cell>
              <table:table-cell office:value-type="float" office:value="0.0005388">
                <text:p>0.0005388</text:p>
              </table:table-cell>
            </table:table-row>
            <table:table-row>
              <table:table-cell office:value-type="float" office:value="3900">
                <text:p>3900</text:p>
              </table:table-cell>
              <table:table-cell office:value-type="float" office:value="0.0000415">
                <text:p>0.0000415</text:p>
              </table:table-cell>
              <table:table-cell office:value-type="float" office:value="0.0005836">
                <text:p>0.0005836</text:p>
              </table:table-cell>
              <table:table-cell office:value-type="float" office:value="0.0005649">
                <text:p>0.0005649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0.0000653">
                <text:p>0.0000653</text:p>
              </table:table-cell>
              <table:table-cell office:value-type="float" office:value="0.0005733">
                <text:p>0.0005733</text:p>
              </table:table-cell>
              <table:table-cell office:value-type="float" office:value="0.0005645">
                <text:p>0.0005645</text:p>
              </table:table-cell>
            </table:table-row>
            <table:table-row>
              <table:table-cell office:value-type="float" office:value="4100">
                <text:p>4100</text:p>
              </table:table-cell>
              <table:table-cell office:value-type="float" office:value="0.0000658">
                <text:p>0.0000658</text:p>
              </table:table-cell>
              <table:table-cell office:value-type="float" office:value="0.000592">
                <text:p>0.000592</text:p>
              </table:table-cell>
              <table:table-cell office:value-type="float" office:value="0.0007105">
                <text:p>0.0007105</text:p>
              </table:table-cell>
            </table:table-row>
            <table:table-row>
              <table:table-cell office:value-type="float" office:value="4200">
                <text:p>4200</text:p>
              </table:table-cell>
              <table:table-cell office:value-type="float" office:value="0.0000471">
                <text:p>0.0000471</text:p>
              </table:table-cell>
              <table:table-cell office:value-type="float" office:value="0.0006331">
                <text:p>0.0006331</text:p>
              </table:table-cell>
              <table:table-cell office:value-type="float" office:value="0.0005771">
                <text:p>0.0005771</text:p>
              </table:table-cell>
            </table:table-row>
            <table:table-row>
              <table:table-cell office:value-type="float" office:value="4300">
                <text:p>4300</text:p>
              </table:table-cell>
              <table:table-cell office:value-type="float" office:value="0.0000588">
                <text:p>0.0000588</text:p>
              </table:table-cell>
              <table:table-cell office:value-type="float" office:value="0.0006046">
                <text:p>0.0006046</text:p>
              </table:table-cell>
              <table:table-cell office:value-type="float" office:value="0.0005939">
                <text:p>0.0005939</text:p>
              </table:table-cell>
            </table:table-row>
            <table:table-row>
              <table:table-cell office:value-type="float" office:value="4400">
                <text:p>4400</text:p>
              </table:table-cell>
              <table:table-cell office:value-type="float" office:value="0.0000723">
                <text:p>0.0000723</text:p>
              </table:table-cell>
              <table:table-cell office:value-type="float" office:value="0.0006177">
                <text:p>0.0006177</text:p>
              </table:table-cell>
              <table:table-cell office:value-type="float" office:value="0.0006083">
                <text:p>0.0006083</text:p>
              </table:table-cell>
            </table:table-row>
            <table:table-row>
              <table:table-cell office:value-type="float" office:value="4500">
                <text:p>4500</text:p>
              </table:table-cell>
              <table:table-cell office:value-type="float" office:value="0.0000397">
                <text:p>0.0000397</text:p>
              </table:table-cell>
              <table:table-cell office:value-type="float" office:value="0.0006489">
                <text:p>0.0006489</text:p>
              </table:table-cell>
              <table:table-cell office:value-type="float" office:value="0.0006303">
                <text:p>0.0006303</text:p>
              </table:table-cell>
            </table:table-row>
            <table:table-row>
              <table:table-cell office:value-type="float" office:value="4600">
                <text:p>4600</text:p>
              </table:table-cell>
              <table:table-cell office:value-type="float" office:value="0.0000457">
                <text:p>0.0000457</text:p>
              </table:table-cell>
              <table:table-cell office:value-type="float" office:value="0.000675">
                <text:p>0.000675</text:p>
              </table:table-cell>
              <table:table-cell office:value-type="float" office:value="0.000662">
                <text:p>0.000662</text:p>
              </table:table-cell>
            </table:table-row>
            <table:table-row>
              <table:table-cell office:value-type="float" office:value="4700">
                <text:p>4700</text:p>
              </table:table-cell>
              <table:table-cell office:value-type="float" office:value="0.0000439">
                <text:p>0.0000439</text:p>
              </table:table-cell>
              <table:table-cell office:value-type="float" office:value="0.0006778">
                <text:p>0.0006778</text:p>
              </table:table-cell>
              <table:table-cell office:value-type="float" office:value="0.0006718">
                <text:p>0.0006718</text:p>
              </table:table-cell>
            </table:table-row>
            <table:table-row>
              <table:table-cell office:value-type="float" office:value="4800">
                <text:p>4800</text:p>
              </table:table-cell>
              <table:table-cell office:value-type="float" office:value="0.0000401">
                <text:p>0.0000401</text:p>
              </table:table-cell>
              <table:table-cell office:value-type="float" office:value="0.0007054">
                <text:p>0.0007054</text:p>
              </table:table-cell>
              <table:table-cell office:value-type="float" office:value="0.0006722">
                <text:p>0.0006722</text:p>
              </table:table-cell>
            </table:table-row>
            <table:table-row>
              <table:table-cell office:value-type="float" office:value="4900">
                <text:p>4900</text:p>
              </table:table-cell>
              <table:table-cell office:value-type="float" office:value="0.0000448">
                <text:p>0.0000448</text:p>
              </table:table-cell>
              <table:table-cell office:value-type="float" office:value="0.0007184">
                <text:p>0.0007184</text:p>
              </table:table-cell>
              <table:table-cell office:value-type="float" office:value="0.0007119">
                <text:p>0.000711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2.328cm" svg:height="7.84cm" xlink:href=".." xlink:type="simple" chart:class="chart:line" chart:style-name="ch1">
        <chart:title svg:x="9.493cm" svg:y="0.292cm" chart:style-name="ch2">
          <text:p>Constructor time</text:p>
        </chart:title>
        <chart:legend chart:legend-position="end" svg:x="16.592cm" svg:y="3.123cm" style:legend-expansion="high" chart:style-name="ch3"/>
        <chart:plot-area chart:style-name="ch4" table:cell-range-address="Source.A2:Source.D51 Source.B1:Source.D1" chart:data-source-has-labels="both" svg:x="0.896cm" svg:y="1.539cm" svg:width="14.804cm" svg:height="5.725cm">
          <chartooo:coordinate-region svg:x="1.994cm" svg:y="1.738cm" svg:width="13.607cm" svg:height="4.481cm"/>
          <chart:axis chart:dimension="x" chart:name="primary-x" chart:style-name="ch5" chartooo:axis-type="auto">
            <chartooo:date-scale/>
            <chart:categories table:cell-range-address="Source.A2:Source.A5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ource.B2:Source.B51" chart:label-cell-address="Source.B1:Source.B1" chart:class="chart:line">
            <chart:data-point chart:repeated="50"/>
          </chart:series>
          <chart:series chart:style-name="ch8" chart:values-cell-range-address="Source.C2:Source.C51" chart:label-cell-address="Source.C1:Source.C1" chart:class="chart:line">
            <chart:data-point chart:repeated="50"/>
          </chart:series>
          <chart:series chart:style-name="ch9" chart:values-cell-range-address="Source.D2:Source.D51" chart:label-cell-address="Source.D1:Source.D1" chart:class="chart:line">
            <chart:data-point chart:repeated="5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llocate(EnumSet&lt;int&gt;)</text:p>
                <draw:g>
                  <svg:desc>Source.B1:Source.B1</svg:desc>
                </draw:g>
              </table:table-cell>
              <table:table-cell office:value-type="string">
                <text:p>allocate(std::set&lt;int&gt;)</text:p>
                <draw:g>
                  <svg:desc>Source.C1:Source.C1</svg:desc>
                </draw:g>
              </table:table-cell>
              <table:table-cell office:value-type="string">
                <text:p>allocate(std::map&lt;int, bool&gt;)</text:p>
                <draw:g>
                  <svg:desc>Source.D1:Source.D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Source.A2:Source.A51</svg:desc>
                </draw:g>
              </table:table-cell>
              <table:table-cell office:value-type="float" office:value="0.0001642">
                <text:p>0.0001642</text:p>
                <draw:g>
                  <svg:desc>Source.B2:Source.B51</svg:desc>
                </draw:g>
              </table:table-cell>
              <table:table-cell office:value-type="float" office:value="0.0002146">
                <text:p>0.0002146</text:p>
                <draw:g>
                  <svg:desc>Source.C2:Source.C51</svg:desc>
                </draw:g>
              </table:table-cell>
              <table:table-cell office:value-type="float" office:value="0.0002085">
                <text:p>0.0002085</text:p>
                <draw:g>
                  <svg:desc>Source.D2:Source.D51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000327">
                <text:p>0.000327</text:p>
              </table:table-cell>
              <table:table-cell office:value-type="float" office:value="0.0005304">
                <text:p>0.0005304</text:p>
              </table:table-cell>
              <table:table-cell office:value-type="float" office:value="0.0005001">
                <text:p>0.0005001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0004604">
                <text:p>0.0004604</text:p>
              </table:table-cell>
              <table:table-cell office:value-type="float" office:value="0.0009102">
                <text:p>0.0009102</text:p>
              </table:table-cell>
              <table:table-cell office:value-type="float" office:value="0.0008481">
                <text:p>0.0008481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.0005687">
                <text:p>0.0005687</text:p>
              </table:table-cell>
              <table:table-cell office:value-type="float" office:value="0.001317">
                <text:p>0.001317</text:p>
              </table:table-cell>
              <table:table-cell office:value-type="float" office:value="0.0012531">
                <text:p>0.0012531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.0006914">
                <text:p>0.0006914</text:p>
              </table:table-cell>
              <table:table-cell office:value-type="float" office:value="0.0017555">
                <text:p>0.0017555</text:p>
              </table:table-cell>
              <table:table-cell office:value-type="float" office:value="0.0016855">
                <text:p>0.0016855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0008178">
                <text:p>0.0008178</text:p>
              </table:table-cell>
              <table:table-cell office:value-type="float" office:value="0.0022537">
                <text:p>0.0022537</text:p>
              </table:table-cell>
              <table:table-cell office:value-type="float" office:value="0.0021287">
                <text:p>0.0021287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0.000947">
                <text:p>0.000947</text:p>
              </table:table-cell>
              <table:table-cell office:value-type="float" office:value="0.0027841">
                <text:p>0.0027841</text:p>
              </table:table-cell>
              <table:table-cell office:value-type="float" office:value="0.0026563">
                <text:p>0.0026563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0.0010716">
                <text:p>0.0010716</text:p>
              </table:table-cell>
              <table:table-cell office:value-type="float" office:value="0.0033206">
                <text:p>0.0033206</text:p>
              </table:table-cell>
              <table:table-cell office:value-type="float" office:value="0.0031625">
                <text:p>0.0031625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0.0011961">
                <text:p>0.0011961</text:p>
              </table:table-cell>
              <table:table-cell office:value-type="float" office:value="0.0038763">
                <text:p>0.0038763</text:p>
              </table:table-cell>
              <table:table-cell office:value-type="float" office:value="0.003678">
                <text:p>0.003678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0.0013258">
                <text:p>0.0013258</text:p>
              </table:table-cell>
              <table:table-cell office:value-type="float" office:value="0.0044487">
                <text:p>0.0044487</text:p>
              </table:table-cell>
              <table:table-cell office:value-type="float" office:value="0.0042028">
                <text:p>0.0042028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0014471">
                <text:p>0.0014471</text:p>
              </table:table-cell>
              <table:table-cell office:value-type="float" office:value="0.0050136">
                <text:p>0.0050136</text:p>
              </table:table-cell>
              <table:table-cell office:value-type="float" office:value="0.0047202">
                <text:p>0.0047202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0.0015675">
                <text:p>0.0015675</text:p>
              </table:table-cell>
              <table:table-cell office:value-type="float" office:value="0.0055991">
                <text:p>0.0055991</text:p>
              </table:table-cell>
              <table:table-cell office:value-type="float" office:value="0.0052375">
                <text:p>0.0052375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0.001686">
                <text:p>0.001686</text:p>
              </table:table-cell>
              <table:table-cell office:value-type="float" office:value="0.0062149">
                <text:p>0.0062149</text:p>
              </table:table-cell>
              <table:table-cell office:value-type="float" office:value="0.0057666">
                <text:p>0.0057666</text:p>
              </table:table-cell>
            </table:table-row>
            <table:table-row>
              <table:table-cell office:value-type="float" office:value="1300">
                <text:p>1300</text:p>
              </table:table-cell>
              <table:table-cell office:value-type="float" office:value="0.0018269">
                <text:p>0.0018269</text:p>
              </table:table-cell>
              <table:table-cell office:value-type="float" office:value="0.0068115">
                <text:p>0.0068115</text:p>
              </table:table-cell>
              <table:table-cell office:value-type="float" office:value="0.0062998">
                <text:p>0.0062998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0.0019463">
                <text:p>0.0019463</text:p>
              </table:table-cell>
              <table:table-cell office:value-type="float" office:value="0.0074567">
                <text:p>0.0074567</text:p>
              </table:table-cell>
              <table:table-cell office:value-type="float" office:value="0.0068325">
                <text:p>0.0068325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0.0020629">
                <text:p>0.0020629</text:p>
              </table:table-cell>
              <table:table-cell office:value-type="float" office:value="0.0081015">
                <text:p>0.0081015</text:p>
              </table:table-cell>
              <table:table-cell office:value-type="float" office:value="0.0073765">
                <text:p>0.0073765</text:p>
              </table:table-cell>
            </table:table-row>
            <table:table-row>
              <table:table-cell office:value-type="float" office:value="1600">
                <text:p>1600</text:p>
              </table:table-cell>
              <table:table-cell office:value-type="float" office:value="0.0021865">
                <text:p>0.0021865</text:p>
              </table:table-cell>
              <table:table-cell office:value-type="float" office:value="0.0087261">
                <text:p>0.0087261</text:p>
              </table:table-cell>
              <table:table-cell office:value-type="float" office:value="0.0079284">
                <text:p>0.0079284</text:p>
              </table:table-cell>
            </table:table-row>
            <table:table-row>
              <table:table-cell office:value-type="float" office:value="1700">
                <text:p>1700</text:p>
              </table:table-cell>
              <table:table-cell office:value-type="float" office:value="0.002327">
                <text:p>0.002327</text:p>
              </table:table-cell>
              <table:table-cell office:value-type="float" office:value="0.0093951">
                <text:p>0.0093951</text:p>
              </table:table-cell>
              <table:table-cell office:value-type="float" office:value="0.0084737">
                <text:p>0.0084737</text:p>
              </table:table-cell>
            </table:table-row>
            <table:table-row>
              <table:table-cell office:value-type="float" office:value="1800">
                <text:p>1800</text:p>
              </table:table-cell>
              <table:table-cell office:value-type="float" office:value="0.0024627">
                <text:p>0.0024627</text:p>
              </table:table-cell>
              <table:table-cell office:value-type="float" office:value="0.0100552">
                <text:p>0.0100552</text:p>
              </table:table-cell>
              <table:table-cell office:value-type="float" office:value="0.0090205">
                <text:p>0.0090205</text:p>
              </table:table-cell>
            </table:table-row>
            <table:table-row>
              <table:table-cell office:value-type="float" office:value="1900">
                <text:p>1900</text:p>
              </table:table-cell>
              <table:table-cell office:value-type="float" office:value="0.002584">
                <text:p>0.002584</text:p>
              </table:table-cell>
              <table:table-cell office:value-type="float" office:value="0.0107289">
                <text:p>0.0107289</text:p>
              </table:table-cell>
              <table:table-cell office:value-type="float" office:value="0.0095808">
                <text:p>0.0095808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0.002696">
                <text:p>0.002696</text:p>
              </table:table-cell>
              <table:table-cell office:value-type="float" office:value="0.0113997">
                <text:p>0.0113997</text:p>
              </table:table-cell>
              <table:table-cell office:value-type="float" office:value="0.0101131">
                <text:p>0.0101131</text:p>
              </table:table-cell>
            </table:table-row>
            <table:table-row>
              <table:table-cell office:value-type="float" office:value="2100">
                <text:p>2100</text:p>
              </table:table-cell>
              <table:table-cell office:value-type="float" office:value="0.0028103">
                <text:p>0.0028103</text:p>
              </table:table-cell>
              <table:table-cell office:value-type="float" office:value="0.0120421">
                <text:p>0.0120421</text:p>
              </table:table-cell>
              <table:table-cell office:value-type="float" office:value="0.0106523">
                <text:p>0.0106523</text:p>
              </table:table-cell>
            </table:table-row>
            <table:table-row>
              <table:table-cell office:value-type="float" office:value="2200">
                <text:p>2200</text:p>
              </table:table-cell>
              <table:table-cell office:value-type="float" office:value="0.00294">
                <text:p>0.00294</text:p>
              </table:table-cell>
              <table:table-cell office:value-type="float" office:value="0.0127083">
                <text:p>0.0127083</text:p>
              </table:table-cell>
              <table:table-cell office:value-type="float" office:value="0.0112313">
                <text:p>0.0112313</text:p>
              </table:table-cell>
            </table:table-row>
            <table:table-row>
              <table:table-cell office:value-type="float" office:value="2300">
                <text:p>2300</text:p>
              </table:table-cell>
              <table:table-cell office:value-type="float" office:value="0.0030664">
                <text:p>0.0030664</text:p>
              </table:table-cell>
              <table:table-cell office:value-type="float" office:value="0.0133768">
                <text:p>0.0133768</text:p>
              </table:table-cell>
              <table:table-cell office:value-type="float" office:value="0.0117892">
                <text:p>0.0117892</text:p>
              </table:table-cell>
            </table:table-row>
            <table:table-row>
              <table:table-cell office:value-type="float" office:value="2400">
                <text:p>2400</text:p>
              </table:table-cell>
              <table:table-cell office:value-type="float" office:value="0.0032035">
                <text:p>0.0032035</text:p>
              </table:table-cell>
              <table:table-cell office:value-type="float" office:value="0.0140467">
                <text:p>0.0140467</text:p>
              </table:table-cell>
              <table:table-cell office:value-type="float" office:value="0.0123211">
                <text:p>0.0123211</text:p>
              </table:table-cell>
            </table:table-row>
            <table:table-row>
              <table:table-cell office:value-type="float" office:value="2500">
                <text:p>2500</text:p>
              </table:table-cell>
              <table:table-cell office:value-type="float" office:value="0.0033337">
                <text:p>0.0033337</text:p>
              </table:table-cell>
              <table:table-cell office:value-type="float" office:value="0.0147609">
                <text:p>0.0147609</text:p>
              </table:table-cell>
              <table:table-cell office:value-type="float" office:value="0.0128678">
                <text:p>0.0128678</text:p>
              </table:table-cell>
            </table:table-row>
            <table:table-row>
              <table:table-cell office:value-type="float" office:value="2600">
                <text:p>2600</text:p>
              </table:table-cell>
              <table:table-cell office:value-type="float" office:value="0.0034653">
                <text:p>0.0034653</text:p>
              </table:table-cell>
              <table:table-cell office:value-type="float" office:value="0.0154462">
                <text:p>0.0154462</text:p>
              </table:table-cell>
              <table:table-cell office:value-type="float" office:value="0.0134258">
                <text:p>0.0134258</text:p>
              </table:table-cell>
            </table:table-row>
            <table:table-row>
              <table:table-cell office:value-type="float" office:value="2700">
                <text:p>2700</text:p>
              </table:table-cell>
              <table:table-cell office:value-type="float" office:value="0.0036211">
                <text:p>0.0036211</text:p>
              </table:table-cell>
              <table:table-cell office:value-type="float" office:value="0.0161502">
                <text:p>0.0161502</text:p>
              </table:table-cell>
              <table:table-cell office:value-type="float" office:value="0.0139716">
                <text:p>0.0139716</text:p>
              </table:table-cell>
            </table:table-row>
            <table:table-row>
              <table:table-cell office:value-type="float" office:value="2800">
                <text:p>2800</text:p>
              </table:table-cell>
              <table:table-cell office:value-type="float" office:value="0.0037853">
                <text:p>0.0037853</text:p>
              </table:table-cell>
              <table:table-cell office:value-type="float" office:value="0.016836">
                <text:p>0.016836</text:p>
              </table:table-cell>
              <table:table-cell office:value-type="float" office:value="0.0145253">
                <text:p>0.0145253</text:p>
              </table:table-cell>
            </table:table-row>
            <table:table-row>
              <table:table-cell office:value-type="float" office:value="2900">
                <text:p>2900</text:p>
              </table:table-cell>
              <table:table-cell office:value-type="float" office:value="0.003936">
                <text:p>0.003936</text:p>
              </table:table-cell>
              <table:table-cell office:value-type="float" office:value="0.0175563">
                <text:p>0.0175563</text:p>
              </table:table-cell>
              <table:table-cell office:value-type="float" office:value="0.0150725">
                <text:p>0.0150725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0.0041044">
                <text:p>0.0041044</text:p>
              </table:table-cell>
              <table:table-cell office:value-type="float" office:value="0.0182584">
                <text:p>0.0182584</text:p>
              </table:table-cell>
              <table:table-cell office:value-type="float" office:value="0.0156216">
                <text:p>0.0156216</text:p>
              </table:table-cell>
            </table:table-row>
            <table:table-row>
              <table:table-cell office:value-type="float" office:value="3100">
                <text:p>3100</text:p>
              </table:table-cell>
              <table:table-cell office:value-type="float" office:value="0.0042761">
                <text:p>0.0042761</text:p>
              </table:table-cell>
              <table:table-cell office:value-type="float" office:value="0.0189777">
                <text:p>0.0189777</text:p>
              </table:table-cell>
              <table:table-cell office:value-type="float" office:value="0.0161675">
                <text:p>0.0161675</text:p>
              </table:table-cell>
            </table:table-row>
            <table:table-row>
              <table:table-cell office:value-type="float" office:value="3200">
                <text:p>3200</text:p>
              </table:table-cell>
              <table:table-cell office:value-type="float" office:value="0.0044575">
                <text:p>0.0044575</text:p>
              </table:table-cell>
              <table:table-cell office:value-type="float" office:value="0.0197162">
                <text:p>0.0197162</text:p>
              </table:table-cell>
              <table:table-cell office:value-type="float" office:value="0.0166965">
                <text:p>0.0166965</text:p>
              </table:table-cell>
            </table:table-row>
            <table:table-row>
              <table:table-cell office:value-type="float" office:value="3300">
                <text:p>3300</text:p>
              </table:table-cell>
              <table:table-cell office:value-type="float" office:value="0.004646">
                <text:p>0.004646</text:p>
              </table:table-cell>
              <table:table-cell office:value-type="float" office:value="0.0204813">
                <text:p>0.0204813</text:p>
              </table:table-cell>
              <table:table-cell office:value-type="float" office:value="0.0172446">
                <text:p>0.0172446</text:p>
              </table:table-cell>
            </table:table-row>
            <table:table-row>
              <table:table-cell office:value-type="float" office:value="3400">
                <text:p>3400</text:p>
              </table:table-cell>
              <table:table-cell office:value-type="float" office:value="0.0048293">
                <text:p>0.0048293</text:p>
              </table:table-cell>
              <table:table-cell office:value-type="float" office:value="0.0212049">
                <text:p>0.0212049</text:p>
              </table:table-cell>
              <table:table-cell office:value-type="float" office:value="0.0178063">
                <text:p>0.0178063</text:p>
              </table:table-cell>
            </table:table-row>
            <table:table-row>
              <table:table-cell office:value-type="float" office:value="3500">
                <text:p>3500</text:p>
              </table:table-cell>
              <table:table-cell office:value-type="float" office:value="0.005008">
                <text:p>0.005008</text:p>
              </table:table-cell>
              <table:table-cell office:value-type="float" office:value="0.0219606">
                <text:p>0.0219606</text:p>
              </table:table-cell>
              <table:table-cell office:value-type="float" office:value="0.0183783">
                <text:p>0.0183783</text:p>
              </table:table-cell>
            </table:table-row>
            <table:table-row>
              <table:table-cell office:value-type="float" office:value="3600">
                <text:p>3600</text:p>
              </table:table-cell>
              <table:table-cell office:value-type="float" office:value="0.0052268">
                <text:p>0.0052268</text:p>
              </table:table-cell>
              <table:table-cell office:value-type="float" office:value="0.0227196">
                <text:p>0.0227196</text:p>
              </table:table-cell>
              <table:table-cell office:value-type="float" office:value="0.0191461">
                <text:p>0.0191461</text:p>
              </table:table-cell>
            </table:table-row>
            <table:table-row>
              <table:table-cell office:value-type="float" office:value="3700">
                <text:p>3700</text:p>
              </table:table-cell>
              <table:table-cell office:value-type="float" office:value="0.0054353">
                <text:p>0.0054353</text:p>
              </table:table-cell>
              <table:table-cell office:value-type="float" office:value="0.0235108">
                <text:p>0.0235108</text:p>
              </table:table-cell>
              <table:table-cell office:value-type="float" office:value="0.0199061">
                <text:p>0.0199061</text:p>
              </table:table-cell>
            </table:table-row>
            <table:table-row>
              <table:table-cell office:value-type="float" office:value="3800">
                <text:p>3800</text:p>
              </table:table-cell>
              <table:table-cell office:value-type="float" office:value="0.0056331">
                <text:p>0.0056331</text:p>
              </table:table-cell>
              <table:table-cell office:value-type="float" office:value="0.0242694">
                <text:p>0.0242694</text:p>
              </table:table-cell>
              <table:table-cell office:value-type="float" office:value="0.0206581">
                <text:p>0.0206581</text:p>
              </table:table-cell>
            </table:table-row>
            <table:table-row>
              <table:table-cell office:value-type="float" office:value="3900">
                <text:p>3900</text:p>
              </table:table-cell>
              <table:table-cell office:value-type="float" office:value="0.005851">
                <text:p>0.005851</text:p>
              </table:table-cell>
              <table:table-cell office:value-type="float" office:value="0.0250452">
                <text:p>0.0250452</text:p>
              </table:table-cell>
              <table:table-cell office:value-type="float" office:value="0.0214097">
                <text:p>0.0214097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0.0060535">
                <text:p>0.0060535</text:p>
              </table:table-cell>
              <table:table-cell office:value-type="float" office:value="0.0258149">
                <text:p>0.0258149</text:p>
              </table:table-cell>
              <table:table-cell office:value-type="float" office:value="0.0221584">
                <text:p>0.0221584</text:p>
              </table:table-cell>
            </table:table-row>
            <table:table-row>
              <table:table-cell office:value-type="float" office:value="4100">
                <text:p>4100</text:p>
              </table:table-cell>
              <table:table-cell office:value-type="float" office:value="0.0062769">
                <text:p>0.0062769</text:p>
              </table:table-cell>
              <table:table-cell office:value-type="float" office:value="0.0266775">
                <text:p>0.0266775</text:p>
              </table:table-cell>
              <table:table-cell office:value-type="float" office:value="0.0230112">
                <text:p>0.0230112</text:p>
              </table:table-cell>
            </table:table-row>
            <table:table-row>
              <table:table-cell office:value-type="float" office:value="4200">
                <text:p>4200</text:p>
              </table:table-cell>
              <table:table-cell office:value-type="float" office:value="0.0065102">
                <text:p>0.0065102</text:p>
              </table:table-cell>
              <table:table-cell office:value-type="float" office:value="0.027562">
                <text:p>0.027562</text:p>
              </table:table-cell>
              <table:table-cell office:value-type="float" office:value="0.023863">
                <text:p>0.023863</text:p>
              </table:table-cell>
            </table:table-row>
            <table:table-row>
              <table:table-cell office:value-type="float" office:value="4300">
                <text:p>4300</text:p>
              </table:table-cell>
              <table:table-cell office:value-type="float" office:value="0.0067392">
                <text:p>0.0067392</text:p>
              </table:table-cell>
              <table:table-cell office:value-type="float" office:value="0.0284279">
                <text:p>0.0284279</text:p>
              </table:table-cell>
              <table:table-cell office:value-type="float" office:value="0.0247074">
                <text:p>0.0247074</text:p>
              </table:table-cell>
            </table:table-row>
            <table:table-row>
              <table:table-cell office:value-type="float" office:value="4400">
                <text:p>4400</text:p>
              </table:table-cell>
              <table:table-cell office:value-type="float" office:value="0.006986">
                <text:p>0.006986</text:p>
              </table:table-cell>
              <table:table-cell office:value-type="float" office:value="0.0293016">
                <text:p>0.0293016</text:p>
              </table:table-cell>
              <table:table-cell office:value-type="float" office:value="0.025529">
                <text:p>0.025529</text:p>
              </table:table-cell>
            </table:table-row>
            <table:table-row>
              <table:table-cell office:value-type="float" office:value="4500">
                <text:p>4500</text:p>
              </table:table-cell>
              <table:table-cell office:value-type="float" office:value="0.00723">
                <text:p>0.00723</text:p>
              </table:table-cell>
              <table:table-cell office:value-type="float" office:value="0.030168">
                <text:p>0.030168</text:p>
              </table:table-cell>
              <table:table-cell office:value-type="float" office:value="0.0263859">
                <text:p>0.0263859</text:p>
              </table:table-cell>
            </table:table-row>
            <table:table-row>
              <table:table-cell office:value-type="float" office:value="4600">
                <text:p>4600</text:p>
              </table:table-cell>
              <table:table-cell office:value-type="float" office:value="0.0074754">
                <text:p>0.0074754</text:p>
              </table:table-cell>
              <table:table-cell office:value-type="float" office:value="0.0310809">
                <text:p>0.0310809</text:p>
              </table:table-cell>
              <table:table-cell office:value-type="float" office:value="0.0272947">
                <text:p>0.0272947</text:p>
              </table:table-cell>
            </table:table-row>
            <table:table-row>
              <table:table-cell office:value-type="float" office:value="4700">
                <text:p>4700</text:p>
              </table:table-cell>
              <table:table-cell office:value-type="float" office:value="0.0077236">
                <text:p>0.0077236</text:p>
              </table:table-cell>
              <table:table-cell office:value-type="float" office:value="0.0319556">
                <text:p>0.0319556</text:p>
              </table:table-cell>
              <table:table-cell office:value-type="float" office:value="0.0281354">
                <text:p>0.0281354</text:p>
              </table:table-cell>
            </table:table-row>
            <table:table-row>
              <table:table-cell office:value-type="float" office:value="4800">
                <text:p>4800</text:p>
              </table:table-cell>
              <table:table-cell office:value-type="float" office:value="0.0079746">
                <text:p>0.0079746</text:p>
              </table:table-cell>
              <table:table-cell office:value-type="float" office:value="0.0328845">
                <text:p>0.0328845</text:p>
              </table:table-cell>
              <table:table-cell office:value-type="float" office:value="0.0290609">
                <text:p>0.0290609</text:p>
              </table:table-cell>
            </table:table-row>
            <table:table-row>
              <table:table-cell office:value-type="float" office:value="4900">
                <text:p>4900</text:p>
              </table:table-cell>
              <table:table-cell office:value-type="float" office:value="0.0082283">
                <text:p>0.0082283</text:p>
              </table:table-cell>
              <table:table-cell office:value-type="float" office:value="0.0338889">
                <text:p>0.0338889</text:p>
              </table:table-cell>
              <table:table-cell office:value-type="float" office:value="0.0299781">
                <text:p>0.029978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2.244cm" svg:height="8.423cm" xlink:href=".." xlink:type="simple" chart:class="chart:line" chart:style-name="ch1">
        <chart:title svg:x="9.015cm" svg:y="0.304cm" chart:style-name="ch2">
          <text:p>Clearing of collection</text:p>
        </chart:title>
        <chart:legend chart:legend-position="end" svg:x="16.958cm" svg:y="3.414cm" style:legend-expansion="high" chart:style-name="ch3"/>
        <chart:plot-area chart:style-name="ch4" table:cell-range-address="Source.A2:Source.A51 Source.E1:Source.G51" chart:data-source-has-labels="both" svg:x="0.894cm" svg:y="1.587cm" svg:width="15.176cm" svg:height="6.248cm">
          <chartooo:coordinate-region svg:x="2.362cm" svg:y="1.786cm" svg:width="13.609cm" svg:height="5.004cm"/>
          <chart:axis chart:dimension="x" chart:name="primary-x" chart:style-name="ch5" chartooo:axis-type="auto">
            <chartooo:date-scale/>
            <chart:categories table:cell-range-address="Source.A2:Source.A5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ource.E2:Source.E51" chart:label-cell-address="Source.E1:Source.E1" chart:class="chart:line">
            <chart:data-point chart:repeated="50"/>
          </chart:series>
          <chart:series chart:style-name="ch8" chart:values-cell-range-address="Source.F2:Source.F51" chart:label-cell-address="Source.F1:Source.F1" chart:class="chart:line">
            <chart:data-point chart:repeated="50"/>
          </chart:series>
          <chart:series chart:style-name="ch9" chart:values-cell-range-address="Source.G2:Source.G51" chart:label-cell-address="Source.G1:Source.G1" chart:class="chart:line">
            <chart:data-point chart:repeated="5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lear(EnumSet&lt;int&gt;)</text:p>
                <draw:g>
                  <svg:desc>Source.E1:Source.E1</svg:desc>
                </draw:g>
              </table:table-cell>
              <table:table-cell office:value-type="string">
                <text:p>clear(std::set&lt;int&gt;)</text:p>
                <draw:g>
                  <svg:desc>Source.F1:Source.F1</svg:desc>
                </draw:g>
              </table:table-cell>
              <table:table-cell office:value-type="string">
                <text:p>clear(std::map&lt;int, bool&gt;)</text:p>
                <draw:g>
                  <svg:desc>Source.G1:Source.G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Source.A2:Source.A51</svg:desc>
                </draw:g>
              </table:table-cell>
              <table:table-cell office:value-type="float" office:value="0.0000005">
                <text:p>0.0000005</text:p>
                <draw:g>
                  <svg:desc>Source.E2:Source.E51</svg:desc>
                </draw:g>
              </table:table-cell>
              <table:table-cell office:value-type="float" office:value="0">
                <text:p>0</text:p>
                <draw:g>
                  <svg:desc>Source.F2:Source.F51</svg:desc>
                </draw:g>
              </table:table-cell>
              <table:table-cell office:value-type="float" office:value="0.0000005">
                <text:p>0.0000005</text:p>
                <draw:g>
                  <svg:desc>Source.G2:Source.G51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0000005">
                <text:p>0.0000005</text:p>
              </table:table-cell>
              <table:table-cell office:value-type="float" office:value="0.0000028">
                <text:p>0.0000028</text:p>
              </table:table-cell>
              <table:table-cell office:value-type="float" office:value="0.0000028">
                <text:p>0.0000028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0.0000056">
                <text:p>0.0000056</text:p>
              </table:table-cell>
              <table:table-cell office:value-type="float" office:value="0.0000061">
                <text:p>0.0000061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.0000005">
                <text:p>0.0000005</text:p>
              </table:table-cell>
              <table:table-cell office:value-type="float" office:value="0.0000089">
                <text:p>0.0000089</text:p>
              </table:table-cell>
              <table:table-cell office:value-type="float" office:value="0.0000093">
                <text:p>0.0000093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">
                <text:p>0</text:p>
              </table:table-cell>
              <table:table-cell office:value-type="float" office:value="0.0000121">
                <text:p>0.0000121</text:p>
              </table:table-cell>
              <table:table-cell office:value-type="float" office:value="0.0000121">
                <text:p>0.0000121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">
                <text:p>0</text:p>
              </table:table-cell>
              <table:table-cell office:value-type="float" office:value="0.0000163">
                <text:p>0.0000163</text:p>
              </table:table-cell>
              <table:table-cell office:value-type="float" office:value="0.0000149">
                <text:p>0.0000149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0">
                <text:p>0</text:p>
              </table:table-cell>
              <table:table-cell office:value-type="float" office:value="0.0000182">
                <text:p>0.0000182</text:p>
              </table:table-cell>
              <table:table-cell office:value-type="float" office:value="0.0000187">
                <text:p>0.0000187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0">
                <text:p>0</text:p>
              </table:table-cell>
              <table:table-cell office:value-type="float" office:value="0.0000215">
                <text:p>0.0000215</text:p>
              </table:table-cell>
              <table:table-cell office:value-type="float" office:value="0.0000215">
                <text:p>0.0000215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0">
                <text:p>0</text:p>
              </table:table-cell>
              <table:table-cell office:value-type="float" office:value="0.0000257">
                <text:p>0.0000257</text:p>
              </table:table-cell>
              <table:table-cell office:value-type="float" office:value="0.0000238">
                <text:p>0.0000238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0">
                <text:p>0</text:p>
              </table:table-cell>
              <table:table-cell office:value-type="float" office:value="0.0000266">
                <text:p>0.0000266</text:p>
              </table:table-cell>
              <table:table-cell office:value-type="float" office:value="0.0000434">
                <text:p>0.0000434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.0000285">
                <text:p>0.0000285</text:p>
              </table:table-cell>
              <table:table-cell office:value-type="float" office:value="0.0000294">
                <text:p>0.0000294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0">
                <text:p>0</text:p>
              </table:table-cell>
              <table:table-cell office:value-type="float" office:value="0.0000308">
                <text:p>0.0000308</text:p>
              </table:table-cell>
              <table:table-cell office:value-type="float" office:value="0.0000317">
                <text:p>0.0000317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0">
                <text:p>0</text:p>
              </table:table-cell>
              <table:table-cell office:value-type="float" office:value="0.0000331">
                <text:p>0.0000331</text:p>
              </table:table-cell>
              <table:table-cell office:value-type="float" office:value="0.0000345">
                <text:p>0.0000345</text:p>
              </table:table-cell>
            </table:table-row>
            <table:table-row>
              <table:table-cell office:value-type="float" office:value="1300">
                <text:p>1300</text:p>
              </table:table-cell>
              <table:table-cell office:value-type="float" office:value="0">
                <text:p>0</text:p>
              </table:table-cell>
              <table:table-cell office:value-type="float" office:value="0.0000378">
                <text:p>0.0000378</text:p>
              </table:table-cell>
              <table:table-cell office:value-type="float" office:value="0.0000378">
                <text:p>0.0000378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0">
                <text:p>0</text:p>
              </table:table-cell>
              <table:table-cell office:value-type="float" office:value="0.0000387">
                <text:p>0.0000387</text:p>
              </table:table-cell>
              <table:table-cell office:value-type="float" office:value="0.0000406">
                <text:p>0.0000406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0.0000005">
                <text:p>0.0000005</text:p>
              </table:table-cell>
              <table:table-cell office:value-type="float" office:value="0.0000439">
                <text:p>0.0000439</text:p>
              </table:table-cell>
              <table:table-cell office:value-type="float" office:value="0.0000439">
                <text:p>0.0000439</text:p>
              </table:table-cell>
            </table:table-row>
            <table:table-row>
              <table:table-cell office:value-type="float" office:value="1600">
                <text:p>1600</text:p>
              </table:table-cell>
              <table:table-cell office:value-type="float" office:value="0">
                <text:p>0</text:p>
              </table:table-cell>
              <table:table-cell office:value-type="float" office:value="0.0000495">
                <text:p>0.0000495</text:p>
              </table:table-cell>
              <table:table-cell office:value-type="float" office:value="0.0000462">
                <text:p>0.0000462</text:p>
              </table:table-cell>
            </table:table-row>
            <table:table-row>
              <table:table-cell office:value-type="float" office:value="1700">
                <text:p>1700</text:p>
              </table:table-cell>
              <table:table-cell office:value-type="float" office:value="0.0000005">
                <text:p>0.0000005</text:p>
              </table:table-cell>
              <table:table-cell office:value-type="float" office:value="0.0000485">
                <text:p>0.0000485</text:p>
              </table:table-cell>
              <table:table-cell office:value-type="float" office:value="0.0000495">
                <text:p>0.0000495</text:p>
              </table:table-cell>
            </table:table-row>
            <table:table-row>
              <table:table-cell office:value-type="float" office:value="1800">
                <text:p>1800</text:p>
              </table:table-cell>
              <table:table-cell office:value-type="float" office:value="0.0000005">
                <text:p>0.0000005</text:p>
              </table:table-cell>
              <table:table-cell office:value-type="float" office:value="0.0000518">
                <text:p>0.0000518</text:p>
              </table:table-cell>
              <table:table-cell office:value-type="float" office:value="0.0000555">
                <text:p>0.0000555</text:p>
              </table:table-cell>
            </table:table-row>
            <table:table-row>
              <table:table-cell office:value-type="float" office:value="1900">
                <text:p>1900</text:p>
              </table:table-cell>
              <table:table-cell office:value-type="float" office:value="0">
                <text:p>0</text:p>
              </table:table-cell>
              <table:table-cell office:value-type="float" office:value="0.0000546">
                <text:p>0.0000546</text:p>
              </table:table-cell>
              <table:table-cell office:value-type="float" office:value="0.0000518">
                <text:p>0.0000518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0.0000005">
                <text:p>0.0000005</text:p>
              </table:table-cell>
              <table:table-cell office:value-type="float" office:value="0.0000555">
                <text:p>0.0000555</text:p>
              </table:table-cell>
              <table:table-cell office:value-type="float" office:value="0.0000555">
                <text:p>0.0000555</text:p>
              </table:table-cell>
            </table:table-row>
            <table:table-row>
              <table:table-cell office:value-type="float" office:value="2100">
                <text:p>2100</text:p>
              </table:table-cell>
              <table:table-cell office:value-type="float" office:value="0">
                <text:p>0</text:p>
              </table:table-cell>
              <table:table-cell office:value-type="float" office:value="0.0000574">
                <text:p>0.0000574</text:p>
              </table:table-cell>
              <table:table-cell office:value-type="float" office:value="0.0000574">
                <text:p>0.0000574</text:p>
              </table:table-cell>
            </table:table-row>
            <table:table-row>
              <table:table-cell office:value-type="float" office:value="2200">
                <text:p>2200</text:p>
              </table:table-cell>
              <table:table-cell office:value-type="float" office:value="0.0000005">
                <text:p>0.0000005</text:p>
              </table:table-cell>
              <table:table-cell office:value-type="float" office:value="0.0000728">
                <text:p>0.0000728</text:p>
              </table:table-cell>
              <table:table-cell office:value-type="float" office:value="0.0000602">
                <text:p>0.0000602</text:p>
              </table:table-cell>
            </table:table-row>
            <table:table-row>
              <table:table-cell office:value-type="float" office:value="2300">
                <text:p>2300</text:p>
              </table:table-cell>
              <table:table-cell office:value-type="float" office:value="0.0000005">
                <text:p>0.0000005</text:p>
              </table:table-cell>
              <table:table-cell office:value-type="float" office:value="0.0000648">
                <text:p>0.0000648</text:p>
              </table:table-cell>
              <table:table-cell office:value-type="float" office:value="0.000063">
                <text:p>0.000063</text:p>
              </table:table-cell>
            </table:table-row>
            <table:table-row>
              <table:table-cell office:value-type="float" office:value="2400">
                <text:p>2400</text:p>
              </table:table-cell>
              <table:table-cell office:value-type="float" office:value="0.0000005">
                <text:p>0.0000005</text:p>
              </table:table-cell>
              <table:table-cell office:value-type="float" office:value="0.0000676">
                <text:p>0.0000676</text:p>
              </table:table-cell>
              <table:table-cell office:value-type="float" office:value="0.0000672">
                <text:p>0.0000672</text:p>
              </table:table-cell>
            </table:table-row>
            <table:table-row>
              <table:table-cell office:value-type="float" office:value="2500">
                <text:p>2500</text:p>
              </table:table-cell>
              <table:table-cell office:value-type="float" office:value="0.0000005">
                <text:p>0.0000005</text:p>
              </table:table-cell>
              <table:table-cell office:value-type="float" office:value="0.0000686">
                <text:p>0.0000686</text:p>
              </table:table-cell>
              <table:table-cell office:value-type="float" office:value="0.00007">
                <text:p>0.00007</text:p>
              </table:table-cell>
            </table:table-row>
            <table:table-row>
              <table:table-cell office:value-type="float" office:value="2600">
                <text:p>2600</text:p>
              </table:table-cell>
              <table:table-cell office:value-type="float" office:value="0.0000005">
                <text:p>0.0000005</text:p>
              </table:table-cell>
              <table:table-cell office:value-type="float" office:value="0.0000728">
                <text:p>0.0000728</text:p>
              </table:table-cell>
              <table:table-cell office:value-type="float" office:value="0.0000732">
                <text:p>0.0000732</text:p>
              </table:table-cell>
            </table:table-row>
            <table:table-row>
              <table:table-cell office:value-type="float" office:value="2700">
                <text:p>2700</text:p>
              </table:table-cell>
              <table:table-cell office:value-type="float" office:value="0.0000005">
                <text:p>0.0000005</text:p>
              </table:table-cell>
              <table:table-cell office:value-type="float" office:value="0.000076">
                <text:p>0.000076</text:p>
              </table:table-cell>
              <table:table-cell office:value-type="float" office:value="0.0000746">
                <text:p>0.0000746</text:p>
              </table:table-cell>
            </table:table-row>
            <table:table-row>
              <table:table-cell office:value-type="float" office:value="2800">
                <text:p>2800</text:p>
              </table:table-cell>
              <table:table-cell office:value-type="float" office:value="0">
                <text:p>0</text:p>
              </table:table-cell>
              <table:table-cell office:value-type="float" office:value="0.0000788">
                <text:p>0.0000788</text:p>
              </table:table-cell>
              <table:table-cell office:value-type="float" office:value="0.0000793">
                <text:p>0.0000793</text:p>
              </table:table-cell>
            </table:table-row>
            <table:table-row>
              <table:table-cell office:value-type="float" office:value="2900">
                <text:p>2900</text:p>
              </table:table-cell>
              <table:table-cell office:value-type="float" office:value="0">
                <text:p>0</text:p>
              </table:table-cell>
              <table:table-cell office:value-type="float" office:value="0.0000905">
                <text:p>0.0000905</text:p>
              </table:table-cell>
              <table:table-cell office:value-type="float" office:value="0.0000821">
                <text:p>0.0000821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0">
                <text:p>0</text:p>
              </table:table-cell>
              <table:table-cell office:value-type="float" office:value="0.000084">
                <text:p>0.000084</text:p>
              </table:table-cell>
              <table:table-cell office:value-type="float" office:value="0.000084">
                <text:p>0.000084</text:p>
              </table:table-cell>
            </table:table-row>
            <table:table-row>
              <table:table-cell office:value-type="float" office:value="3100">
                <text:p>3100</text:p>
              </table:table-cell>
              <table:table-cell office:value-type="float" office:value="0.0000005">
                <text:p>0.0000005</text:p>
              </table:table-cell>
              <table:table-cell office:value-type="float" office:value="0.0000924">
                <text:p>0.0000924</text:p>
              </table:table-cell>
              <table:table-cell office:value-type="float" office:value="0.0000863">
                <text:p>0.0000863</text:p>
              </table:table-cell>
            </table:table-row>
            <table:table-row>
              <table:table-cell office:value-type="float" office:value="3200">
                <text:p>3200</text:p>
              </table:table-cell>
              <table:table-cell office:value-type="float" office:value="0">
                <text:p>0</text:p>
              </table:table-cell>
              <table:table-cell office:value-type="float" office:value="0.0000891">
                <text:p>0.0000891</text:p>
              </table:table-cell>
              <table:table-cell office:value-type="float" office:value="0.0000952">
                <text:p>0.0000952</text:p>
              </table:table-cell>
            </table:table-row>
            <table:table-row>
              <table:table-cell office:value-type="float" office:value="3300">
                <text:p>3300</text:p>
              </table:table-cell>
              <table:table-cell office:value-type="float" office:value="0">
                <text:p>0</text:p>
              </table:table-cell>
              <table:table-cell office:value-type="float" office:value="0.0001092">
                <text:p>0.0001092</text:p>
              </table:table-cell>
              <table:table-cell office:value-type="float" office:value="0.0000896">
                <text:p>0.0000896</text:p>
              </table:table-cell>
            </table:table-row>
            <table:table-row>
              <table:table-cell office:value-type="float" office:value="3400">
                <text:p>3400</text:p>
              </table:table-cell>
              <table:table-cell office:value-type="float" office:value="0.0000005">
                <text:p>0.0000005</text:p>
              </table:table-cell>
              <table:table-cell office:value-type="float" office:value="0.0000952">
                <text:p>0.0000952</text:p>
              </table:table-cell>
              <table:table-cell office:value-type="float" office:value="0.0000914">
                <text:p>0.0000914</text:p>
              </table:table-cell>
            </table:table-row>
            <table:table-row>
              <table:table-cell office:value-type="float" office:value="3500">
                <text:p>3500</text:p>
              </table:table-cell>
              <table:table-cell office:value-type="float" office:value="0">
                <text:p>0</text:p>
              </table:table-cell>
              <table:table-cell office:value-type="float" office:value="0.0000966">
                <text:p>0.0000966</text:p>
              </table:table-cell>
              <table:table-cell office:value-type="float" office:value="0.0000966">
                <text:p>0.0000966</text:p>
              </table:table-cell>
            </table:table-row>
            <table:table-row>
              <table:table-cell office:value-type="float" office:value="3600">
                <text:p>3600</text:p>
              </table:table-cell>
              <table:table-cell office:value-type="float" office:value="0">
                <text:p>0</text:p>
              </table:table-cell>
              <table:table-cell office:value-type="float" office:value="0.000098">
                <text:p>0.000098</text:p>
              </table:table-cell>
              <table:table-cell office:value-type="float" office:value="0.0001073">
                <text:p>0.0001073</text:p>
              </table:table-cell>
            </table:table-row>
            <table:table-row>
              <table:table-cell office:value-type="float" office:value="3700">
                <text:p>3700</text:p>
              </table:table-cell>
              <table:table-cell office:value-type="float" office:value="0.0000005">
                <text:p>0.0000005</text:p>
              </table:table-cell>
              <table:table-cell office:value-type="float" office:value="0.0001022">
                <text:p>0.0001022</text:p>
              </table:table-cell>
              <table:table-cell office:value-type="float" office:value="0.0001054">
                <text:p>0.0001054</text:p>
              </table:table-cell>
            </table:table-row>
            <table:table-row>
              <table:table-cell office:value-type="float" office:value="3800">
                <text:p>3800</text:p>
              </table:table-cell>
              <table:table-cell office:value-type="float" office:value="0.0000005">
                <text:p>0.0000005</text:p>
              </table:table-cell>
              <table:table-cell office:value-type="float" office:value="0.0001068">
                <text:p>0.0001068</text:p>
              </table:table-cell>
              <table:table-cell office:value-type="float" office:value="0.0001082">
                <text:p>0.0001082</text:p>
              </table:table-cell>
            </table:table-row>
            <table:table-row>
              <table:table-cell office:value-type="float" office:value="3900">
                <text:p>3900</text:p>
              </table:table-cell>
              <table:table-cell office:value-type="float" office:value="0">
                <text:p>0</text:p>
              </table:table-cell>
              <table:table-cell office:value-type="float" office:value="0.0001176">
                <text:p>0.0001176</text:p>
              </table:table-cell>
              <table:table-cell office:value-type="float" office:value="0.0001176">
                <text:p>0.0001176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0.0000005">
                <text:p>0.0000005</text:p>
              </table:table-cell>
              <table:table-cell office:value-type="float" office:value="0.0001134">
                <text:p>0.0001134</text:p>
              </table:table-cell>
              <table:table-cell office:value-type="float" office:value="0.0001129">
                <text:p>0.0001129</text:p>
              </table:table-cell>
            </table:table-row>
            <table:table-row>
              <table:table-cell office:value-type="float" office:value="4100">
                <text:p>4100</text:p>
              </table:table-cell>
              <table:table-cell office:value-type="float" office:value="0.0000005">
                <text:p>0.0000005</text:p>
              </table:table-cell>
              <table:table-cell office:value-type="float" office:value="0.0001148">
                <text:p>0.0001148</text:p>
              </table:table-cell>
              <table:table-cell office:value-type="float" office:value="0.0001152">
                <text:p>0.0001152</text:p>
              </table:table-cell>
            </table:table-row>
            <table:table-row>
              <table:table-cell office:value-type="float" office:value="4200">
                <text:p>4200</text:p>
              </table:table-cell>
              <table:table-cell office:value-type="float" office:value="0">
                <text:p>0</text:p>
              </table:table-cell>
              <table:table-cell office:value-type="float" office:value="0.0001283">
                <text:p>0.0001283</text:p>
              </table:table-cell>
              <table:table-cell office:value-type="float" office:value="0.0001176">
                <text:p>0.0001176</text:p>
              </table:table-cell>
            </table:table-row>
            <table:table-row>
              <table:table-cell office:value-type="float" office:value="4300">
                <text:p>4300</text:p>
              </table:table-cell>
              <table:table-cell office:value-type="float" office:value="0.0000005">
                <text:p>0.0000005</text:p>
              </table:table-cell>
              <table:table-cell office:value-type="float" office:value="0.0001208">
                <text:p>0.0001208</text:p>
              </table:table-cell>
              <table:table-cell office:value-type="float" office:value="0.0001255">
                <text:p>0.0001255</text:p>
              </table:table-cell>
            </table:table-row>
            <table:table-row>
              <table:table-cell office:value-type="float" office:value="4400">
                <text:p>4400</text:p>
              </table:table-cell>
              <table:table-cell office:value-type="float" office:value="0">
                <text:p>0</text:p>
              </table:table-cell>
              <table:table-cell office:value-type="float" office:value="0.0001236">
                <text:p>0.0001236</text:p>
              </table:table-cell>
              <table:table-cell office:value-type="float" office:value="0.0001241">
                <text:p>0.0001241</text:p>
              </table:table-cell>
            </table:table-row>
            <table:table-row>
              <table:table-cell office:value-type="float" office:value="4500">
                <text:p>4500</text:p>
              </table:table-cell>
              <table:table-cell office:value-type="float" office:value="0">
                <text:p>0</text:p>
              </table:table-cell>
              <table:table-cell office:value-type="float" office:value="0.0001353">
                <text:p>0.0001353</text:p>
              </table:table-cell>
              <table:table-cell office:value-type="float" office:value="0.0001446">
                <text:p>0.0001446</text:p>
              </table:table-cell>
            </table:table-row>
            <table:table-row>
              <table:table-cell office:value-type="float" office:value="4600">
                <text:p>4600</text:p>
              </table:table-cell>
              <table:table-cell office:value-type="float" office:value="0">
                <text:p>0</text:p>
              </table:table-cell>
              <table:table-cell office:value-type="float" office:value="0.0001302">
                <text:p>0.0001302</text:p>
              </table:table-cell>
              <table:table-cell office:value-type="float" office:value="0.0001302">
                <text:p>0.0001302</text:p>
              </table:table-cell>
            </table:table-row>
            <table:table-row>
              <table:table-cell office:value-type="float" office:value="4700">
                <text:p>4700</text:p>
              </table:table-cell>
              <table:table-cell office:value-type="float" office:value="0">
                <text:p>0</text:p>
              </table:table-cell>
              <table:table-cell office:value-type="float" office:value="0.000133">
                <text:p>0.000133</text:p>
              </table:table-cell>
              <table:table-cell office:value-type="float" office:value="0.000133">
                <text:p>0.000133</text:p>
              </table:table-cell>
            </table:table-row>
            <table:table-row>
              <table:table-cell office:value-type="float" office:value="4800">
                <text:p>4800</text:p>
              </table:table-cell>
              <table:table-cell office:value-type="float" office:value="0">
                <text:p>0</text:p>
              </table:table-cell>
              <table:table-cell office:value-type="float" office:value="0.0001344">
                <text:p>0.0001344</text:p>
              </table:table-cell>
              <table:table-cell office:value-type="float" office:value="0.0001525">
                <text:p>0.0001525</text:p>
              </table:table-cell>
            </table:table-row>
            <table:table-row>
              <table:table-cell office:value-type="float" office:value="4900">
                <text:p>4900</text:p>
              </table:table-cell>
              <table:table-cell office:value-type="float" office:value="0">
                <text:p>0</text:p>
              </table:table-cell>
              <table:table-cell office:value-type="float" office:value="0.0001372">
                <text:p>0.0001372</text:p>
              </table:table-cell>
              <table:table-cell office:value-type="float" office:value="0.0001372">
                <text:p>0.000137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314004" draw:fill-color="#314004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aecf00" draw:fill-color="#aecf00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2.467cm" svg:height="7.013cm" xlink:href=".." xlink:type="simple" chart:class="chart:line" chart:style-name="ch1">
        <chart:title svg:x="10.144cm" svg:y="0.276cm" chart:style-name="ch2">
          <text:p>Destructor</text:p>
        </chart:title>
        <chart:legend chart:legend-position="end" svg:x="16.677cm" svg:y="2.709cm" style:legend-expansion="high" chart:style-name="ch3"/>
        <chart:plot-area chart:style-name="ch4" table:cell-range-address="Source.A2:Source.A51 Source.H1:Source.J51" chart:data-source-has-labels="both" svg:x="0.899cm" svg:y="1.475cm" svg:width="14.881cm" svg:height="4.978cm">
          <chartooo:coordinate-region svg:x="1.626cm" svg:y="1.674cm" svg:width="14.064cm" svg:height="3.734cm"/>
          <chart:axis chart:dimension="x" chart:name="primary-x" chart:style-name="ch5" chartooo:axis-type="auto">
            <chartooo:date-scale/>
            <chart:categories table:cell-range-address="Source.A2:Source.A5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ource.H2:Source.H51" chart:label-cell-address="Source.H1:Source.H1" chart:class="chart:line">
            <chart:data-point chart:repeated="50"/>
          </chart:series>
          <chart:series chart:style-name="ch8" chart:values-cell-range-address="Source.I2:Source.I51" chart:label-cell-address="Source.I1:Source.I1" chart:class="chart:line">
            <chart:data-point chart:repeated="50"/>
          </chart:series>
          <chart:series chart:style-name="ch9" chart:values-cell-range-address="Source.J2:Source.J51" chart:label-cell-address="Source.J1:Source.J1" chart:class="chart:line">
            <chart:data-point chart:repeated="5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struct(EnumSet&lt;int&gt;)</text:p>
                <draw:g>
                  <svg:desc>Source.H1:Source.H1</svg:desc>
                </draw:g>
              </table:table-cell>
              <table:table-cell office:value-type="string">
                <text:p>destruct(std::set&lt;int&gt;)</text:p>
                <draw:g>
                  <svg:desc>Source.I1:Source.I1</svg:desc>
                </draw:g>
              </table:table-cell>
              <table:table-cell office:value-type="string">
                <text:p>destruct(std::map&lt;int, bool&gt;)</text:p>
                <draw:g>
                  <svg:desc>Source.J1:Source.J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Source.A2:Source.A51</svg:desc>
                </draw:g>
              </table:table-cell>
              <table:table-cell office:value-type="float" office:value="0.0001754">
                <text:p>0.0001754</text:p>
                <draw:g>
                  <svg:desc>Source.H2:Source.H51</svg:desc>
                </draw:g>
              </table:table-cell>
              <table:table-cell office:value-type="float" office:value="0.0002067">
                <text:p>0.0002067</text:p>
                <draw:g>
                  <svg:desc>Source.I2:Source.I51</svg:desc>
                </draw:g>
              </table:table-cell>
              <table:table-cell office:value-type="float" office:value="0.0002062">
                <text:p>0.0002062</text:p>
                <draw:g>
                  <svg:desc>Source.J2:Source.J51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0003741">
                <text:p>0.0003741</text:p>
              </table:table-cell>
              <table:table-cell office:value-type="float" office:value="0.0024907">
                <text:p>0.0024907</text:p>
              </table:table-cell>
              <table:table-cell office:value-type="float" office:value="0.0023559">
                <text:p>0.0023559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0006377">
                <text:p>0.0006377</text:p>
              </table:table-cell>
              <table:table-cell office:value-type="float" office:value="0.0068316">
                <text:p>0.0068316</text:p>
              </table:table-cell>
              <table:table-cell office:value-type="float" office:value="0.0065568">
                <text:p>0.0065568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.0008542">
                <text:p>0.0008542</text:p>
              </table:table-cell>
              <table:table-cell office:value-type="float" office:value="0.0136511">
                <text:p>0.0136511</text:p>
              </table:table-cell>
              <table:table-cell office:value-type="float" office:value="0.0135443">
                <text:p>0.0135443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.0009983">
                <text:p>0.0009983</text:p>
              </table:table-cell>
              <table:table-cell office:value-type="float" office:value="0.0226007">
                <text:p>0.0226007</text:p>
              </table:table-cell>
              <table:table-cell office:value-type="float" office:value="0.0225727">
                <text:p>0.0225727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0012003">
                <text:p>0.0012003</text:p>
              </table:table-cell>
              <table:table-cell office:value-type="float" office:value="0.0337881">
                <text:p>0.0337881</text:p>
              </table:table-cell>
              <table:table-cell office:value-type="float" office:value="0.0339635">
                <text:p>0.0339635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0.0013492">
                <text:p>0.0013492</text:p>
              </table:table-cell>
              <table:table-cell office:value-type="float" office:value="0.0475385">
                <text:p>0.0475385</text:p>
              </table:table-cell>
              <table:table-cell office:value-type="float" office:value="0.047678">
                <text:p>0.047678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0.0015516">
                <text:p>0.0015516</text:p>
              </table:table-cell>
              <table:table-cell office:value-type="float" office:value="0.0633127">
                <text:p>0.0633127</text:p>
              </table:table-cell>
              <table:table-cell office:value-type="float" office:value="0.0634671">
                <text:p>0.0634671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0.0018171">
                <text:p>0.0018171</text:p>
              </table:table-cell>
              <table:table-cell office:value-type="float" office:value="0.0816746">
                <text:p>0.0816746</text:p>
              </table:table-cell>
              <table:table-cell office:value-type="float" office:value="0.0818286">
                <text:p>0.0818286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0.0020755">
                <text:p>0.0020755</text:p>
              </table:table-cell>
              <table:table-cell office:value-type="float" office:value="0.1018952">
                <text:p>0.1018952</text:p>
              </table:table-cell>
              <table:table-cell office:value-type="float" office:value="0.1021564">
                <text:p>0.1021564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002292">
                <text:p>0.002292</text:p>
              </table:table-cell>
              <table:table-cell office:value-type="float" office:value="0.1240946">
                <text:p>0.1240946</text:p>
              </table:table-cell>
              <table:table-cell office:value-type="float" office:value="0.1245173">
                <text:p>0.1245173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0.0025719">
                <text:p>0.0025719</text:p>
              </table:table-cell>
              <table:table-cell office:value-type="float" office:value="0.1488081">
                <text:p>0.1488081</text:p>
              </table:table-cell>
              <table:table-cell office:value-type="float" office:value="0.149074">
                <text:p>0.149074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0.0028051">
                <text:p>0.0028051</text:p>
              </table:table-cell>
              <table:table-cell office:value-type="float" office:value="0.1754539">
                <text:p>0.1754539</text:p>
              </table:table-cell>
              <table:table-cell office:value-type="float" office:value="0.1757231">
                <text:p>0.1757231</text:p>
              </table:table-cell>
            </table:table-row>
            <table:table-row>
              <table:table-cell office:value-type="float" office:value="1300">
                <text:p>1300</text:p>
              </table:table-cell>
              <table:table-cell office:value-type="float" office:value="0.0029563">
                <text:p>0.0029563</text:p>
              </table:table-cell>
              <table:table-cell office:value-type="float" office:value="0.2040254">
                <text:p>0.2040254</text:p>
              </table:table-cell>
              <table:table-cell office:value-type="float" office:value="0.2044556">
                <text:p>0.2044556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0.0031172">
                <text:p>0.0031172</text:p>
              </table:table-cell>
              <table:table-cell office:value-type="float" office:value="0.2350462">
                <text:p>0.2350462</text:p>
              </table:table-cell>
              <table:table-cell office:value-type="float" office:value="0.2353634">
                <text:p>0.2353634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0.0033967">
                <text:p>0.0033967</text:p>
              </table:table-cell>
              <table:table-cell office:value-type="float" office:value="0.2686075">
                <text:p>0.2686075</text:p>
              </table:table-cell>
              <table:table-cell office:value-type="float" office:value="0.2686248">
                <text:p>0.2686248</text:p>
              </table:table-cell>
            </table:table-row>
            <table:table-row>
              <table:table-cell office:value-type="float" office:value="1600">
                <text:p>1600</text:p>
              </table:table-cell>
              <table:table-cell office:value-type="float" office:value="0.0036379">
                <text:p>0.0036379</text:p>
              </table:table-cell>
              <table:table-cell office:value-type="float" office:value="0.3041954">
                <text:p>0.3041954</text:p>
              </table:table-cell>
              <table:table-cell office:value-type="float" office:value="0.3043195">
                <text:p>0.3043195</text:p>
              </table:table-cell>
            </table:table-row>
            <table:table-row>
              <table:table-cell office:value-type="float" office:value="1700">
                <text:p>1700</text:p>
              </table:table-cell>
              <table:table-cell office:value-type="float" office:value="0.0038595">
                <text:p>0.0038595</text:p>
              </table:table-cell>
              <table:table-cell office:value-type="float" office:value="0.3416387">
                <text:p>0.3416387</text:p>
              </table:table-cell>
              <table:table-cell office:value-type="float" office:value="0.3416811">
                <text:p>0.3416811</text:p>
              </table:table-cell>
            </table:table-row>
            <table:table-row>
              <table:table-cell office:value-type="float" office:value="1800">
                <text:p>1800</text:p>
              </table:table-cell>
              <table:table-cell office:value-type="float" office:value="0.0041571">
                <text:p>0.0041571</text:p>
              </table:table-cell>
              <table:table-cell office:value-type="float" office:value="0.3815502">
                <text:p>0.3815502</text:p>
              </table:table-cell>
              <table:table-cell office:value-type="float" office:value="0.3814564">
                <text:p>0.3814564</text:p>
              </table:table-cell>
            </table:table-row>
            <table:table-row>
              <table:table-cell office:value-type="float" office:value="1900">
                <text:p>1900</text:p>
              </table:table-cell>
              <table:table-cell office:value-type="float" office:value="0.0043078">
                <text:p>0.0043078</text:p>
              </table:table-cell>
              <table:table-cell office:value-type="float" office:value="0.4235955">
                <text:p>0.4235955</text:p>
              </table:table-cell>
              <table:table-cell office:value-type="float" office:value="0.4234103">
                <text:p>0.4234103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0.004584">
                <text:p>0.004584</text:p>
              </table:table-cell>
              <table:table-cell office:value-type="float" office:value="0.4675933">
                <text:p>0.4675933</text:p>
              </table:table-cell>
              <table:table-cell office:value-type="float" office:value="0.4673889">
                <text:p>0.4673889</text:p>
              </table:table-cell>
            </table:table-row>
            <table:table-row>
              <table:table-cell office:value-type="float" office:value="2100">
                <text:p>2100</text:p>
              </table:table-cell>
              <table:table-cell office:value-type="float" office:value="0.0048163">
                <text:p>0.0048163</text:p>
              </table:table-cell>
              <table:table-cell office:value-type="float" office:value="0.5134934">
                <text:p>0.5134934</text:p>
              </table:table-cell>
              <table:table-cell office:value-type="float" office:value="0.5135228">
                <text:p>0.5135228</text:p>
              </table:table-cell>
            </table:table-row>
            <table:table-row>
              <table:table-cell office:value-type="float" office:value="2200">
                <text:p>2200</text:p>
              </table:table-cell>
              <table:table-cell office:value-type="float" office:value="0.0050803">
                <text:p>0.0050803</text:p>
              </table:table-cell>
              <table:table-cell office:value-type="float" office:value="0.5620615">
                <text:p>0.5620615</text:p>
              </table:table-cell>
              <table:table-cell office:value-type="float" office:value="0.5622514">
                <text:p>0.5622514</text:p>
              </table:table-cell>
            </table:table-row>
            <table:table-row>
              <table:table-cell office:value-type="float" office:value="2300">
                <text:p>2300</text:p>
              </table:table-cell>
              <table:table-cell office:value-type="float" office:value="0.0053126">
                <text:p>0.0053126</text:p>
              </table:table-cell>
              <table:table-cell office:value-type="float" office:value="0.6130135">
                <text:p>0.6130135</text:p>
              </table:table-cell>
              <table:table-cell office:value-type="float" office:value="0.6130112">
                <text:p>0.6130112</text:p>
              </table:table-cell>
            </table:table-row>
            <table:table-row>
              <table:table-cell office:value-type="float" office:value="2400">
                <text:p>2400</text:p>
              </table:table-cell>
              <table:table-cell office:value-type="float" office:value="0.0055748">
                <text:p>0.0055748</text:p>
              </table:table-cell>
              <table:table-cell office:value-type="float" office:value="0.6660579">
                <text:p>0.6660579</text:p>
              </table:table-cell>
              <table:table-cell office:value-type="float" office:value="0.6660691">
                <text:p>0.6660691</text:p>
              </table:table-cell>
            </table:table-row>
            <table:table-row>
              <table:table-cell office:value-type="float" office:value="2500">
                <text:p>2500</text:p>
              </table:table-cell>
              <table:table-cell office:value-type="float" office:value="0.0058627">
                <text:p>0.0058627</text:p>
              </table:table-cell>
              <table:table-cell office:value-type="float" office:value="0.7217818">
                <text:p>0.7217818</text:p>
              </table:table-cell>
              <table:table-cell office:value-type="float" office:value="0.7219852">
                <text:p>0.7219852</text:p>
              </table:table-cell>
            </table:table-row>
            <table:table-row>
              <table:table-cell office:value-type="float" office:value="2600">
                <text:p>2600</text:p>
              </table:table-cell>
              <table:table-cell office:value-type="float" office:value="0.006095">
                <text:p>0.006095</text:p>
              </table:table-cell>
              <table:table-cell office:value-type="float" office:value="0.7793261">
                <text:p>0.7793261</text:p>
              </table:table-cell>
              <table:table-cell office:value-type="float" office:value="0.7794278">
                <text:p>0.7794278</text:p>
              </table:table-cell>
            </table:table-row>
            <table:table-row>
              <table:table-cell office:value-type="float" office:value="2700">
                <text:p>2700</text:p>
              </table:table-cell>
              <table:table-cell office:value-type="float" office:value="0.0064192">
                <text:p>0.0064192</text:p>
              </table:table-cell>
              <table:table-cell office:value-type="float" office:value="0.8393803">
                <text:p>0.8393803</text:p>
              </table:table-cell>
              <table:table-cell office:value-type="float" office:value="0.8391787">
                <text:p>0.8391787</text:p>
              </table:table-cell>
            </table:table-row>
            <table:table-row>
              <table:table-cell office:value-type="float" office:value="2800">
                <text:p>2800</text:p>
              </table:table-cell>
              <table:table-cell office:value-type="float" office:value="0.0066464">
                <text:p>0.0066464</text:p>
              </table:table-cell>
              <table:table-cell office:value-type="float" office:value="0.9012351">
                <text:p>0.9012351</text:p>
              </table:table-cell>
              <table:table-cell office:value-type="float" office:value="0.9012846">
                <text:p>0.9012846</text:p>
              </table:table-cell>
            </table:table-row>
            <table:table-row>
              <table:table-cell office:value-type="float" office:value="2900">
                <text:p>2900</text:p>
              </table:table-cell>
              <table:table-cell office:value-type="float" office:value="0.0069342">
                <text:p>0.0069342</text:p>
              </table:table-cell>
              <table:table-cell office:value-type="float" office:value="0.9654748">
                <text:p>0.9654748</text:p>
              </table:table-cell>
              <table:table-cell office:value-type="float" office:value="0.9652919">
                <text:p>0.9652919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0.0071815">
                <text:p>0.0071815</text:p>
              </table:table-cell>
              <table:table-cell office:value-type="float" office:value="1.0316435">
                <text:p>1.0316435</text:p>
              </table:table-cell>
              <table:table-cell office:value-type="float" office:value="1.0313188">
                <text:p>1.0313188</text:p>
              </table:table-cell>
            </table:table-row>
            <table:table-row>
              <table:table-cell office:value-type="float" office:value="3100">
                <text:p>3100</text:p>
              </table:table-cell>
              <table:table-cell office:value-type="float" office:value="0.0074885">
                <text:p>0.0074885</text:p>
              </table:table-cell>
              <table:table-cell office:value-type="float" office:value="1.0992318">
                <text:p>1.0992318</text:p>
              </table:table-cell>
              <table:table-cell office:value-type="float" office:value="1.0987112">
                <text:p>1.0987112</text:p>
              </table:table-cell>
            </table:table-row>
            <table:table-row>
              <table:table-cell office:value-type="float" office:value="3200">
                <text:p>3200</text:p>
              </table:table-cell>
              <table:table-cell office:value-type="float" office:value="0.0076615">
                <text:p>0.0076615</text:p>
              </table:table-cell>
              <table:table-cell office:value-type="float" office:value="1.1692539">
                <text:p>1.1692539</text:p>
              </table:table-cell>
              <table:table-cell office:value-type="float" office:value="1.168347">
                <text:p>1.168347</text:p>
              </table:table-cell>
            </table:table-row>
            <table:table-row>
              <table:table-cell office:value-type="float" office:value="3300">
                <text:p>3300</text:p>
              </table:table-cell>
              <table:table-cell office:value-type="float" office:value="0.0079018">
                <text:p>0.0079018</text:p>
              </table:table-cell>
              <table:table-cell office:value-type="float" office:value="1.2417626">
                <text:p>1.2417626</text:p>
              </table:table-cell>
              <table:table-cell office:value-type="float" office:value="1.2406145">
                <text:p>1.2406145</text:p>
              </table:table-cell>
            </table:table-row>
            <table:table-row>
              <table:table-cell office:value-type="float" office:value="3400">
                <text:p>3400</text:p>
              </table:table-cell>
              <table:table-cell office:value-type="float" office:value="0.0081957">
                <text:p>0.0081957</text:p>
              </table:table-cell>
              <table:table-cell office:value-type="float" office:value="1.3161848">
                <text:p>1.3161848</text:p>
              </table:table-cell>
              <table:table-cell office:value-type="float" office:value="1.3148305">
                <text:p>1.3148305</text:p>
              </table:table-cell>
            </table:table-row>
            <table:table-row>
              <table:table-cell office:value-type="float" office:value="3500">
                <text:p>3500</text:p>
              </table:table-cell>
              <table:table-cell office:value-type="float" office:value="0.0084247">
                <text:p>0.0084247</text:p>
              </table:table-cell>
              <table:table-cell office:value-type="float" office:value="1.3927465">
                <text:p>1.3927465</text:p>
              </table:table-cell>
              <table:table-cell office:value-type="float" office:value="1.391681">
                <text:p>1.391681</text:p>
              </table:table-cell>
            </table:table-row>
            <table:table-row>
              <table:table-cell office:value-type="float" office:value="3600">
                <text:p>3600</text:p>
              </table:table-cell>
              <table:table-cell office:value-type="float" office:value="0.0087098">
                <text:p>0.0087098</text:p>
              </table:table-cell>
              <table:table-cell office:value-type="float" office:value="1.4718922">
                <text:p>1.4718922</text:p>
              </table:table-cell>
              <table:table-cell office:value-type="float" office:value="1.4715997">
                <text:p>1.4715997</text:p>
              </table:table-cell>
            </table:table-row>
            <table:table-row>
              <table:table-cell office:value-type="float" office:value="3700">
                <text:p>3700</text:p>
              </table:table-cell>
              <table:table-cell office:value-type="float" office:value="0.0089622">
                <text:p>0.0089622</text:p>
              </table:table-cell>
              <table:table-cell office:value-type="float" office:value="1.5539456">
                <text:p>1.5539456</text:p>
              </table:table-cell>
              <table:table-cell office:value-type="float" office:value="1.5541318">
                <text:p>1.5541318</text:p>
              </table:table-cell>
            </table:table-row>
            <table:table-row>
              <table:table-cell office:value-type="float" office:value="3800">
                <text:p>3800</text:p>
              </table:table-cell>
              <table:table-cell office:value-type="float" office:value="0.0092635">
                <text:p>0.0092635</text:p>
              </table:table-cell>
              <table:table-cell office:value-type="float" office:value="1.6382015">
                <text:p>1.6382015</text:p>
              </table:table-cell>
              <table:table-cell office:value-type="float" office:value="1.638278">
                <text:p>1.638278</text:p>
              </table:table-cell>
            </table:table-row>
            <table:table-row>
              <table:table-cell office:value-type="float" office:value="3900">
                <text:p>3900</text:p>
              </table:table-cell>
              <table:table-cell office:value-type="float" office:value="0.0094478">
                <text:p>0.0094478</text:p>
              </table:table-cell>
              <table:table-cell office:value-type="float" office:value="1.7245678">
                <text:p>1.7245678</text:p>
              </table:table-cell>
              <table:table-cell office:value-type="float" office:value="1.7247782">
                <text:p>1.7247782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0.0098005">
                <text:p>0.0098005</text:p>
              </table:table-cell>
              <table:table-cell office:value-type="float" office:value="1.8126827">
                <text:p>1.8126827</text:p>
              </table:table-cell>
              <table:table-cell office:value-type="float" office:value="1.8133139">
                <text:p>1.8133139</text:p>
              </table:table-cell>
            </table:table-row>
            <table:table-row>
              <table:table-cell office:value-type="float" office:value="4100">
                <text:p>4100</text:p>
              </table:table-cell>
              <table:table-cell office:value-type="float" office:value="0.0101317">
                <text:p>0.0101317</text:p>
              </table:table-cell>
              <table:table-cell office:value-type="float" office:value="1.9034217">
                <text:p>1.9034217</text:p>
              </table:table-cell>
              <table:table-cell office:value-type="float" office:value="1.9042745">
                <text:p>1.9042745</text:p>
              </table:table-cell>
            </table:table-row>
            <table:table-row>
              <table:table-cell office:value-type="float" office:value="4200">
                <text:p>4200</text:p>
              </table:table-cell>
              <table:table-cell office:value-type="float" office:value="0.0103934">
                <text:p>0.0103934</text:p>
              </table:table-cell>
              <table:table-cell office:value-type="float" office:value="1.9971543">
                <text:p>1.9971543</text:p>
              </table:table-cell>
              <table:table-cell office:value-type="float" office:value="1.9971524">
                <text:p>1.9971524</text:p>
              </table:table-cell>
            </table:table-row>
            <table:table-row>
              <table:table-cell office:value-type="float" office:value="4300">
                <text:p>4300</text:p>
              </table:table-cell>
              <table:table-cell office:value-type="float" office:value="0.0107191">
                <text:p>0.0107191</text:p>
              </table:table-cell>
              <table:table-cell office:value-type="float" office:value="2.0921852">
                <text:p>2.0921852</text:p>
              </table:table-cell>
              <table:table-cell office:value-type="float" office:value="2.0923671">
                <text:p>2.0923671</text:p>
              </table:table-cell>
            </table:table-row>
            <table:table-row>
              <table:table-cell office:value-type="float" office:value="4400">
                <text:p>4400</text:p>
              </table:table-cell>
              <table:table-cell office:value-type="float" office:value="0.0109178">
                <text:p>0.0109178</text:p>
              </table:table-cell>
              <table:table-cell office:value-type="float" office:value="2.1894572">
                <text:p>2.1894572</text:p>
              </table:table-cell>
              <table:table-cell office:value-type="float" office:value="2.1898938">
                <text:p>2.1898938</text:p>
              </table:table-cell>
            </table:table-row>
            <table:table-row>
              <table:table-cell office:value-type="float" office:value="4500">
                <text:p>4500</text:p>
              </table:table-cell>
              <table:table-cell office:value-type="float" office:value="0.01127">
                <text:p>0.01127</text:p>
              </table:table-cell>
              <table:table-cell office:value-type="float" office:value="2.2890534">
                <text:p>2.2890534</text:p>
              </table:table-cell>
              <table:table-cell office:value-type="float" office:value="2.2898628">
                <text:p>2.2898628</text:p>
              </table:table-cell>
            </table:table-row>
            <table:table-row>
              <table:table-cell office:value-type="float" office:value="4600">
                <text:p>4600</text:p>
              </table:table-cell>
              <table:table-cell office:value-type="float" office:value="0.0115695">
                <text:p>0.0115695</text:p>
              </table:table-cell>
              <table:table-cell office:value-type="float" office:value="2.3915186">
                <text:p>2.3915186</text:p>
              </table:table-cell>
              <table:table-cell office:value-type="float" office:value="2.3925533">
                <text:p>2.3925533</text:p>
              </table:table-cell>
            </table:table-row>
            <table:table-row>
              <table:table-cell office:value-type="float" office:value="4700">
                <text:p>4700</text:p>
              </table:table-cell>
              <table:table-cell office:value-type="float" office:value="0.0119073">
                <text:p>0.0119073</text:p>
              </table:table-cell>
              <table:table-cell office:value-type="float" office:value="2.4957809">
                <text:p>2.4957809</text:p>
              </table:table-cell>
              <table:table-cell office:value-type="float" office:value="2.4973222">
                <text:p>2.4973222</text:p>
              </table:table-cell>
            </table:table-row>
            <table:table-row>
              <table:table-cell office:value-type="float" office:value="4800">
                <text:p>4800</text:p>
              </table:table-cell>
              <table:table-cell office:value-type="float" office:value="0.0121083">
                <text:p>0.0121083</text:p>
              </table:table-cell>
              <table:table-cell office:value-type="float" office:value="2.602601">
                <text:p>2.602601</text:p>
              </table:table-cell>
              <table:table-cell office:value-type="float" office:value="2.6035998">
                <text:p>2.6035998</text:p>
              </table:table-cell>
            </table:table-row>
            <table:table-row>
              <table:table-cell office:value-type="float" office:value="4900">
                <text:p>4900</text:p>
              </table:table-cell>
              <table:table-cell office:value-type="float" office:value="0.0123677">
                <text:p>0.0123677</text:p>
              </table:table-cell>
              <table:table-cell office:value-type="float" office:value="2.712147">
                <text:p>2.712147</text:p>
              </table:table-cell>
              <table:table-cell office:value-type="float" office:value="2.7129727">
                <text:p>2.7129727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